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Table32" style:family="table">
      <style:table-properties style:width="5.2083in" fo:margin-left="0.2917in" table:align="left"/>
    </style:style>
    <style:style style:name="Table32.A" style:family="table-column">
      <style:table-column-properties style:column-width="0.5875in"/>
    </style:style>
    <style:style style:name="Table32.B" style:family="table-column">
      <style:table-column-properties style:column-width="0.625in"/>
    </style:style>
    <style:style style:name="Table32.D" style:family="table-column">
      <style:table-column-properties style:column-width="0.5583in"/>
    </style:style>
    <style:style style:name="Table32.E" style:family="table-column">
      <style:table-column-properties style:column-width="0.6472in"/>
    </style:style>
    <style:style style:name="Table32.F" style:family="table-column">
      <style:table-column-properties style:column-width="1.2799in"/>
    </style:style>
    <style:style style:name="Table32.G" style:family="table-column">
      <style:table-column-properties style:column-width="0.8854in"/>
    </style:style>
    <style:style style:name="Table32.A1" style:family="table-cell">
      <style:table-cell-properties style:vertical-align="middle" fo:background-color="#ff4000" fo:padding="0.0194in" fo:border="none">
        <style:background-image/>
      </style:table-cell-properties>
    </style:style>
    <style:style style:name="Table32.A2" style:family="table-cell">
      <style:table-cell-properties style:vertical-align="middle" fo:padding="0.0194in" fo:border="none"/>
    </style:style>
    <style:style style:name="Table32.B2" style:family="table-cell">
      <style:table-cell-properties style:vertical-align="middle" fo:padding="0.0194in" fo:border="none"/>
    </style:style>
    <style:style style:name="Table32.C2" style:family="table-cell">
      <style:table-cell-properties style:vertical-align="middle" fo:padding="0.0194in" fo:border="none"/>
    </style:style>
    <style:style style:name="Table32.D2" style:family="table-cell">
      <style:table-cell-properties style:vertical-align="middle" fo:padding="0.0194in" fo:border="none"/>
    </style:style>
    <style:style style:name="Table32.E2" style:family="table-cell">
      <style:table-cell-properties style:vertical-align="middle" fo:padding="0.0194in" fo:border="none"/>
    </style:style>
    <style:style style:name="Table32.F2" style:family="table-cell">
      <style:table-cell-properties style:vertical-align="middle" fo:padding="0.0194in" fo:border="none"/>
    </style:style>
    <style:style style:name="Table32.G2" style:family="table-cell">
      <style:table-cell-properties style:vertical-align="middle" fo:padding="0.0194in" fo:border="none"/>
    </style:style>
    <style:style style:name="Table32.A3" style:family="table-cell">
      <style:table-cell-properties style:vertical-align="middle" fo:padding="0.0194in" fo:border="none"/>
    </style:style>
    <style:style style:name="Table32.B3" style:family="table-cell">
      <style:table-cell-properties style:vertical-align="middle" fo:padding="0.0194in" fo:border="none"/>
    </style:style>
    <style:style style:name="Table32.C3" style:family="table-cell">
      <style:table-cell-properties style:vertical-align="middle" fo:padding="0.0194in" fo:border="none"/>
    </style:style>
    <style:style style:name="Table32.D3" style:family="table-cell">
      <style:table-cell-properties style:vertical-align="middle" fo:padding="0.0194in" fo:border="none"/>
    </style:style>
    <style:style style:name="Table32.E3" style:family="table-cell">
      <style:table-cell-properties style:vertical-align="middle" fo:padding="0.0194in" fo:border="none"/>
    </style:style>
    <style:style style:name="Table32.F3" style:family="table-cell">
      <style:table-cell-properties style:vertical-align="middle" fo:padding="0.0194in" fo:border="none"/>
    </style:style>
    <style:style style:name="Table32.G3" style:family="table-cell">
      <style:table-cell-properties style:vertical-align="middle" fo:padding="0.0194in" fo:border="none"/>
    </style:style>
    <style:style style:name="Table33" style:family="table">
      <style:table-properties style:width="6.5847in" fo:margin-left="0.2986in" table:align="left"/>
    </style:style>
    <style:style style:name="Table33.A" style:family="table-column">
      <style:table-column-properties style:column-width="1.0417in"/>
    </style:style>
    <style:style style:name="Table33.B" style:family="table-column">
      <style:table-column-properties style:column-width="4.3306in"/>
    </style:style>
    <style:style style:name="Table33.C" style:family="table-column">
      <style:table-column-properties style:column-width="1.2125in"/>
    </style:style>
    <style:style style:name="Table33.A1" style:family="table-cell">
      <style:table-cell-properties style:vertical-align="middle" fo:background-color="#ff4000" fo:padding="0.0194in" fo:border="none">
        <style:background-image/>
      </style:table-cell-properties>
    </style:style>
    <style:style style:name="Table33.A2" style:family="table-cell">
      <style:table-cell-properties style:vertical-align="middle" fo:padding="0.0194in" fo:border="none"/>
    </style:style>
    <style:style style:name="Table33.B2" style:family="table-cell">
      <style:table-cell-properties style:vertical-align="middle" fo:padding="0.0194in" fo:border="none"/>
    </style:style>
    <style:style style:name="Table33.C2" style:family="table-cell">
      <style:table-cell-properties style:vertical-align="middle" fo:padding="0.0194in" fo:border="none"/>
    </style:style>
    <style:style style:name="Table33.A3" style:family="table-cell">
      <style:table-cell-properties style:vertical-align="middle" fo:padding="0.0194in" fo:border="none"/>
    </style:style>
    <style:style style:name="Table33.B3" style:family="table-cell">
      <style:table-cell-properties style:vertical-align="middle" fo:padding="0.0194in" fo:border="none"/>
    </style:style>
    <style:style style:name="Table33.C3" style:family="table-cell">
      <style:table-cell-properties style:vertical-align="middle" fo:padding="0.0194in" fo:border="none"/>
    </style:style>
    <style:style style:name="Table33.A4" style:family="table-cell">
      <style:table-cell-properties style:vertical-align="middle" fo:padding="0.0194in" fo:border="none"/>
    </style:style>
    <style:style style:name="Table33.B4" style:family="table-cell">
      <style:table-cell-properties style:vertical-align="middle" fo:padding="0.0194in" fo:border="none"/>
    </style:style>
    <style:style style:name="Table33.C4" style:family="table-cell">
      <style:table-cell-properties style:vertical-align="middle" fo:padding="0.0194in" fo:border="none"/>
    </style:style>
    <style:style style:name="Table33.A5" style:family="table-cell">
      <style:table-cell-properties style:vertical-align="middle" fo:padding="0.0194in" fo:border="none"/>
    </style:style>
    <style:style style:name="Table33.B5" style:family="table-cell">
      <style:table-cell-properties style:vertical-align="middle" fo:padding="0.0194in" fo:border="none"/>
    </style:style>
    <style:style style:name="Table33.C5" style:family="table-cell">
      <style:table-cell-properties style:vertical-align="middle" fo:padding="0.0194in" fo:border="none"/>
    </style:style>
    <style:style style:name="Table33.A6" style:family="table-cell">
      <style:table-cell-properties style:vertical-align="middle" fo:padding="0.0194in" fo:border="none"/>
    </style:style>
    <style:style style:name="Table33.B6" style:family="table-cell">
      <style:table-cell-properties style:vertical-align="middle" fo:padding="0.0194in" fo:border="none"/>
    </style:style>
    <style:style style:name="Table33.C6" style:family="table-cell">
      <style:table-cell-properties style:vertical-align="middle" fo:padding="0.0194in" fo:border="none"/>
    </style:style>
    <style:style style:name="Table33.A7" style:family="table-cell">
      <style:table-cell-properties style:vertical-align="middle" fo:padding="0.0194in" fo:border="none"/>
    </style:style>
    <style:style style:name="Table33.B7" style:family="table-cell">
      <style:table-cell-properties style:vertical-align="middle" fo:padding="0.0194in" fo:border="none"/>
    </style:style>
    <style:style style:name="Table33.C7"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officeooo:paragraph-rsid="00563686" style:font-size-asian="12.25pt" style:font-size-complex="14pt"/>
    </style:style>
    <style:style style:name="P56" style:family="paragraph" style:parent-style-name="Standard">
      <style:text-properties style:font-name="Arial1" fo:font-size="14pt" officeooo:paragraph-rsid="005772d2" style:font-size-asian="12.25pt" style:font-size-complex="14pt"/>
    </style:style>
    <style:style style:name="P57" style:family="paragraph" style:parent-style-name="Standard">
      <style:text-properties style:font-name="Arial1" fo:font-size="14pt" officeooo:paragraph-rsid="0057f319" style:font-size-asian="12.25pt" style:font-size-complex="14pt"/>
    </style:style>
    <style:style style:name="P58" style:family="paragraph" style:parent-style-name="Standard">
      <style:text-properties style:font-name="Arial1" fo:font-size="14pt" officeooo:paragraph-rsid="005aa1a3" style:font-size-asian="12.25pt" style:font-size-complex="14pt"/>
    </style:style>
    <style:style style:name="P59" style:family="paragraph" style:parent-style-name="Standard">
      <style:text-properties style:font-name="Arial1" fo:font-size="14pt" officeooo:paragraph-rsid="005b0f34" style:font-size-asian="12.25pt" style:font-size-complex="14pt"/>
    </style:style>
    <style:style style:name="P60" style:family="paragraph" style:parent-style-name="Standard">
      <style:text-properties style:font-name="Arial1" fo:font-size="14pt" officeooo:paragraph-rsid="005bf398" style:font-size-asian="12.25pt" style:font-size-complex="14pt"/>
    </style:style>
    <style:style style:name="P61"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62"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63"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64"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6"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7"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9"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70"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71"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72"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73"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74"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75"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6"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8"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9" style:family="paragraph" style:parent-style-name="Standard">
      <style:text-properties officeooo:paragraph-rsid="001d8d07"/>
    </style:style>
    <style:style style:name="P80" style:family="paragraph" style:parent-style-name="Standard">
      <style:text-properties officeooo:paragraph-rsid="001ff58a"/>
    </style:style>
    <style:style style:name="P81" style:family="paragraph" style:parent-style-name="Standard">
      <style:text-properties officeooo:paragraph-rsid="0022e01b"/>
    </style:style>
    <style:style style:name="P82" style:family="paragraph" style:parent-style-name="Standard">
      <style:text-properties officeooo:paragraph-rsid="0025f71f"/>
    </style:style>
    <style:style style:name="P83" style:family="paragraph" style:parent-style-name="Standard">
      <style:text-properties officeooo:paragraph-rsid="003924ff"/>
    </style:style>
    <style:style style:name="P84" style:family="paragraph" style:parent-style-name="Standard">
      <style:text-properties officeooo:paragraph-rsid="00398160"/>
    </style:style>
    <style:style style:name="P85" style:family="paragraph" style:parent-style-name="Standard">
      <style:text-properties officeooo:paragraph-rsid="003ea40d"/>
    </style:style>
    <style:style style:name="P86" style:family="paragraph" style:parent-style-name="Standard">
      <style:text-properties officeooo:paragraph-rsid="003f155b"/>
    </style:style>
    <style:style style:name="P87" style:family="paragraph" style:parent-style-name="Standard">
      <style:text-properties officeooo:paragraph-rsid="003fccc9"/>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90"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91"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92"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93"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94"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95"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6"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7"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8" style:family="paragraph" style:parent-style-name="Standard">
      <style:paragraph-properties fo:text-align="center" style:justify-single-word="false"/>
      <style:text-properties officeooo:paragraph-rsid="004a7dfe"/>
    </style:style>
    <style:style style:name="P99" style:family="paragraph" style:parent-style-name="Standard">
      <style:paragraph-properties fo:text-align="center" style:justify-single-word="false"/>
      <style:text-properties officeooo:paragraph-rsid="004e9638"/>
    </style:style>
    <style:style style:name="P100" style:family="paragraph" style:parent-style-name="Table_20_Contents">
      <style:paragraph-properties fo:text-align="center" style:justify-single-word="false"/>
    </style:style>
    <style:style style:name="P101" style:family="paragraph" style:parent-style-name="Standard">
      <style:text-properties officeooo:paragraph-rsid="00460218"/>
    </style:style>
    <style:style style:name="P102" style:family="paragraph" style:parent-style-name="Standard">
      <style:text-properties officeooo:paragraph-rsid="004a393a"/>
    </style:style>
    <style:style style:name="P103" style:family="paragraph" style:parent-style-name="Standard">
      <style:text-properties officeooo:paragraph-rsid="004a7dfe"/>
    </style:style>
    <style:style style:name="P104" style:family="paragraph" style:parent-style-name="Standard">
      <style:text-properties officeooo:paragraph-rsid="004dabe4"/>
    </style:style>
    <style:style style:name="P105" style:family="paragraph" style:parent-style-name="Standard">
      <style:text-properties officeooo:paragraph-rsid="004e51f5"/>
    </style:style>
    <style:style style:name="P106" style:family="paragraph" style:parent-style-name="Standard">
      <style:text-properties officeooo:paragraph-rsid="004e9638"/>
    </style:style>
    <style:style style:name="P107" style:family="paragraph" style:parent-style-name="Standard">
      <style:text-properties officeooo:paragraph-rsid="005546bd"/>
    </style:style>
    <style:style style:name="P108" style:family="paragraph" style:parent-style-name="Table_20_Contents">
      <style:paragraph-properties fo:text-align="center" style:justify-single-word="false"/>
      <style:text-properties style:font-name="arial" fo:font-size="14pt" style:font-size-asian="14pt" style:font-size-complex="14pt"/>
    </style:style>
    <style:style style:name="P109"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110" style:family="paragraph" style:parent-style-name="Standard">
      <style:text-properties style:font-name="arial" fo:font-size="14pt" officeooo:paragraph-rsid="005546bd" style:font-size-asian="14pt" style:font-size-complex="14pt"/>
    </style:style>
    <style:style style:name="P111" style:family="paragraph" style:parent-style-name="Standard">
      <style:text-properties officeooo:paragraph-rsid="0057f319"/>
    </style:style>
    <style:style style:name="P112" style:family="paragraph" style:parent-style-name="Standard">
      <style:text-properties officeooo:paragraph-rsid="00596bc4"/>
    </style:style>
    <style:style style:name="P113" style:family="paragraph" style:parent-style-name="Standard">
      <style:text-properties officeooo:paragraph-rsid="005aa1a3"/>
    </style:style>
    <style:style style:name="P114" style:family="paragraph" style:parent-style-name="Standard">
      <style:text-properties officeooo:paragraph-rsid="005bf398"/>
    </style:style>
    <style:style style:name="P115" style:family="paragraph" style:parent-style-name="Standard" style:list-style-name="L1">
      <style:text-properties style:font-name="Arial1" fo:font-size="14pt" officeooo:paragraph-rsid="001d8d07" style:font-size-asian="12.25pt" style:font-size-complex="14pt"/>
    </style:style>
    <style:style style:name="P116" style:family="paragraph" style:parent-style-name="Standard" style:list-style-name="L2">
      <style:text-properties style:font-name="Arial1" fo:font-size="14pt" officeooo:paragraph-rsid="001d8d07" style:font-size-asian="12.25pt" style:font-size-complex="14pt"/>
    </style:style>
    <style:style style:name="P117" style:family="paragraph" style:parent-style-name="Standard" style:list-style-name="L3">
      <style:text-properties style:font-name="Arial1" fo:font-size="14pt" officeooo:paragraph-rsid="001d8d07" style:font-size-asian="12.25pt" style:font-size-complex="14pt"/>
    </style:style>
    <style:style style:name="P118" style:family="paragraph" style:parent-style-name="Standard" style:list-style-name="L4">
      <style:text-properties style:font-name="Arial1" fo:font-size="14pt" officeooo:paragraph-rsid="001d8d07" style:font-size-asian="12.25pt" style:font-size-complex="14pt"/>
    </style:style>
    <style:style style:name="P119" style:family="paragraph" style:parent-style-name="Standard" style:list-style-name="L5">
      <style:text-properties style:font-name="Arial1" fo:font-size="14pt" officeooo:paragraph-rsid="001d8d07" style:font-size-asian="12.25pt" style:font-size-complex="14pt"/>
    </style:style>
    <style:style style:name="P120" style:family="paragraph" style:parent-style-name="Standard" style:list-style-name="L6">
      <style:text-properties style:font-name="Arial1" fo:font-size="14pt" officeooo:paragraph-rsid="001d8d07" style:font-size-asian="12.25pt" style:font-size-complex="14pt"/>
    </style:style>
    <style:style style:name="P121" style:family="paragraph" style:parent-style-name="Standard" style:list-style-name="L7">
      <style:text-properties style:font-name="Arial1" fo:font-size="14pt" officeooo:paragraph-rsid="001d8d07" style:font-size-asian="12.25pt" style:font-size-complex="14pt"/>
    </style:style>
    <style:style style:name="P122" style:family="paragraph" style:parent-style-name="Standard" style:list-style-name="L8">
      <style:text-properties style:font-name="Arial1" fo:font-size="14pt" officeooo:paragraph-rsid="001d8d07" style:font-size-asian="12.25pt" style:font-size-complex="14pt"/>
    </style:style>
    <style:style style:name="P123" style:family="paragraph" style:parent-style-name="Standard" style:list-style-name="L9">
      <style:text-properties style:font-name="Arial1" fo:font-size="14pt" officeooo:paragraph-rsid="001ff58a" style:font-size-asian="12.25pt" style:font-size-complex="14pt"/>
    </style:style>
    <style:style style:name="P124" style:family="paragraph" style:parent-style-name="Standard" style:list-style-name="L10">
      <style:text-properties style:font-name="Arial1" fo:font-size="14pt" officeooo:paragraph-rsid="001ff58a" style:font-size-asian="12.25pt" style:font-size-complex="14pt"/>
    </style:style>
    <style:style style:name="P125" style:family="paragraph" style:parent-style-name="Standard" style:list-style-name="L11">
      <style:text-properties style:font-name="Arial1" fo:font-size="14pt" officeooo:paragraph-rsid="001ff58a" style:font-size-asian="12.25pt" style:font-size-complex="14pt"/>
    </style:style>
    <style:style style:name="P126" style:family="paragraph" style:parent-style-name="Standard" style:list-style-name="L12">
      <style:text-properties style:font-name="Arial1" fo:font-size="14pt" officeooo:paragraph-rsid="001ff58a" style:font-size-asian="12.25pt" style:font-size-complex="14pt"/>
    </style:style>
    <style:style style:name="P127" style:family="paragraph" style:parent-style-name="Standard" style:list-style-name="L13">
      <style:text-properties style:font-name="Arial1" fo:font-size="14pt" officeooo:paragraph-rsid="001ff58a" style:font-size-asian="12.25pt" style:font-size-complex="14pt"/>
    </style:style>
    <style:style style:name="P128" style:family="paragraph" style:parent-style-name="Standard" style:list-style-name="L14">
      <style:text-properties style:font-name="Arial1" fo:font-size="14pt" officeooo:paragraph-rsid="001ff58a" style:font-size-asian="12.25pt" style:font-size-complex="14pt"/>
    </style:style>
    <style:style style:name="P129" style:family="paragraph" style:parent-style-name="Standard" style:list-style-name="L15">
      <style:text-properties style:font-name="Arial1" fo:font-size="14pt" officeooo:paragraph-rsid="001ff58a" style:font-size-asian="12.25pt" style:font-size-complex="14pt"/>
    </style:style>
    <style:style style:name="P130" style:family="paragraph" style:parent-style-name="Standard" style:list-style-name="L16">
      <style:text-properties style:font-name="Arial1" fo:font-size="14pt" officeooo:paragraph-rsid="00215f74" style:font-size-asian="12.25pt" style:font-size-complex="14pt"/>
    </style:style>
    <style:style style:name="P131" style:family="paragraph" style:parent-style-name="Standard" style:list-style-name="L16">
      <style:text-properties style:font-name="Arial1" fo:font-size="14pt" officeooo:paragraph-rsid="002b95f0" style:font-size-asian="12.25pt" style:font-size-complex="14pt"/>
    </style:style>
    <style:style style:name="P132" style:family="paragraph" style:parent-style-name="Standard" style:list-style-name="L17">
      <style:text-properties style:font-name="Arial1" fo:font-size="14pt" officeooo:paragraph-rsid="00215f74" style:font-size-asian="12.25pt" style:font-size-complex="14pt"/>
    </style:style>
    <style:style style:name="P133" style:family="paragraph" style:parent-style-name="Standard" style:list-style-name="L17">
      <style:text-properties style:font-name="Arial1" fo:font-size="14pt" officeooo:paragraph-rsid="002b95f0" style:font-size-asian="12.25pt" style:font-size-complex="14pt"/>
    </style:style>
    <style:style style:name="P134" style:family="paragraph" style:parent-style-name="Standard" style:list-style-name="L18">
      <style:text-properties style:font-name="Arial1" fo:font-size="14pt" officeooo:paragraph-rsid="0022e01b" style:font-size-asian="12.25pt" style:font-size-complex="14pt"/>
    </style:style>
    <style:style style:name="P135" style:family="paragraph" style:parent-style-name="Standard" style:list-style-name="L19">
      <style:text-properties style:font-name="Arial1" fo:font-size="14pt" officeooo:paragraph-rsid="0022e01b" style:font-size-asian="12.25pt" style:font-size-complex="14pt"/>
    </style:style>
    <style:style style:name="P136" style:family="paragraph" style:parent-style-name="Standard" style:list-style-name="L20">
      <style:text-properties style:font-name="Arial1" fo:font-size="14pt" officeooo:paragraph-rsid="0022e01b" style:font-size-asian="12.25pt" style:font-size-complex="14pt"/>
    </style:style>
    <style:style style:name="P137" style:family="paragraph" style:parent-style-name="Standard" style:list-style-name="L21">
      <style:text-properties style:font-name="Arial1" fo:font-size="14pt" officeooo:paragraph-rsid="0022e01b" style:font-size-asian="12.25pt" style:font-size-complex="14pt"/>
    </style:style>
    <style:style style:name="P138" style:family="paragraph" style:parent-style-name="Standard" style:list-style-name="L22">
      <style:text-properties style:font-name="Arial1" fo:font-size="14pt" officeooo:paragraph-rsid="002438ce" style:font-size-asian="12.25pt" style:font-size-complex="14pt"/>
    </style:style>
    <style:style style:name="P139" style:family="paragraph" style:parent-style-name="Standard" style:list-style-name="L23">
      <style:text-properties style:font-name="Arial1" fo:font-size="14pt" officeooo:paragraph-rsid="002438ce" style:font-size-asian="12.25pt" style:font-size-complex="14pt"/>
    </style:style>
    <style:style style:name="P140" style:family="paragraph" style:parent-style-name="Standard" style:list-style-name="L24">
      <style:text-properties style:font-name="Arial1" fo:font-size="14pt" officeooo:paragraph-rsid="002438ce" style:font-size-asian="12.25pt" style:font-size-complex="14pt"/>
    </style:style>
    <style:style style:name="P141" style:family="paragraph" style:parent-style-name="Standard" style:list-style-name="L25">
      <style:text-properties style:font-name="Arial1" fo:font-size="14pt" officeooo:paragraph-rsid="002438ce" style:font-size-asian="12.25pt" style:font-size-complex="14pt"/>
    </style:style>
    <style:style style:name="P142" style:family="paragraph" style:parent-style-name="Standard" style:list-style-name="L26">
      <style:text-properties style:font-name="Arial1" fo:font-size="14pt" officeooo:paragraph-rsid="0025f71f" style:font-size-asian="12.25pt" style:font-size-complex="14pt"/>
    </style:style>
    <style:style style:name="P143" style:family="paragraph" style:parent-style-name="Standard" style:list-style-name="L27">
      <style:text-properties style:font-name="Arial1" fo:font-size="14pt" officeooo:paragraph-rsid="0022e01b" style:font-size-asian="12.25pt" style:font-size-complex="14pt"/>
    </style:style>
    <style:style style:name="P144" style:family="paragraph" style:parent-style-name="Standard" style:list-style-name="L27">
      <style:text-properties style:font-name="Arial1" fo:font-size="14pt" officeooo:paragraph-rsid="0025f71f" style:font-size-asian="12.25pt" style:font-size-complex="14pt"/>
    </style:style>
    <style:style style:name="P145" style:family="paragraph" style:parent-style-name="Standard" style:list-style-name="L28">
      <style:text-properties style:font-name="Arial1" fo:font-size="14pt" officeooo:paragraph-rsid="0025f71f" style:font-size-asian="12.25pt" style:font-size-complex="14pt"/>
    </style:style>
    <style:style style:name="P146" style:family="paragraph" style:parent-style-name="Standard" style:list-style-name="L29">
      <style:text-properties style:font-name="Arial1" fo:font-size="14pt" officeooo:paragraph-rsid="0025f71f" style:font-size-asian="12.25pt" style:font-size-complex="14pt"/>
    </style:style>
    <style:style style:name="P147" style:family="paragraph" style:parent-style-name="Standard" style:list-style-name="L30">
      <style:text-properties style:font-name="Arial1" fo:font-size="14pt" officeooo:paragraph-rsid="0025f71f" style:font-size-asian="12.25pt" style:font-size-complex="14pt"/>
    </style:style>
    <style:style style:name="P148" style:family="paragraph" style:parent-style-name="Standard" style:list-style-name="L31">
      <style:text-properties style:font-name="Arial1" fo:font-size="14pt" officeooo:paragraph-rsid="0025f71f" style:font-size-asian="12.25pt" style:font-size-complex="14pt"/>
    </style:style>
    <style:style style:name="P149" style:family="paragraph" style:parent-style-name="Standard" style:list-style-name="L32">
      <style:text-properties style:font-name="Arial1" fo:font-size="14pt" officeooo:paragraph-rsid="0025f71f" style:font-size-asian="12.25pt" style:font-size-complex="14pt"/>
    </style:style>
    <style:style style:name="P150" style:family="paragraph" style:parent-style-name="Standard" style:list-style-name="L33">
      <style:text-properties style:font-name="Arial1" fo:font-size="14pt" officeooo:paragraph-rsid="0022e01b" style:font-size-asian="12.25pt" style:font-size-complex="14pt"/>
    </style:style>
    <style:style style:name="P151" style:family="paragraph" style:parent-style-name="Standard" style:list-style-name="L33">
      <style:text-properties style:font-name="Arial1" fo:font-size="14pt" officeooo:paragraph-rsid="002add4c" style:font-size-asian="12.25pt" style:font-size-complex="14pt"/>
    </style:style>
    <style:style style:name="P152" style:family="paragraph" style:parent-style-name="Standard" style:list-style-name="L34">
      <style:text-properties style:font-name="Arial1" fo:font-size="14pt" officeooo:paragraph-rsid="002add4c" style:font-size-asian="12.25pt" style:font-size-complex="14pt"/>
    </style:style>
    <style:style style:name="P153" style:family="paragraph" style:parent-style-name="Standard" style:list-style-name="L35">
      <style:text-properties style:font-name="Arial1" fo:font-size="14pt" officeooo:paragraph-rsid="002add4c" style:font-size-asian="12.25pt" style:font-size-complex="14pt"/>
    </style:style>
    <style:style style:name="P154" style:family="paragraph" style:parent-style-name="Standard" style:list-style-name="L35">
      <style:text-properties style:font-name="Arial1" fo:font-size="14pt" officeooo:paragraph-rsid="002b95f0" style:font-size-asian="12.25pt" style:font-size-complex="14pt"/>
    </style:style>
    <style:style style:name="P155" style:family="paragraph" style:parent-style-name="Standard" style:list-style-name="L36">
      <style:text-properties style:font-name="Arial1" fo:font-size="14pt" officeooo:paragraph-rsid="002b95f0" style:font-size-asian="12.25pt" style:font-size-complex="14pt"/>
    </style:style>
    <style:style style:name="P156" style:family="paragraph" style:parent-style-name="Standard" style:list-style-name="L37">
      <style:text-properties style:font-name="Arial1" fo:font-size="14pt" officeooo:paragraph-rsid="002b95f0" style:font-size-asian="12.25pt" style:font-size-complex="14pt"/>
    </style:style>
    <style:style style:name="P157" style:family="paragraph" style:parent-style-name="Standard" style:list-style-name="L39">
      <style:text-properties style:font-name="Arial1" fo:font-size="14pt" officeooo:paragraph-rsid="002dddf8" style:font-size-asian="12.25pt" style:font-size-complex="14pt"/>
    </style:style>
    <style:style style:name="P158" style:family="paragraph" style:parent-style-name="Standard" style:list-style-name="L40">
      <style:text-properties style:font-name="Arial1" fo:font-size="14pt" officeooo:paragraph-rsid="002dddf8" style:font-size-asian="12.25pt" style:font-size-complex="14pt"/>
    </style:style>
    <style:style style:name="P159" style:family="paragraph" style:parent-style-name="Standard" style:list-style-name="L41">
      <style:text-properties style:font-name="Arial1" fo:font-size="14pt" officeooo:paragraph-rsid="002dddf8" style:font-size-asian="12.25pt" style:font-size-complex="14pt"/>
    </style:style>
    <style:style style:name="P160" style:family="paragraph" style:parent-style-name="Standard" style:list-style-name="L42">
      <style:text-properties style:font-name="Arial1" fo:font-size="14pt" officeooo:paragraph-rsid="002dddf8" style:font-size-asian="12.25pt" style:font-size-complex="14pt"/>
    </style:style>
    <style:style style:name="P161" style:family="paragraph" style:parent-style-name="Standard" style:list-style-name="L43">
      <style:text-properties style:font-name="Arial1" fo:font-size="14pt" officeooo:paragraph-rsid="002dddf8" style:font-size-asian="12.25pt" style:font-size-complex="14pt"/>
    </style:style>
    <style:style style:name="P162" style:family="paragraph" style:parent-style-name="Standard" style:list-style-name="L44">
      <style:text-properties style:font-name="Arial1" fo:font-size="14pt" officeooo:paragraph-rsid="002dddf8" style:font-size-asian="12.25pt" style:font-size-complex="14pt"/>
    </style:style>
    <style:style style:name="P163" style:family="paragraph" style:parent-style-name="Standard" style:list-style-name="L45">
      <style:text-properties style:font-name="Arial1" fo:font-size="14pt" officeooo:paragraph-rsid="002dddf8" style:font-size-asian="12.25pt" style:font-size-complex="14pt"/>
    </style:style>
    <style:style style:name="P164" style:family="paragraph" style:parent-style-name="Standard" style:list-style-name="L46">
      <style:text-properties style:font-name="Arial1" fo:font-size="14pt" officeooo:paragraph-rsid="002f3194" style:font-size-asian="12.25pt" style:font-size-complex="14pt"/>
    </style:style>
    <style:style style:name="P165" style:family="paragraph" style:parent-style-name="Standard" style:list-style-name="L47">
      <style:text-properties style:font-name="Arial1" fo:font-size="14pt" officeooo:paragraph-rsid="002f3194" style:font-size-asian="12.25pt" style:font-size-complex="14pt"/>
    </style:style>
    <style:style style:name="P166" style:family="paragraph" style:parent-style-name="Standard" style:list-style-name="L48">
      <style:text-properties style:font-name="Arial1" fo:font-size="14pt" officeooo:paragraph-rsid="00326023" style:font-size-asian="12.25pt" style:font-size-complex="14pt"/>
    </style:style>
    <style:style style:name="P167" style:family="paragraph" style:parent-style-name="Standard" style:list-style-name="L49">
      <style:text-properties style:font-name="Arial1" fo:font-size="14pt" officeooo:paragraph-rsid="00326023" style:font-size-asian="12.25pt" style:font-size-complex="14pt"/>
    </style:style>
    <style:style style:name="P168" style:family="paragraph" style:parent-style-name="Standard" style:list-style-name="L50">
      <style:text-properties style:font-name="Arial1" fo:font-size="14pt" officeooo:paragraph-rsid="00326023" style:font-size-asian="12.25pt" style:font-size-complex="14pt"/>
    </style:style>
    <style:style style:name="P169" style:family="paragraph" style:parent-style-name="Standard" style:list-style-name="L51">
      <style:text-properties style:font-name="Arial1" fo:font-size="14pt" officeooo:paragraph-rsid="00326023" style:font-size-asian="12.25pt" style:font-size-complex="14pt"/>
    </style:style>
    <style:style style:name="P170" style:family="paragraph" style:parent-style-name="Standard" style:list-style-name="L53">
      <style:text-properties style:font-name="Arial1" fo:font-size="14pt" officeooo:paragraph-rsid="0022e01b" style:font-size-asian="12.25pt" style:font-size-complex="14pt"/>
    </style:style>
    <style:style style:name="P171" style:family="paragraph" style:parent-style-name="Standard" style:list-style-name="L54">
      <style:text-properties style:font-name="Arial1" fo:font-size="14pt" officeooo:paragraph-rsid="0035a5bc" style:font-size-asian="12.25pt" style:font-size-complex="14pt"/>
    </style:style>
    <style:style style:name="P172" style:family="paragraph" style:parent-style-name="Standard" style:list-style-name="L55">
      <style:text-properties style:font-name="Arial1" fo:font-size="14pt" officeooo:paragraph-rsid="0035a5bc" style:font-size-asian="12.25pt" style:font-size-complex="14pt"/>
    </style:style>
    <style:style style:name="P173" style:family="paragraph" style:parent-style-name="Standard" style:list-style-name="L56">
      <style:text-properties style:font-name="Arial1" fo:font-size="14pt" officeooo:paragraph-rsid="0035a5bc" style:font-size-asian="12.25pt" style:font-size-complex="14pt"/>
    </style:style>
    <style:style style:name="P174" style:family="paragraph" style:parent-style-name="Standard" style:list-style-name="L57">
      <style:text-properties style:font-name="Arial1" fo:font-size="14pt" officeooo:paragraph-rsid="0035a5bc" style:font-size-asian="12.25pt" style:font-size-complex="14pt"/>
    </style:style>
    <style:style style:name="P175" style:family="paragraph" style:parent-style-name="Standard" style:list-style-name="L58">
      <style:text-properties style:font-name="Arial1" fo:font-size="14pt" officeooo:paragraph-rsid="0035a5bc" style:font-size-asian="12.25pt" style:font-size-complex="14pt"/>
    </style:style>
    <style:style style:name="P176" style:family="paragraph" style:parent-style-name="Standard" style:list-style-name="L59">
      <style:text-properties style:font-name="Arial1" fo:font-size="14pt" officeooo:paragraph-rsid="003666a7" style:font-size-asian="12.25pt" style:font-size-complex="14pt"/>
    </style:style>
    <style:style style:name="P177" style:family="paragraph" style:parent-style-name="Standard" style:list-style-name="L60">
      <style:text-properties style:font-name="Arial1" fo:font-size="14pt" officeooo:paragraph-rsid="003666a7" style:font-size-asian="12.25pt" style:font-size-complex="14pt"/>
    </style:style>
    <style:style style:name="P178" style:family="paragraph" style:parent-style-name="Standard" style:list-style-name="L61">
      <style:text-properties style:font-name="Arial1" fo:font-size="14pt" officeooo:paragraph-rsid="0037819e" style:font-size-asian="12.25pt" style:font-size-complex="14pt"/>
    </style:style>
    <style:style style:name="P179" style:family="paragraph" style:parent-style-name="Standard" style:list-style-name="L62">
      <style:text-properties style:font-name="Arial1" fo:font-size="14pt" officeooo:paragraph-rsid="0037819e" style:font-size-asian="12.25pt" style:font-size-complex="14pt"/>
    </style:style>
    <style:style style:name="P180" style:family="paragraph" style:parent-style-name="Standard" style:list-style-name="L63">
      <style:text-properties style:font-name="Arial1" fo:font-size="14pt" officeooo:paragraph-rsid="0037819e" style:font-size-asian="12.25pt" style:font-size-complex="14pt"/>
    </style:style>
    <style:style style:name="P181" style:family="paragraph" style:parent-style-name="Standard" style:list-style-name="L64">
      <style:text-properties style:font-name="Arial1" fo:font-size="14pt" officeooo:paragraph-rsid="003886af" style:font-size-asian="12.25pt" style:font-size-complex="14pt"/>
    </style:style>
    <style:style style:name="P182" style:family="paragraph" style:parent-style-name="Standard" style:list-style-name="L64">
      <style:text-properties style:font-name="Arial1" fo:font-size="14pt" officeooo:paragraph-rsid="003924ff" style:font-size-asian="12.25pt" style:font-size-complex="14pt"/>
    </style:style>
    <style:style style:name="P183" style:family="paragraph" style:parent-style-name="Standard" style:list-style-name="L65">
      <style:text-properties style:font-name="Arial1" fo:font-size="14pt" officeooo:paragraph-rsid="003924ff" style:font-size-asian="12.25pt" style:font-size-complex="14pt"/>
    </style:style>
    <style:style style:name="P184" style:family="paragraph" style:parent-style-name="Standard" style:list-style-name="L66">
      <style:text-properties style:font-name="Arial1" fo:font-size="14pt" officeooo:paragraph-rsid="003924ff" style:font-size-asian="12.25pt" style:font-size-complex="14pt"/>
    </style:style>
    <style:style style:name="P185" style:family="paragraph" style:parent-style-name="Standard" style:list-style-name="L67">
      <style:text-properties style:font-name="Arial1" fo:font-size="14pt" officeooo:paragraph-rsid="00398160" style:font-size-asian="12.25pt" style:font-size-complex="14pt"/>
    </style:style>
    <style:style style:name="P186" style:family="paragraph" style:parent-style-name="Standard" style:list-style-name="L68">
      <style:text-properties style:font-name="Arial1" fo:font-size="14pt" officeooo:paragraph-rsid="0039df03" style:font-size-asian="12.25pt" style:font-size-complex="14pt"/>
    </style:style>
    <style:style style:name="P187" style:family="paragraph" style:parent-style-name="Standard" style:list-style-name="L69">
      <style:text-properties style:font-name="Arial1" fo:font-size="14pt" officeooo:paragraph-rsid="0039df03" style:font-size-asian="12.25pt" style:font-size-complex="14pt"/>
    </style:style>
    <style:style style:name="P188" style:family="paragraph" style:parent-style-name="Standard" style:list-style-name="L69">
      <style:text-properties style:font-name="Arial1" fo:font-size="14pt" officeooo:paragraph-rsid="0039e9ca" style:font-size-asian="12.25pt" style:font-size-complex="14pt"/>
    </style:style>
    <style:style style:name="P189" style:family="paragraph" style:parent-style-name="Standard" style:list-style-name="L70">
      <style:text-properties style:font-name="Arial1" fo:font-size="14pt" officeooo:paragraph-rsid="0039e9ca" style:font-size-asian="12.25pt" style:font-size-complex="14pt"/>
    </style:style>
    <style:style style:name="P190" style:family="paragraph" style:parent-style-name="Standard" style:list-style-name="L70">
      <style:text-properties style:font-name="Arial1" fo:font-size="14pt" officeooo:paragraph-rsid="003ab240" style:font-size-asian="12.25pt" style:font-size-complex="14pt"/>
    </style:style>
    <style:style style:name="P191" style:family="paragraph" style:parent-style-name="Standard" style:list-style-name="L71">
      <style:text-properties style:font-name="Arial1" fo:font-size="14pt" officeooo:paragraph-rsid="003ea40d" style:font-size-asian="12.25pt" style:font-size-complex="14pt"/>
    </style:style>
    <style:style style:name="P192" style:family="paragraph" style:parent-style-name="Standard" style:list-style-name="L72">
      <style:text-properties style:font-name="Arial1" fo:font-size="14pt" officeooo:paragraph-rsid="003ea40d" style:font-size-asian="12.25pt" style:font-size-complex="14pt"/>
    </style:style>
    <style:style style:name="P193" style:family="paragraph" style:parent-style-name="Standard" style:list-style-name="L73">
      <style:text-properties style:font-name="Arial1" fo:font-size="14pt" officeooo:paragraph-rsid="003ea40d" style:font-size-asian="12.25pt" style:font-size-complex="14pt"/>
    </style:style>
    <style:style style:name="P194" style:family="paragraph" style:parent-style-name="Standard" style:list-style-name="L74">
      <style:text-properties style:font-name="Arial1" fo:font-size="14pt" officeooo:paragraph-rsid="003f155b" style:font-size-asian="12.25pt" style:font-size-complex="14pt"/>
    </style:style>
    <style:style style:name="P195" style:family="paragraph" style:parent-style-name="Standard" style:list-style-name="L76">
      <style:text-properties style:font-name="Arial1" fo:font-size="14pt" officeooo:paragraph-rsid="003f155b" style:font-size-asian="12.25pt" style:font-size-complex="14pt"/>
    </style:style>
    <style:style style:name="P196" style:family="paragraph" style:parent-style-name="Standard" style:list-style-name="L77">
      <style:text-properties style:font-name="Arial1" fo:font-size="14pt" officeooo:paragraph-rsid="003fccc9" style:font-size-asian="12.25pt" style:font-size-complex="14pt"/>
    </style:style>
    <style:style style:name="P197" style:family="paragraph" style:parent-style-name="Standard" style:list-style-name="L78">
      <style:text-properties style:font-name="Arial1" fo:font-size="14pt" officeooo:paragraph-rsid="003fccc9" style:font-size-asian="12.25pt" style:font-size-complex="14pt"/>
    </style:style>
    <style:style style:name="P198" style:family="paragraph" style:parent-style-name="Standard" style:list-style-name="L79">
      <style:text-properties style:font-name="Arial1" fo:font-size="14pt" officeooo:paragraph-rsid="003fccc9" style:font-size-asian="12.25pt" style:font-size-complex="14pt"/>
    </style:style>
    <style:style style:name="P199" style:family="paragraph" style:parent-style-name="Standard" style:list-style-name="L80">
      <style:text-properties style:font-name="Arial1" fo:font-size="14pt" officeooo:paragraph-rsid="003fccc9" style:font-size-asian="12.25pt" style:font-size-complex="14pt"/>
    </style:style>
    <style:style style:name="P200" style:family="paragraph" style:parent-style-name="Standard" style:list-style-name="L81">
      <style:text-properties style:font-name="Arial1" fo:font-size="14pt" officeooo:paragraph-rsid="003fccc9" style:font-size-asian="12.25pt" style:font-size-complex="14pt"/>
    </style:style>
    <style:style style:name="P201" style:family="paragraph" style:parent-style-name="Standard" style:list-style-name="L82">
      <style:text-properties style:font-name="Arial1" fo:font-size="14pt" officeooo:paragraph-rsid="003fccc9" style:font-size-asian="12.25pt" style:font-size-complex="14pt"/>
    </style:style>
    <style:style style:name="P202" style:family="paragraph" style:parent-style-name="Standard" style:list-style-name="L82">
      <style:text-properties style:font-name="Arial1" fo:font-size="14pt" officeooo:paragraph-rsid="0040c033" style:font-size-asian="12.25pt" style:font-size-complex="14pt"/>
    </style:style>
    <style:style style:name="P203" style:family="paragraph" style:parent-style-name="Standard" style:list-style-name="L83">
      <style:text-properties style:font-name="Arial1" fo:font-size="14pt" officeooo:paragraph-rsid="003fccc9" style:font-size-asian="12.25pt" style:font-size-complex="14pt"/>
    </style:style>
    <style:style style:name="P204" style:family="paragraph" style:parent-style-name="Standard" style:list-style-name="L84">
      <style:text-properties style:font-name="Arial1" fo:font-size="14pt" officeooo:paragraph-rsid="003fccc9" style:font-size-asian="12.25pt" style:font-size-complex="14pt"/>
    </style:style>
    <style:style style:name="P205" style:family="paragraph" style:parent-style-name="Standard" style:list-style-name="L85">
      <style:text-properties style:font-name="Arial1" fo:font-size="14pt" officeooo:paragraph-rsid="003fccc9" style:font-size-asian="12.25pt" style:font-size-complex="14pt"/>
    </style:style>
    <style:style style:name="P206" style:family="paragraph" style:parent-style-name="Standard" style:list-style-name="L86">
      <style:text-properties style:font-name="Arial1" fo:font-size="14pt" officeooo:paragraph-rsid="004178a1" style:font-size-asian="12.25pt" style:font-size-complex="14pt"/>
    </style:style>
    <style:style style:name="P207" style:family="paragraph" style:parent-style-name="Standard" style:list-style-name="L87">
      <style:text-properties style:font-name="Arial1" fo:font-size="14pt" officeooo:paragraph-rsid="004178a1" style:font-size-asian="12.25pt" style:font-size-complex="14pt"/>
    </style:style>
    <style:style style:name="P208" style:family="paragraph" style:parent-style-name="Standard" style:list-style-name="L88">
      <style:text-properties style:font-name="Arial1" fo:font-size="14pt" officeooo:paragraph-rsid="004178a1" style:font-size-asian="12.25pt" style:font-size-complex="14pt"/>
    </style:style>
    <style:style style:name="P209" style:family="paragraph" style:parent-style-name="Standard" style:list-style-name="L89">
      <style:text-properties style:font-name="Arial1" fo:font-size="14pt" officeooo:paragraph-rsid="004178a1" style:font-size-asian="12.25pt" style:font-size-complex="14pt"/>
    </style:style>
    <style:style style:name="P210" style:family="paragraph" style:parent-style-name="Standard" style:list-style-name="L90">
      <style:text-properties style:font-name="Arial1" fo:font-size="14pt" officeooo:paragraph-rsid="003fccc9" style:font-size-asian="12.25pt" style:font-size-complex="14pt"/>
    </style:style>
    <style:style style:name="P211" style:family="paragraph" style:parent-style-name="Standard" style:list-style-name="L91">
      <style:text-properties style:font-name="Arial1" fo:font-size="14pt" officeooo:paragraph-rsid="004178a1" style:font-size-asian="12.25pt" style:font-size-complex="14pt"/>
    </style:style>
    <style:style style:name="P212" style:family="paragraph" style:parent-style-name="Standard" style:list-style-name="L92">
      <style:text-properties style:font-name="Arial1" fo:font-size="14pt" officeooo:paragraph-rsid="0043e792" style:font-size-asian="12.25pt" style:font-size-complex="14pt"/>
    </style:style>
    <style:style style:name="P213" style:family="paragraph" style:parent-style-name="Standard" style:list-style-name="L93">
      <style:text-properties style:font-name="Arial1" fo:font-size="14pt" officeooo:paragraph-rsid="004573e4" style:font-size-asian="12.25pt" style:font-size-complex="14pt"/>
    </style:style>
    <style:style style:name="P214" style:family="paragraph" style:parent-style-name="Standard" style:list-style-name="L94">
      <style:text-properties style:font-name="Arial1" fo:font-size="14pt" officeooo:paragraph-rsid="004573e4" style:font-size-asian="12.25pt" style:font-size-complex="14pt"/>
    </style:style>
    <style:style style:name="P215" style:family="paragraph" style:parent-style-name="Standard" style:list-style-name="L95">
      <style:text-properties style:font-name="Arial1" fo:font-size="14pt" officeooo:paragraph-rsid="004573e4" style:font-size-asian="12.25pt" style:font-size-complex="14pt"/>
    </style:style>
    <style:style style:name="P216" style:family="paragraph" style:parent-style-name="Standard" style:list-style-name="L96">
      <style:text-properties style:font-name="Arial1" fo:font-size="14pt" officeooo:paragraph-rsid="00460218" style:font-size-asian="12.25pt" style:font-size-complex="14pt"/>
    </style:style>
    <style:style style:name="P217" style:family="paragraph" style:parent-style-name="Standard" style:list-style-name="L97">
      <style:text-properties style:font-name="Arial1" fo:font-size="14pt" officeooo:paragraph-rsid="004a393a" style:font-size-asian="12.25pt" style:font-size-complex="14pt"/>
    </style:style>
    <style:style style:name="P218" style:family="paragraph" style:parent-style-name="Standard" style:list-style-name="L98">
      <style:text-properties style:font-name="Arial1" fo:font-size="14pt" officeooo:paragraph-rsid="004a393a" style:font-size-asian="12.25pt" style:font-size-complex="14pt"/>
    </style:style>
    <style:style style:name="P219" style:family="paragraph" style:parent-style-name="Standard" style:list-style-name="L99">
      <style:text-properties style:font-name="Arial1" fo:font-size="14pt" officeooo:paragraph-rsid="004a7dfe" style:font-size-asian="12.25pt" style:font-size-complex="14pt"/>
    </style:style>
    <style:style style:name="P220" style:family="paragraph" style:parent-style-name="Standard" style:list-style-name="L100">
      <style:text-properties style:font-name="Arial1" fo:font-size="14pt" officeooo:paragraph-rsid="004a7dfe" style:font-size-asian="12.25pt" style:font-size-complex="14pt"/>
    </style:style>
    <style:style style:name="P221" style:family="paragraph" style:parent-style-name="Standard" style:list-style-name="L101">
      <style:text-properties style:font-name="Arial1" fo:font-size="14pt" officeooo:paragraph-rsid="004a7dfe" style:font-size-asian="12.25pt" style:font-size-complex="14pt"/>
    </style:style>
    <style:style style:name="P222" style:family="paragraph" style:parent-style-name="Standard" style:list-style-name="L102">
      <style:text-properties style:font-name="Arial1" fo:font-size="14pt" officeooo:paragraph-rsid="004a7dfe" style:font-size-asian="12.25pt" style:font-size-complex="14pt"/>
    </style:style>
    <style:style style:name="P223" style:family="paragraph" style:parent-style-name="Standard" style:list-style-name="L103">
      <style:text-properties style:font-name="Arial1" fo:font-size="14pt" officeooo:paragraph-rsid="004a7dfe" style:font-size-asian="12.25pt" style:font-size-complex="14pt"/>
    </style:style>
    <style:style style:name="P224" style:family="paragraph" style:parent-style-name="Standard" style:list-style-name="L104">
      <style:text-properties style:font-name="Arial1" fo:font-size="14pt" officeooo:paragraph-rsid="004a7dfe" style:font-size-asian="12.25pt" style:font-size-complex="14pt"/>
    </style:style>
    <style:style style:name="P225" style:family="paragraph" style:parent-style-name="Standard" style:list-style-name="L105">
      <style:text-properties style:font-name="Arial1" fo:font-size="14pt" officeooo:paragraph-rsid="004dabe4" style:font-size-asian="12.25pt" style:font-size-complex="14pt"/>
    </style:style>
    <style:style style:name="P226" style:family="paragraph" style:parent-style-name="Standard" style:list-style-name="L105">
      <style:text-properties style:font-name="Arial1" fo:font-size="14pt" officeooo:paragraph-rsid="004e51f5" style:font-size-asian="12.25pt" style:font-size-complex="14pt"/>
    </style:style>
    <style:style style:name="P227" style:family="paragraph" style:parent-style-name="Standard" style:list-style-name="L106">
      <style:text-properties style:font-name="Arial1" fo:font-size="14pt" officeooo:paragraph-rsid="004e51f5" style:font-size-asian="12.25pt" style:font-size-complex="14pt"/>
    </style:style>
    <style:style style:name="P228" style:family="paragraph" style:parent-style-name="Standard" style:list-style-name="L107">
      <style:text-properties style:font-name="Arial1" fo:font-size="14pt" officeooo:paragraph-rsid="004e51f5" style:font-size-asian="12.25pt" style:font-size-complex="14pt"/>
    </style:style>
    <style:style style:name="P229" style:family="paragraph" style:parent-style-name="Standard" style:list-style-name="L108">
      <style:text-properties style:font-name="Arial1" fo:font-size="14pt" officeooo:paragraph-rsid="004e9638" style:font-size-asian="12.25pt" style:font-size-complex="14pt"/>
    </style:style>
    <style:style style:name="P230" style:family="paragraph" style:parent-style-name="Standard" style:list-style-name="L109">
      <style:text-properties style:font-name="Arial1" fo:font-size="14pt" officeooo:paragraph-rsid="00510bfb" style:font-size-asian="12.25pt" style:font-size-complex="14pt"/>
    </style:style>
    <style:style style:name="P231" style:family="paragraph" style:parent-style-name="Standard" style:list-style-name="L110">
      <style:text-properties style:font-name="Arial1" fo:font-size="14pt" officeooo:paragraph-rsid="00510bfb" style:font-size-asian="12.25pt" style:font-size-complex="14pt"/>
    </style:style>
    <style:style style:name="P232" style:family="paragraph" style:parent-style-name="Standard" style:list-style-name="L111">
      <style:text-properties style:font-name="Arial1" fo:font-size="14pt" officeooo:paragraph-rsid="00510bfb" style:font-size-asian="12.25pt" style:font-size-complex="14pt"/>
    </style:style>
    <style:style style:name="P233" style:family="paragraph" style:parent-style-name="Standard" style:list-style-name="L112">
      <style:text-properties style:font-name="Arial1" fo:font-size="14pt" officeooo:paragraph-rsid="00510bfb" style:font-size-asian="12.25pt" style:font-size-complex="14pt"/>
    </style:style>
    <style:style style:name="P234" style:family="paragraph" style:parent-style-name="Standard" style:list-style-name="L113">
      <style:text-properties style:font-name="Arial1" fo:font-size="14pt" officeooo:paragraph-rsid="00510bfb" style:font-size-asian="12.25pt" style:font-size-complex="14pt"/>
    </style:style>
    <style:style style:name="P235" style:family="paragraph" style:parent-style-name="Standard" style:list-style-name="L114">
      <style:text-properties style:font-name="Arial1" fo:font-size="14pt" officeooo:paragraph-rsid="00510bfb" style:font-size-asian="12.25pt" style:font-size-complex="14pt"/>
    </style:style>
    <style:style style:name="P236" style:family="paragraph" style:parent-style-name="Standard" style:list-style-name="L114">
      <style:text-properties style:font-name="Arial1" fo:font-size="14pt" officeooo:paragraph-rsid="0051584f" style:font-size-asian="12.25pt" style:font-size-complex="14pt"/>
    </style:style>
    <style:style style:name="P237" style:family="paragraph" style:parent-style-name="Standard" style:list-style-name="L115">
      <style:text-properties style:font-name="Arial1" fo:font-size="14pt" officeooo:paragraph-rsid="0053df6d" style:font-size-asian="12.25pt" style:font-size-complex="14pt"/>
    </style:style>
    <style:style style:name="P238" style:family="paragraph" style:parent-style-name="Standard" style:list-style-name="L116">
      <style:text-properties style:font-name="Arial1" fo:font-size="14pt" officeooo:paragraph-rsid="0053df6d" style:font-size-asian="12.25pt" style:font-size-complex="14pt"/>
    </style:style>
    <style:style style:name="P239" style:family="paragraph" style:parent-style-name="Standard" style:list-style-name="L117">
      <style:text-properties style:font-name="Arial1" fo:font-size="14pt" officeooo:paragraph-rsid="0054977d" style:font-size-asian="12.25pt" style:font-size-complex="14pt"/>
    </style:style>
    <style:style style:name="P240" style:family="paragraph" style:parent-style-name="Standard" style:list-style-name="L118">
      <style:text-properties style:font-name="Arial1" fo:font-size="14pt" officeooo:paragraph-rsid="0054977d" style:font-size-asian="12.25pt" style:font-size-complex="14pt"/>
    </style:style>
    <style:style style:name="P241" style:family="paragraph" style:parent-style-name="Standard" style:list-style-name="L119">
      <style:text-properties style:font-name="Arial1" fo:font-size="14pt" officeooo:paragraph-rsid="0054977d" style:font-size-asian="12.25pt" style:font-size-complex="14pt"/>
    </style:style>
    <style:style style:name="P242" style:family="paragraph" style:parent-style-name="Standard" style:list-style-name="L120">
      <style:text-properties style:font-name="Arial1" fo:font-size="14pt" officeooo:paragraph-rsid="0054977d" style:font-size-asian="12.25pt" style:font-size-complex="14pt"/>
    </style:style>
    <style:style style:name="P243" style:family="paragraph" style:parent-style-name="Standard" style:list-style-name="L121">
      <style:text-properties style:font-name="Arial1" fo:font-size="14pt" officeooo:paragraph-rsid="0054977d" style:font-size-asian="12.25pt" style:font-size-complex="14pt"/>
    </style:style>
    <style:style style:name="P244" style:family="paragraph" style:parent-style-name="Standard" style:list-style-name="L122">
      <style:text-properties style:font-name="Arial1" fo:font-size="14pt" officeooo:paragraph-rsid="005546bd" style:font-size-asian="12.25pt" style:font-size-complex="14pt"/>
    </style:style>
    <style:style style:name="P245" style:family="paragraph" style:parent-style-name="Standard" style:list-style-name="L123">
      <style:text-properties style:font-name="Arial1" fo:font-size="14pt" officeooo:paragraph-rsid="005546bd" style:font-size-asian="12.25pt" style:font-size-complex="14pt"/>
    </style:style>
    <style:style style:name="P246" style:family="paragraph" style:parent-style-name="Standard" style:list-style-name="L124">
      <style:text-properties style:font-name="Arial1" fo:font-size="14pt" officeooo:paragraph-rsid="00563686" style:font-size-asian="12.25pt" style:font-size-complex="14pt"/>
    </style:style>
    <style:style style:name="P247" style:family="paragraph" style:parent-style-name="Standard" style:list-style-name="L125">
      <style:text-properties style:font-name="Arial1" fo:font-size="14pt" officeooo:paragraph-rsid="00563686" style:font-size-asian="12.25pt" style:font-size-complex="14pt"/>
    </style:style>
    <style:style style:name="P248" style:family="paragraph" style:parent-style-name="Standard" style:list-style-name="L126">
      <style:text-properties style:font-name="Arial1" fo:font-size="14pt" officeooo:paragraph-rsid="00563686" style:font-size-asian="12.25pt" style:font-size-complex="14pt"/>
    </style:style>
    <style:style style:name="P249" style:family="paragraph" style:parent-style-name="Standard" style:list-style-name="L127">
      <style:text-properties style:font-name="Arial1" fo:font-size="14pt" officeooo:paragraph-rsid="00563686" style:font-size-asian="12.25pt" style:font-size-complex="14pt"/>
    </style:style>
    <style:style style:name="P250" style:family="paragraph" style:parent-style-name="Standard" style:list-style-name="L128">
      <style:text-properties style:font-name="Arial1" fo:font-size="14pt" officeooo:paragraph-rsid="00563686" style:font-size-asian="12.25pt" style:font-size-complex="14pt"/>
    </style:style>
    <style:style style:name="P251" style:family="paragraph" style:parent-style-name="Standard" style:list-style-name="L129">
      <style:text-properties style:font-name="Arial1" fo:font-size="14pt" officeooo:paragraph-rsid="005772d2" style:font-size-asian="12.25pt" style:font-size-complex="14pt"/>
    </style:style>
    <style:style style:name="P252" style:family="paragraph" style:parent-style-name="Standard" style:list-style-name="L130">
      <style:text-properties style:font-name="Arial1" fo:font-size="14pt" officeooo:paragraph-rsid="005772d2" style:font-size-asian="12.25pt" style:font-size-complex="14pt"/>
    </style:style>
    <style:style style:name="P253" style:family="paragraph" style:parent-style-name="Standard" style:list-style-name="L131">
      <style:text-properties style:font-name="Arial1" fo:font-size="14pt" officeooo:paragraph-rsid="005772d2" style:font-size-asian="12.25pt" style:font-size-complex="14pt"/>
    </style:style>
    <style:style style:name="P254" style:family="paragraph" style:parent-style-name="Standard" style:list-style-name="L132">
      <style:text-properties style:font-name="Arial1" fo:font-size="14pt" officeooo:paragraph-rsid="005772d2" style:font-size-asian="12.25pt" style:font-size-complex="14pt"/>
    </style:style>
    <style:style style:name="P255" style:family="paragraph" style:parent-style-name="Standard" style:list-style-name="L133">
      <style:text-properties style:font-name="Arial1" fo:font-size="14pt" officeooo:paragraph-rsid="005772d2" style:font-size-asian="12.25pt" style:font-size-complex="14pt"/>
    </style:style>
    <style:style style:name="P256" style:family="paragraph" style:parent-style-name="Standard" style:list-style-name="L134">
      <style:text-properties style:font-name="Arial1" fo:font-size="14pt" officeooo:paragraph-rsid="0057f319" style:font-size-asian="12.25pt" style:font-size-complex="14pt"/>
    </style:style>
    <style:style style:name="P257" style:family="paragraph" style:parent-style-name="Standard" style:list-style-name="L135">
      <style:text-properties style:font-name="Arial1" fo:font-size="14pt" officeooo:paragraph-rsid="0057f319" style:font-size-asian="12.25pt" style:font-size-complex="14pt"/>
    </style:style>
    <style:style style:name="P258" style:family="paragraph" style:parent-style-name="Standard" style:list-style-name="L136">
      <style:text-properties style:font-name="Arial1" fo:font-size="14pt" officeooo:paragraph-rsid="0057f319" style:font-size-asian="12.25pt" style:font-size-complex="14pt"/>
    </style:style>
    <style:style style:name="P259" style:family="paragraph" style:parent-style-name="Standard" style:list-style-name="L137">
      <style:text-properties style:font-name="Arial1" fo:font-size="14pt" officeooo:paragraph-rsid="0057f319" style:font-size-asian="12.25pt" style:font-size-complex="14pt"/>
    </style:style>
    <style:style style:name="P260" style:family="paragraph" style:parent-style-name="Standard" style:list-style-name="L138">
      <style:text-properties style:font-name="Arial1" fo:font-size="14pt" officeooo:paragraph-rsid="0057f319" style:font-size-asian="12.25pt" style:font-size-complex="14pt"/>
    </style:style>
    <style:style style:name="P261" style:family="paragraph" style:parent-style-name="Standard" style:list-style-name="L139">
      <style:text-properties style:font-name="Arial1" fo:font-size="14pt" officeooo:paragraph-rsid="0057f319" style:font-size-asian="12.25pt" style:font-size-complex="14pt"/>
    </style:style>
    <style:style style:name="P262" style:family="paragraph" style:parent-style-name="Standard" style:list-style-name="L140">
      <style:text-properties style:font-name="Arial1" fo:font-size="14pt" officeooo:paragraph-rsid="00596bc4" style:font-size-asian="12.25pt" style:font-size-complex="14pt"/>
    </style:style>
    <style:style style:name="P263" style:family="paragraph" style:parent-style-name="Standard" style:list-style-name="L141">
      <style:text-properties style:font-name="Arial1" fo:font-size="14pt" officeooo:paragraph-rsid="00596bc4" style:font-size-asian="12.25pt" style:font-size-complex="14pt"/>
    </style:style>
    <style:style style:name="P264" style:family="paragraph" style:parent-style-name="Standard" style:list-style-name="L142">
      <style:text-properties style:font-name="Arial1" fo:font-size="14pt" officeooo:paragraph-rsid="00596bc4" style:font-size-asian="12.25pt" style:font-size-complex="14pt"/>
    </style:style>
    <style:style style:name="P265" style:family="paragraph" style:parent-style-name="Standard" style:list-style-name="L143">
      <style:text-properties style:font-name="Arial1" fo:font-size="14pt" officeooo:paragraph-rsid="00596bc4" style:font-size-asian="12.25pt" style:font-size-complex="14pt"/>
    </style:style>
    <style:style style:name="P266" style:family="paragraph" style:parent-style-name="Standard" style:list-style-name="L143">
      <style:text-properties style:font-name="Arial1" fo:font-size="14pt" officeooo:paragraph-rsid="005aa1a3" style:font-size-asian="12.25pt" style:font-size-complex="14pt"/>
    </style:style>
    <style:style style:name="P267" style:family="paragraph" style:parent-style-name="Standard" style:list-style-name="L144">
      <style:text-properties style:font-name="Arial1" fo:font-size="14pt" officeooo:paragraph-rsid="005aa1a3" style:font-size-asian="12.25pt" style:font-size-complex="14pt"/>
    </style:style>
    <style:style style:name="P268" style:family="paragraph" style:parent-style-name="Standard" style:list-style-name="L145">
      <style:text-properties style:font-name="Arial1" fo:font-size="14pt" officeooo:paragraph-rsid="005aa1a3" style:font-size-asian="12.25pt" style:font-size-complex="14pt"/>
    </style:style>
    <style:style style:name="P269" style:family="paragraph" style:parent-style-name="Standard" style:list-style-name="L146">
      <style:text-properties style:font-name="Arial1" fo:font-size="14pt" officeooo:paragraph-rsid="005b0f34" style:font-size-asian="12.25pt" style:font-size-complex="14pt"/>
    </style:style>
    <style:style style:name="P270" style:family="paragraph" style:parent-style-name="Standard" style:list-style-name="L147">
      <style:text-properties style:font-name="Arial1" fo:font-size="14pt" officeooo:paragraph-rsid="005b0f34" style:font-size-asian="12.25pt" style:font-size-complex="14pt"/>
    </style:style>
    <style:style style:name="P271" style:family="paragraph" style:parent-style-name="Standard" style:list-style-name="L148">
      <style:text-properties style:font-name="Arial1" fo:font-size="14pt" officeooo:paragraph-rsid="005b0f34" style:font-size-asian="12.25pt" style:font-size-complex="14pt"/>
    </style:style>
    <style:style style:name="P272" style:family="paragraph" style:parent-style-name="Standard" style:list-style-name="L149">
      <style:text-properties style:font-name="Arial1" fo:font-size="14pt" officeooo:paragraph-rsid="005b0f34" style:font-size-asian="12.25pt" style:font-size-complex="14pt"/>
    </style:style>
    <style:style style:name="P273" style:family="paragraph" style:parent-style-name="Standard" style:list-style-name="L150">
      <style:text-properties style:font-name="Arial1" fo:font-size="14pt" officeooo:paragraph-rsid="005b0f34" style:font-size-asian="12.25pt" style:font-size-complex="14pt"/>
    </style:style>
    <style:style style:name="P274" style:family="paragraph" style:parent-style-name="Standard" style:list-style-name="L151">
      <style:text-properties style:font-name="Arial1" fo:font-size="14pt" officeooo:paragraph-rsid="005b0f34" style:font-size-asian="12.25pt" style:font-size-complex="14pt"/>
    </style:style>
    <style:style style:name="P275" style:family="paragraph" style:parent-style-name="Standard" style:list-style-name="L152">
      <style:text-properties style:font-name="Arial1" fo:font-size="14pt" officeooo:paragraph-rsid="005bf398" style:font-size-asian="12.25pt" style:font-size-complex="14pt"/>
    </style:style>
    <style:style style:name="P276" style:family="paragraph" style:parent-style-name="Standard" style:list-style-name="L153">
      <style:text-properties style:font-name="Arial1" fo:font-size="14pt" officeooo:paragraph-rsid="005bf398" style:font-size-asian="12.25pt" style:font-size-complex="14pt"/>
    </style:style>
    <style:style style:name="P277" style:family="paragraph" style:parent-style-name="Standard" style:list-style-name="L153">
      <style:text-properties style:font-name="Arial1" fo:font-size="14pt" officeooo:rsid="005c3cf8" officeooo:paragraph-rsid="005c3cf8" style:font-size-asian="12.25pt" style:font-size-complex="14pt"/>
    </style:style>
    <style:style style:name="P278" style:family="paragraph" style:parent-style-name="Standard" style:list-style-name="L154">
      <style:text-properties style:font-name="Arial1" fo:font-size="14pt" officeooo:paragraph-rsid="005bf398" style:font-size-asian="12.25pt" style:font-size-complex="14pt"/>
    </style:style>
    <style:style style:name="P279" style:family="paragraph" style:parent-style-name="Standard">
      <style:text-properties style:font-name="Arial1" fo:font-size="14pt" officeooo:paragraph-rsid="005bf398" style:font-size-asian="12.25pt" style:font-size-complex="14pt"/>
    </style:style>
    <style:style style:name="P280" style:family="paragraph" style:parent-style-name="Standard">
      <style:text-properties style:font-name="Arial1" fo:font-size="14pt" officeooo:paragraph-rsid="005d55e4" style:font-size-asian="12.25pt" style:font-size-complex="14pt"/>
    </style:style>
    <style:style style:name="P281"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82" style:family="paragraph" style:parent-style-name="Standard" style:list-style-name="L16">
      <style:text-properties officeooo:paragraph-rsid="00215f74"/>
    </style:style>
    <style:style style:name="P283" style:family="paragraph" style:parent-style-name="Standard" style:list-style-name="L21">
      <style:text-properties officeooo:paragraph-rsid="0022e01b"/>
    </style:style>
    <style:style style:name="P284" style:family="paragraph" style:parent-style-name="Standard" style:list-style-name="L22">
      <style:text-properties officeooo:paragraph-rsid="002438ce"/>
    </style:style>
    <style:style style:name="P285" style:family="paragraph" style:parent-style-name="Standard" style:list-style-name="L42">
      <style:text-properties officeooo:paragraph-rsid="002dddf8"/>
    </style:style>
    <style:style style:name="P286" style:family="paragraph" style:parent-style-name="Standard" style:list-style-name="L50">
      <style:text-properties officeooo:paragraph-rsid="00326023"/>
    </style:style>
    <style:style style:name="P287" style:family="paragraph" style:parent-style-name="Standard" style:list-style-name="L52">
      <style:text-properties officeooo:paragraph-rsid="00326023"/>
    </style:style>
    <style:style style:name="P288" style:family="paragraph" style:parent-style-name="Standard" style:list-style-name="L55">
      <style:text-properties officeooo:paragraph-rsid="0035a5bc"/>
    </style:style>
    <style:style style:name="P289" style:family="paragraph" style:parent-style-name="Standard" style:list-style-name="L59">
      <style:text-properties officeooo:paragraph-rsid="003666a7"/>
    </style:style>
    <style:style style:name="P290" style:family="paragraph" style:parent-style-name="Standard" style:list-style-name="L61">
      <style:text-properties officeooo:paragraph-rsid="0037819e"/>
    </style:style>
    <style:style style:name="P291" style:family="paragraph" style:parent-style-name="Standard" style:list-style-name="L62">
      <style:text-properties officeooo:paragraph-rsid="0037819e"/>
    </style:style>
    <style:style style:name="P292" style:family="paragraph" style:parent-style-name="Standard" style:list-style-name="L64">
      <style:text-properties officeooo:paragraph-rsid="003924ff"/>
    </style:style>
    <style:style style:name="P293" style:family="paragraph" style:parent-style-name="Standard" style:list-style-name="L67">
      <style:text-properties officeooo:paragraph-rsid="00398160"/>
    </style:style>
    <style:style style:name="P294" style:family="paragraph" style:parent-style-name="Standard" style:list-style-name="L68">
      <style:text-properties officeooo:paragraph-rsid="0039df03"/>
    </style:style>
    <style:style style:name="P295" style:family="paragraph" style:parent-style-name="Standard" style:list-style-name="L71">
      <style:text-properties officeooo:paragraph-rsid="003ea40d"/>
    </style:style>
    <style:style style:name="P296" style:family="paragraph" style:parent-style-name="Standard" style:list-style-name="L73">
      <style:text-properties officeooo:paragraph-rsid="003ea40d"/>
    </style:style>
    <style:style style:name="P297" style:family="paragraph" style:parent-style-name="Standard" style:list-style-name="L74">
      <style:text-properties officeooo:paragraph-rsid="003f155b"/>
    </style:style>
    <style:style style:name="P298" style:family="paragraph" style:parent-style-name="Standard" style:list-style-name="L75">
      <style:text-properties officeooo:paragraph-rsid="003924ff"/>
    </style:style>
    <style:style style:name="P299" style:family="paragraph" style:parent-style-name="Standard" style:list-style-name="L79">
      <style:text-properties officeooo:paragraph-rsid="003fccc9"/>
    </style:style>
    <style:style style:name="P300" style:family="paragraph" style:parent-style-name="Standard" style:list-style-name="L82">
      <style:text-properties officeooo:paragraph-rsid="0040c033"/>
    </style:style>
    <style:style style:name="P301" style:family="paragraph" style:parent-style-name="Standard" style:list-style-name="L90">
      <style:text-properties officeooo:paragraph-rsid="003fccc9"/>
    </style:style>
    <style:style style:name="P302" style:family="paragraph" style:parent-style-name="Standard" style:list-style-name="L91">
      <style:text-properties officeooo:paragraph-rsid="004178a1"/>
    </style:style>
    <style:style style:name="P303" style:family="paragraph" style:parent-style-name="Standard" style:list-style-name="L92">
      <style:text-properties officeooo:paragraph-rsid="0043e792"/>
    </style:style>
    <style:style style:name="P304" style:family="paragraph" style:parent-style-name="Standard" style:list-style-name="L96">
      <style:text-properties officeooo:paragraph-rsid="00460218"/>
    </style:style>
    <style:style style:name="P305" style:family="paragraph" style:parent-style-name="Standard" style:list-style-name="L101">
      <style:text-properties officeooo:paragraph-rsid="004a7dfe"/>
    </style:style>
    <style:style style:name="P306" style:family="paragraph" style:parent-style-name="Standard" style:list-style-name="L111">
      <style:text-properties officeooo:paragraph-rsid="00510bfb"/>
    </style:style>
    <style:style style:name="P307" style:family="paragraph" style:parent-style-name="Standard" style:list-style-name="L113">
      <style:text-properties officeooo:paragraph-rsid="00510bfb"/>
    </style:style>
    <style:style style:name="P308" style:family="paragraph" style:parent-style-name="Standard" style:list-style-name="L123">
      <style:text-properties officeooo:paragraph-rsid="005546bd"/>
    </style:style>
    <style:style style:name="P309" style:family="paragraph" style:parent-style-name="Standard" style:list-style-name="L125">
      <style:text-properties officeooo:paragraph-rsid="00563686"/>
    </style:style>
    <style:style style:name="P310" style:family="paragraph" style:parent-style-name="Standard" style:list-style-name="L131">
      <style:text-properties officeooo:paragraph-rsid="005772d2"/>
    </style:style>
    <style:style style:name="P311" style:family="paragraph" style:parent-style-name="Standard" style:list-style-name="L134">
      <style:text-properties officeooo:paragraph-rsid="0057f319"/>
    </style:style>
    <style:style style:name="P312" style:family="paragraph" style:parent-style-name="Standard" style:list-style-name="L136">
      <style:text-properties officeooo:paragraph-rsid="0057f319"/>
    </style:style>
    <style:style style:name="P313" style:family="paragraph" style:parent-style-name="Standard" style:list-style-name="L141">
      <style:text-properties officeooo:paragraph-rsid="00596bc4"/>
    </style:style>
    <style:style style:name="P314" style:family="paragraph" style:parent-style-name="Standard" style:list-style-name="L143">
      <style:text-properties officeooo:paragraph-rsid="00596bc4"/>
    </style:style>
    <style:style style:name="P315" style:family="paragraph" style:parent-style-name="Standard" style:list-style-name="L143">
      <style:text-properties officeooo:paragraph-rsid="005aa1a3"/>
    </style:style>
    <style:style style:name="P316" style:family="paragraph" style:parent-style-name="Standard" style:list-style-name="L150">
      <style:text-properties officeooo:paragraph-rsid="005b0f34"/>
    </style:style>
    <style:style style:name="P317" style:family="paragraph" style:parent-style-name="Standard" style:list-style-name="L153">
      <style:text-properties officeooo:paragraph-rsid="005bf398"/>
    </style:style>
    <style:style style:name="P318" style:family="paragraph" style:parent-style-name="Standard" style:list-style-name="L155">
      <style:text-properties officeooo:paragraph-rsid="005d55e4"/>
    </style:style>
    <style:style style:name="P319" style:family="paragraph" style:parent-style-name="Standard" style:list-style-name="L156">
      <style:text-properties officeooo:paragraph-rsid="005d55e4"/>
    </style:style>
    <style:style style:name="P320" style:family="paragraph" style:parent-style-name="Standard" style:list-style-name="L157">
      <style:text-properties officeooo:paragraph-rsid="005d55e4"/>
    </style:style>
    <style:style style:name="P321" style:family="paragraph" style:parent-style-name="Standard" style:list-style-name="L158">
      <style:text-properties officeooo:paragraph-rsid="005d55e4"/>
    </style:style>
    <style:style style:name="P322" style:family="paragraph" style:parent-style-name="Standard" style:list-style-name="L159">
      <style:text-properties officeooo:paragraph-rsid="005d55e4"/>
    </style:style>
    <style:style style:name="P323" style:family="paragraph" style:parent-style-name="Standard" style:list-style-name="L160">
      <style:text-properties officeooo:paragraph-rsid="005d55e4"/>
    </style:style>
    <style:style style:name="P324" style:family="paragraph" style:parent-style-name="Standard" style:list-style-name="L161">
      <style:text-properties officeooo:paragraph-rsid="005d55e4"/>
    </style:style>
    <style:style style:name="P325" style:family="paragraph" style:parent-style-name="Standard" style:list-style-name="L162">
      <style:text-properties officeooo:paragraph-rsid="005d55e4"/>
    </style:style>
    <style:style style:name="P326" style:family="paragraph" style:parent-style-name="Standard" style:list-style-name="L163">
      <style:text-properties officeooo:paragraph-rsid="005d55e4"/>
    </style:style>
    <style:style style:name="P327" style:family="paragraph" style:parent-style-name="Standard" style:list-style-name="L164">
      <style:text-properties officeooo:paragraph-rsid="005d55e4"/>
    </style:style>
    <style:style style:name="P328" style:family="paragraph" style:parent-style-name="Standard" style:list-style-name="L165">
      <style:text-properties officeooo:paragraph-rsid="005d55e4"/>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fo:font-weight="bold" officeooo:rsid="005772d2" style:font-weight-asian="bold" style:font-weight-complex="bold"/>
    </style:style>
    <style:style style:name="T20" style:family="text">
      <style:text-properties fo:font-weight="bold" officeooo:rsid="0057f319" style:font-weight-asian="bold" style:font-weight-complex="bold"/>
    </style:style>
    <style:style style:name="T21" style:family="text">
      <style:text-properties fo:font-weight="bold" officeooo:rsid="005b0f34" style:font-weight-asian="bold" style:font-weight-complex="bold"/>
    </style:style>
    <style:style style:name="T22" style:family="text">
      <style:text-properties fo:font-weight="bold" officeooo:rsid="005bf398" style:font-weight-asian="bold" style:font-weight-complex="bold"/>
    </style:style>
    <style:style style:name="T23" style:family="text">
      <style:text-properties fo:font-weight="bold" officeooo:rsid="005d55e4" style:font-weight-asian="bold" style:font-weight-complex="bold"/>
    </style:style>
    <style:style style:name="T24" style:family="text">
      <style:text-properties style:font-name="Arial1" fo:font-size="14pt" style:font-size-asian="12.25pt" style:font-size-complex="14pt"/>
    </style:style>
    <style:style style:name="T25" style:family="text">
      <style:text-properties style:font-name="Arial1" fo:font-size="14pt" officeooo:rsid="0022e01b" style:font-size-asian="12.25pt" style:font-size-complex="14pt"/>
    </style:style>
    <style:style style:name="T26" style:family="text">
      <style:text-properties style:font-name="Arial1" fo:font-size="14pt" officeooo:rsid="002438ce" style:font-size-asian="12.25pt" style:font-size-complex="14pt"/>
    </style:style>
    <style:style style:name="T27" style:family="text">
      <style:text-properties style:font-name="Arial1" fo:font-size="14pt" officeooo:rsid="00326023" style:font-size-asian="12.25pt" style:font-size-complex="14pt"/>
    </style:style>
    <style:style style:name="T28" style:family="text">
      <style:text-properties style:font-name="Arial1" fo:font-size="14pt" officeooo:rsid="00398160" style:font-size-asian="12.25pt" style:font-size-complex="14pt"/>
    </style:style>
    <style:style style:name="T29" style:family="text">
      <style:text-properties style:font-name="Arial1" fo:font-size="14pt" officeooo:rsid="0039df03" style:font-size-asian="12.25pt" style:font-size-complex="14pt"/>
    </style:style>
    <style:style style:name="T30" style:family="text">
      <style:text-properties style:font-name="Arial1" fo:font-size="14pt" officeooo:rsid="004a7dfe" style:font-size-asian="12.25pt" style:font-size-complex="14pt"/>
    </style:style>
    <style:style style:name="T31" style:family="text">
      <style:text-properties style:font-name="Arial1" fo:font-size="14pt" officeooo:rsid="004e9638" style:font-size-asian="12.25pt" style:font-size-complex="14pt"/>
    </style:style>
    <style:style style:name="T32" style:family="text">
      <style:text-properties style:font-name="Arial1" fo:font-size="14pt" officeooo:rsid="00510bfb" style:font-size-asian="12.25pt" style:font-size-complex="14pt"/>
    </style:style>
    <style:style style:name="T33" style:family="text">
      <style:text-properties style:font-name="Arial1" fo:font-size="14pt" officeooo:rsid="00563686" style:font-size-asian="12.25pt" style:font-size-complex="14pt"/>
    </style:style>
    <style:style style:name="T34" style:family="text">
      <style:text-properties style:font-name="Arial1" fo:font-size="14pt" officeooo:rsid="0057f319" style:font-size-asian="12.25pt" style:font-size-complex="14pt"/>
    </style:style>
    <style:style style:name="T35" style:family="text">
      <style:text-properties style:font-name="Arial1" fo:font-size="14pt" fo:font-weight="bold" style:font-size-asian="12.25pt" style:font-weight-asian="bold" style:font-size-complex="14pt" style:font-weight-complex="bold"/>
    </style:style>
    <style:style style:name="T36" style:family="text">
      <style:text-properties style:font-name="Arial1" fo:font-size="14pt" fo:font-weight="bold" officeooo:rsid="001ff58a" style:font-size-asian="12.25pt" style:font-weight-asian="bold" style:font-size-complex="14pt" style:font-weight-complex="bold"/>
    </style:style>
    <style:style style:name="T37" style:family="text">
      <style:text-properties style:font-name="Arial1" fo:font-size="14pt" fo:font-weight="bold" officeooo:rsid="0025f71f" style:font-size-asian="12.25pt" style:font-weight-asian="bold" style:font-size-complex="14pt" style:font-weight-complex="bold"/>
    </style:style>
    <style:style style:name="T38" style:family="text">
      <style:text-properties style:font-name="Arial1" fo:font-size="14pt" fo:font-weight="bold" officeooo:rsid="003f155b" style:font-size-asian="12.25pt" style:font-weight-asian="bold" style:font-size-complex="14pt" style:font-weight-complex="bold"/>
    </style:style>
    <style:style style:name="T39" style:family="text">
      <style:text-properties style:font-name="Arial1" fo:font-size="14pt" fo:font-weight="bold" officeooo:rsid="004a393a" style:font-size-asian="12.25pt" style:font-weight-asian="bold" style:font-size-complex="14pt" style:font-weight-complex="bold"/>
    </style:style>
    <style:style style:name="T40" style:family="text">
      <style:text-properties style:font-name="Arial1" fo:font-size="14pt" fo:font-weight="bold" officeooo:rsid="004a7dfe" style:font-size-asian="12.25pt" style:font-weight-asian="bold" style:font-size-complex="14pt" style:font-weight-complex="bold"/>
    </style:style>
    <style:style style:name="T41" style:family="text">
      <style:text-properties style:font-name="Arial1" fo:font-size="14pt" fo:font-weight="bold" officeooo:rsid="004dabe4" style:font-size-asian="12.25pt" style:font-weight-asian="bold" style:font-size-complex="14pt" style:font-weight-complex="bold"/>
    </style:style>
    <style:style style:name="T42" style:family="text">
      <style:text-properties style:font-name="Arial1" fo:font-size="14pt" fo:font-weight="bold" officeooo:rsid="004e51f5" style:font-size-asian="12.25pt" style:font-weight-asian="bold" style:font-size-complex="14pt" style:font-weight-complex="bold"/>
    </style:style>
    <style:style style:name="T43" style:family="text">
      <style:text-properties style:font-name="Arial1" fo:font-size="14pt" fo:font-weight="bold" officeooo:rsid="004e9638" style:font-size-asian="12.25pt" style:font-weight-asian="bold" style:font-size-complex="14pt" style:font-weight-complex="bold"/>
    </style:style>
    <style:style style:name="T44" style:family="text">
      <style:text-properties style:font-name="Arial1" fo:font-size="14pt" fo:font-weight="bold" officeooo:rsid="005546bd" style:font-size-asian="12.25pt" style:font-weight-asian="bold" style:font-size-complex="14pt" style:font-weight-complex="bold"/>
    </style:style>
    <style:style style:name="T45" style:family="text">
      <style:text-properties style:font-name="Arial1" fo:font-size="14pt" fo:font-weight="bold" officeooo:rsid="00596bc4" style:font-size-asian="12.25pt" style:font-weight-asian="bold" style:font-size-complex="14pt" style:font-weight-complex="bold"/>
    </style:style>
    <style:style style:name="T46" style:family="text">
      <style:text-properties style:font-name="Arial1" fo:font-size="14pt" fo:font-weight="bold" officeooo:rsid="005aa1a3" style:font-size-asian="12.25pt" style:font-weight-asian="bold" style:font-size-complex="14pt" style:font-weight-complex="bold"/>
    </style:style>
    <style:style style:name="T47" style:family="text">
      <style:text-properties style:font-name="Arial1" fo:font-size="14pt" fo:font-weight="bold" officeooo:rsid="005bf398" style:font-size-asian="12.25pt" style:font-weight-asian="bold" style:font-size-complex="14pt" style:font-weight-complex="bold"/>
    </style:style>
    <style:style style:name="T48" style:family="text">
      <style:text-properties style:font-name="Arial1" fo:font-size="14pt" fo:font-weight="normal" style:font-size-asian="12.25pt" style:font-weight-asian="normal" style:font-size-complex="14pt" style:font-weight-complex="normal"/>
    </style:style>
    <style:style style:name="T49" style:family="text">
      <style:text-properties officeooo:rsid="002438ce"/>
    </style:style>
    <style:style style:name="T50" style:family="text">
      <style:text-properties officeooo:rsid="002f3194"/>
    </style:style>
    <style:style style:name="T51" style:family="text">
      <style:text-properties officeooo:rsid="00326023"/>
    </style:style>
    <style:style style:name="T52" style:family="text">
      <style:text-properties officeooo:rsid="0043e792"/>
    </style:style>
    <style:style style:name="T53" style:family="text">
      <style:text-properties officeooo:rsid="0047ba01"/>
    </style:style>
    <style:style style:name="T54" style:family="text">
      <style:text-properties style:font-name="arial" fo:font-size="14pt" style:font-size-asian="14pt" style:font-size-complex="14pt"/>
    </style:style>
    <style:style style:name="T55" style:family="text">
      <style:text-properties style:font-name="arial" fo:font-size="14pt" fo:font-weight="normal" style:font-size-asian="14pt" style:font-weight-asian="normal" style:font-size-complex="14pt" style:font-weight-complex="normal"/>
    </style:style>
    <style:style style:name="T56" style:family="text">
      <style:text-properties officeooo:rsid="005d55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9"><text:span text:style-name="T24">A Virtual Machine (VM) is an emulation of a computer system that runs as an isolated application using the resources of a host (physical machine).<text:line-break/><text:line-break/></text:span><text:span text:style-name="T35">3. Главные преимущества виртуализации:</text:span></text:p>
      <text:list text:style-name="L1">
        <text:list-item>
          <text:p text:style-name="P115">Разделение ресурсов (Partitioning): на одном компьютере могут работать несколько VM.</text:p>
        </text:list-item>
        <text:list-item>
          <text:p text:style-name="P115">Изоляция (Isolation): каждая VM работает независимо, сбой в одной не влияет на другие.</text:p>
        </text:list-item>
        <text:list-item>
          <text:p text:style-name="P115">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16">Partitioning: multiple VMs can run on a single host.</text:p>
        </text:list-item>
        <text:list-item>
          <text:p text:style-name="P116">Isolation: each VM operates independently; failure in one doesn’t affect others.</text:p>
        </text:list-item>
        <text:list-item>
          <text:p text:style-name="P116">Encapsulation: VMs are stored as files, making them easy to move, copy, and recover.</text:p>
        </text:list-item>
      </text:list>
      <text:p text:style-name="P79"><text:span text:style-name="T24"/></text:p>
      <text:p text:style-name="P61">4. Типы виртуализации:</text:p>
      <text:list text:style-name="L3">
        <text:list-item>
          <text:p text:style-name="P117">Полная (Full Virtualization): гостевая ОС полностью изолирована и не знает о виртуализации.</text:p>
        </text:list-item>
        <text:list-item>
          <text:p text:style-name="P117">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18">Full Virtualization: guest OS is fully isolated and unaware it is virtualized.</text:p>
        </text:list-item>
        <text:list-item>
          <text:p text:style-name="P118">Paravirtualization: guest OS is partially aware of virtualization, uses "hypercalls" for better performance but is less portable.</text:p>
        </text:list-item>
      </text:list>
      <text:p text:style-name="P79"><text:span text:style-name="T24"/></text:p>
      <text:p text:style-name="P79"><text:span text:style-name="T35"/></text:p>
      <text:p text:style-name="P79"><text:soft-page-break/><text:span text:style-name="T35">5. Виды гипервизоров:</text:span></text:p>
      <text:list text:style-name="L5">
        <text:list-item>
          <text:p text:style-name="P119">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19">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19">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20">Type 1 (Native / Bare metal): hypervisor installs directly on hardware, VMs run above it (e.g., VMware ESXi). Used on servers, more secure and faster.</text:p>
        </text:list-item>
        <text:list-item>
          <text:p text:style-name="P120">Type 2 (Hosted): hypervisor runs as an app inside an OS (e.g., VirtualBox, VMware Workstation). Easier for home/testing use.</text:p>
        </text:list-item>
        <text:list-item>
          <text:p text:style-name="P120">Type Hybrid: combines both approaches, manages CPU/memory directly but uses a service OS (e.g., Hyper-V).<text:line-break/></text:p>
        </text:list-item>
      </text:list>
      <text:p text:style-name="P61">6. Применение:</text:p>
      <text:list text:style-name="L7">
        <text:list-item>
          <text:p text:style-name="P121">Можно запускать любые ОС параллельно, не переустанавливая основную.</text:p>
        </text:list-item>
        <text:list-item>
          <text:p text:style-name="P121">Легко переносить и восстанавливать системы, тестировать и обучаться.</text:p>
        </text:list-item>
      </text:list>
      <text:p text:style-name="P2">------------------------------------------------------------------------------------------------------</text:p>
      <text:list text:style-name="L8">
        <text:list-item>
          <text:p text:style-name="P122">Run multiple OSes in parallel without reinstalling the main one.</text:p>
        </text:list-item>
        <text:list-item>
          <text:p text:style-name="P122">Easy system migration, testing, learning.</text:p>
        </text:list-item>
      </text:list>
      <text:p text:style-name="P79"><text:span text:style-name="T24"/></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80"><text:span text:style-name="T35"/></text:p>
      <text:p text:style-name="P80"><text:span text:style-name="T36">2) </text:span><text:span text:style-name="T35">Главные задачи сети:</text:span></text:p>
      <text:list text:style-name="L9">
        <text:list-item>
          <text:p text:style-name="P123">Обмен данными между устройствами</text:p>
        </text:list-item>
        <text:list-item>
          <text:p text:style-name="P123">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24">Первые сети: телетайпы, модемы, телефонные линии, пакетная передача данных (X.25, ARPANET).</text:p>
        </text:list-item>
        <text:list-item>
          <text:p text:style-name="P124">Ранние глобальные сети: USEnet, FIDOnet, BBS.</text:p>
        </text:list-item>
        <text:list-item>
          <text:p text:style-name="P124">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25">LAN (локальная сеть) — офис, дом, небольшая территория.</text:p>
        </text:list-item>
        <text:list-item>
          <text:p text:style-name="P125">WAN (глобальная сеть) — объединяет города, страны, континенты (интернет).</text:p>
        </text:list-item>
        <text:list-item>
          <text:p text:style-name="P125">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26">Звезда, шина, кольцо, ячеистая, смешанная.</text:p>
        </text:list-item>
        <text:list-item>
          <text:p text:style-name="P126">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27">Маршрутизатор (router), коммутатор (switch), концентратор (hub), точка доступа (AP), сетевые карты (NIC).</text:p>
        </text:list-item>
        <text:list-item>
          <text:p text:style-name="P127">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28">Передача осуществляется "пакетами" (packet switching).</text:p>
        </text:list-item>
        <text:list-item>
          <text:p text:style-name="P128">Важно: маршрутизация, MTU (размер пакета), контроль целостности.</text:p>
        </text:list-item>
        <text:list-item>
          <text:p text:style-name="P128">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62">Практическое значение для DevOps и системного администратора:</text:p>
      <text:list text:style-name="L15">
        <text:list-item>
          <text:p text:style-name="P129">Понимать отличия LAN/WAN, топологии, сетевые устройства.</text:p>
        </text:list-item>
        <text:list-item>
          <text:p text:style-name="P129">Разбираться в протоколах и базовых принципах передачи данных.</text:p>
        </text:list-item>
        <text:list-item>
          <text:p text:style-name="P129">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62">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63">Важные моменты:</text:p>
      <text:list text:style-name="L16">
        <text:list-item>
          <text:p text:style-name="P282"><text:span text:style-name="T24">PAN, LAN, MAN могут существовать и работать вообще без интернета и WAN. Для обмена данными между устройствами </text:span><text:soft-page-break/><text:span text:style-name="T24">достаточно физического или беспроводного соединения внутри их зоны покрытия.</text:span></text:p>
          <text:p text:style-name="P130">----------------------------------------------------------------------------------------------</text:p>
          <text:p text:style-name="P130">PAN, LAN, MAN can work without WAN or Internet, only local (wired or wireless) connections required within their coverage area.</text:p>
          <text:p text:style-name="P131">----------------------------------------------------------------------------------------------</text:p>
          <text:p text:style-name="P131"/>
        </text:list-item>
        <text:list-item>
          <text:p text:style-name="P130">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30">-----------------------------------------------------------------------------------------------LAN/neighborhood networks (e.g., for local games or ICQ in the 2000s) were fully independent — local communication/gaming possible without Internet access.</text:p>
          <text:p text:style-name="P131">----------------------------------------------------------------------------------------------</text:p>
          <text:p text:style-name="P131"/>
        </text:list-item>
        <text:list-item>
          <text:p text:style-name="P130">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30">-----------------------------------------------------------------------------------------------WAN is a global network (Internet). Local networks (LAN, MAN) access it via gateways: routers, modems, ISP. Devices in a LAN communicate directly; access to WAN requires routing.</text:p>
          <text:p text:style-name="P131">----------------------------------------------------------------------------------------------</text:p>
          <text:p text:style-name="P131"/>
        </text:list-item>
        <text:list-item>
          <text:p text:style-name="P130">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30">-----------------------------------------------------------------------------------------------VPN enables secure connection of separate LANs or devices, making them appear as a single local network, even if they are physically distant and use public Internet.</text:p>
          <text:p text:style-name="P131">----------------------------------------------------------------------------------------------</text:p>
        </text:list-item>
      </text:list>
      <text:p text:style-name="P4"/>
      <text:p text:style-name="P63">Практическое значение для DevOps/админа:</text:p>
      <text:list text:style-name="L17">
        <text:list-item>
          <text:p text:style-name="P132">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32">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32">-----------------------------------------------------------------------------------------------Understanding network types and their principles is vital for infrastructure design, security setup, routing, troubleshooting. Knowing <text:soft-page-break/>local vs. global interactions is critical for access management, scaling, redundancy, and data protection.</text:p>
          <text:p text:style-name="P133">----------------------------------------------------------------------------------------------</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34">Точка-точка (Point-to-point)</text:p>
          <text:list>
            <text:list-item>
              <text:p text:style-name="P134">Два устройства соединены напрямую одним каналом связи. Это простая и надёжная схема для передачи данных между двумя точками.</text:p>
              <text:p text:style-name="P134">-------------------------------------------------------------------------------------------Point-to-point — two devices are directly connected via a single communication channel. Simple and reliable for connecting two endpoints.</text:p>
              <text:p text:style-name="P134">-------------------------------------------------------------------------------------------</text:p>
            </text:list-item>
            <text:list-item>
              <text:p text:style-name="P134">Плюсы: высокая скорость, безопасность, простота.</text:p>
            </text:list-item>
            <text:list-item>
              <text:p text:style-name="P134">Минусы: масштабируется только для двух устройств.</text:p>
            </text:list-item>
            <text:list-item>
              <text:p text:style-name="P134">A &lt;------&gt; B</text:p>
            </text:list-item>
          </text:list>
        </text:list-item>
        <text:list-item>
          <text:p text:style-name="P134">Шина (Bus topology)</text:p>
          <text:list>
            <text:list-item>
              <text:p text:style-name="P134">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34">-------------------------------------------------------------------------------------------Bus — all devices share a single backbone cable; messages are broadcast to all, but only the recipient processes them.</text:p>
              <text:p text:style-name="P134">-------------------------------------------------------------------------------------------</text:p>
            </text:list-item>
            <text:list-item>
              <text:p text:style-name="P134">Плюсы: простота, дешевизна, легко добавлять устройства, мало кабеля.</text:p>
            </text:list-item>
            <text:list-item>
              <text:p text:style-name="P134">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34"><text:soft-page-break/>A---B---C---D</text:p>
            </text:list-item>
          </text:list>
        </text:list-item>
      </text:list>
      <text:p text:style-name="P5"><text:s text:c="3"/><text:tab/><text:tab/>|</text:p>
      <text:p text:style-name="P5"><text:s text:c="3"/><text:tab/><text:tab/>Кабель (шина)</text:p>
      <text:list text:style-name="L19">
        <text:list-item>
          <text:p text:style-name="P135">Звезда (Star topology)</text:p>
          <text:list>
            <text:list-item>
              <text:p text:style-name="P135">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35">-------------------------------------------------------------------------------------------</text:p>
              <text:p text:style-name="P135">Star — all devices connect to a central hub/switch. Central device manages traffic, failure of one device doesn’t affect the network.</text:p>
              <text:p text:style-name="P135">-------------------------------------------------------------------------------------------</text:p>
            </text:list-item>
            <text:list-item>
              <text:p text:style-name="P135">Плюсы: легко администрировать, быстро искать неисправности, не критично при выходе из строя одного узла.</text:p>
            </text:list-item>
            <text:list-item>
              <text:p text:style-name="P135">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81"><text:span text:style-name="T24"><text:s text:c="6"/><text:tab/><text:tab/><text:tab/><text:tab/> D <text:s text:c="2"/></text:span><text:span text:style-name="T25">(</text:span><text:span text:style-name="T24">O — центр (хаб/свитч)</text:span><text:span text:style-name="T25">)</text:span></text:p>
      <text:list text:style-name="L20">
        <text:list-item>
          <text:p text:style-name="P136">Кольцо (Ring topology)</text:p>
          <text:list>
            <text:list-item>
              <text:p text:style-name="P136">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36">-------------------------------------------------------------------------------------------Ring — each device connects to two neighbors, forming a closed loop. Data is passed around the ring in one direction until it reaches the recipient.</text:p>
              <text:p text:style-name="P136">-------------------------------------------------------------------------------------------</text:p>
            </text:list-item>
            <text:list-item>
              <text:p text:style-name="P136">Плюсы: чёткая последовательность передачи, легко добавлять новые устройства.</text:p>
            </text:list-item>
            <text:list-item>
              <text:p text:style-name="P136">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37">Двойное кольцо (Dual ring)</text:p>
          <text:list>
            <text:list-item>
              <text:p text:style-name="P137">Два кольца: основное и резервное, данные могут идти в обе стороны, повышается надёжность и устойчивость к сбоям.</text:p>
              <text:p text:style-name="P283"><text:span text:style-name="T48">-------------------------------------------------------------------------------------------</text:span><text:span text:style-name="T24">Dual ring — two rings: primary and backup; data can go both ways, increasing reliability and fault tolerance.</text:span></text:p>
              <text:p text:style-name="P137">-------------------------------------------------------------------------------------------</text:p>
            </text:list-item>
            <text:list-item>
              <text:p text:style-name="P137">Плюсы: устойчивость к обрыву, можно ремонтировать без остановки всей сети.</text:p>
            </text:list-item>
            <text:list-item>
              <text:p text:style-name="P137"><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84"><text:span text:style-name="T24">Ячеистая/Решётчатая (Mesh topology</text:span><text:span text:style-name="T26">)</text:span></text:p>
          <text:list>
            <text:list-item>
              <text:p text:style-name="P138">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38">-------------------------------------------------------------------------------------------Mesh — each device connects to several others, with multiple paths between any two points. Offers maximum fault tolerance.</text:p>
              <text:p text:style-name="P138">-------------------------------------------------------------------------------------------</text:p>
            </text:list-item>
            <text:list-item>
              <text:p text:style-name="P138">Плюсы: очень высокая надёжность, сеть продолжает работать при выходе из строя части оборудования.</text:p>
            </text:list-item>
            <text:list-item>
              <text:p text:style-name="P138">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49">|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39">Гибридная (Hybrid topology)</text:p>
          <text:list>
            <text:list-item>
              <text:p text:style-name="P139">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39">-------------------------------------------------------------------------------------------</text:p>
              <text:p text:style-name="P139">Hybrid — combination of multiple topologies (e.g., tree = star + bus). Used for flexibility, cost optimization, and management of large networks.</text:p>
              <text:p text:style-name="P139">-------------------------------------------------------------------------------------------</text:p>
            </text:list-item>
            <text:list-item>
              <text:p text:style-name="P139">Плюсы: гибкость, масштабируемость, легко адаптировать под задачи.</text:p>
            </text:list-item>
            <text:list-item>
              <text:p text:style-name="P139">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64">Важные детали</text:p>
      <text:list text:style-name="L24">
        <text:list-item>
          <text:p text:style-name="P140">Физическая и логическая топология могут различаться — физически сеть может быть звезда, а логически работать как шина.</text:p>
          <text:p text:style-name="P140"><text:soft-page-break/>-------------------------------------------------------------------------------------------Physical and logical topology may differ: a network may look like a star but act as a bus logically.</text:p>
          <text:p text:style-name="P140">-------------------------------------------------------------------------------------------</text:p>
        </text:list-item>
        <text:list-item>
          <text:p text:style-name="P140">Гибридные схемы чаще всего используются в крупных организациях для отказоустойчивости и оптимизации затрат.</text:p>
          <text:p text:style-name="P140">-------------------------------------------------------------------------------------------Hybrid topologies are most common in large organizations for fault tolerance and cost optimization.</text:p>
          <text:p text:style-name="P140">-------------------------------------------------------------------------------------------</text:p>
        </text:list-item>
      </text:list>
      <text:p text:style-name="P5"/>
      <text:p text:style-name="P64">Практическое значение для DevOps/админа:</text:p>
      <text:list text:style-name="L25">
        <text:list-item>
          <text:p text:style-name="P141">Понимание топологий нужно для проектирования, диагностики, масштабирования и выбора оборудования.</text:p>
          <text:p text:style-name="P141">-------------------------------------------------------------------------------------------</text:p>
          <text:p text:style-name="P141">For DevOps/admins: understanding topologies is crucial for network design, troubleshooting, scaling, and choosing equipment.</text:p>
          <text:p text:style-name="P141">-------------------------------------------------------------------------------------------</text:p>
        </text:list-item>
      </text:list>
      <text:p text:style-name="P5"><text:line-break/>🟢 <text:span text:style-name="T1">Сетевые устройства (Network Devices)</text:span></text:p>
      <text:p text:style-name="P5"/>
      <text:p text:style-name="P82"><text:span text:style-name="T35">1 </text:span><text:span text:style-name="T37">) </text:span><text:span text:style-name="T24">NIC (Network Interface Controller, сетевая карта.</text:span></text:p>
      <text:list text:style-name="L26">
        <text:list-item>
          <text:p text:style-name="P142">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43">NIC работает и на физическом, и на канальном уровне OSI.</text:p>
        </text:list-item>
        <text:list-item>
          <text:p text:style-name="P144">Бывают внешние (USB), внутренние (PCI), интегрированные.</text:p>
          <text:p text:style-name="P144">-------------------------------------------------------------------------------------------NIC (Network Interface Controller) — allows computers to communicate over a network, either wired or wirelessly. Operates at both physical and data link layers. Can be external (USB), internal (PCI), or integrated.</text:p>
          <text:p text:style-name="P144">-------------------------------------------------------------------------------------------</text:p>
        </text:list-item>
      </text:list>
      <text:p text:style-name="P5"/>
      <text:p text:style-name="P7"><text:span text:style-name="T5">2) </text:span>Коннекторы (Connectors)</text:p>
      <text:list text:style-name="L28">
        <text:list-item>
          <text:p text:style-name="P145">AUI — старый стандарт для толстых коаксиальных кабелей (10BASE5), сейчас почти не используется.</text:p>
        </text:list-item>
        <text:list-item>
          <text:p text:style-name="P145">BNC — быстрая коаксиальная "щёлк-кнопка" для 10BASE2 (старый Ethernet).</text:p>
        </text:list-item>
        <text:list-item>
          <text:p text:style-name="P145">8P8C (часто называют RJ-45) — стандартный разъём для витой пары (Ethernet).</text:p>
        </text:list-item>
        <text:list-item>
          <text:p text:style-name="P145">Оптоволокно (Fiber) — используется для больших расстояний и скоростей до 100Gbit/s, backbone-сети.</text:p>
          <text:p text:style-name="P145">-------------------------------------------------------------------------------------------AUI — old standard for thick coaxial (10BASE5), now rare.</text:p>
          <text:p text:style-name="P145">BNC — quick connect for coaxial (10BASE2, old Ethernet).</text:p>
          <text:p text:style-name="P145">8P8C (often called RJ-45) — standard for twisted pair (Ethernet).</text:p>
          <text:p text:style-name="P145"><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46">Электронное устройство, которое принимает сигнал и ретранслирует его. Используется для увеличения расстояния передачи сигнала.</text:p>
          <text:p text:style-name="P146">-------------------------------------------------------------------------------------------Repeater — receives a signal and retransmits it to extend the distance of transmission.</text:p>
          <text:p text:style-name="P146">-------------------------------------------------------------------------------------------</text:p>
        </text:list-item>
      </text:list>
      <text:p text:style-name="P5"/>
      <text:p text:style-name="P5"><text:span text:style-name="T5">4) </text:span>Хаб (Hub)</text:p>
      <text:list text:style-name="L30">
        <text:list-item>
          <text:p text:style-name="P147">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47">Хаб не может анализировать трафик, не хранит данные, обрабатывает только одну передачу одновременно.</text:p>
        </text:list-item>
        <text:list-item>
          <text:p text:style-name="P147">Работает в полу-дуплексном режиме (одновременно или отправка, или приём).</text:p>
          <text:p text:style-name="P147">-------------------------------------------------------------------------------------------Hub — connects multiple Ethernet devices into one segment, acts as a multi-port repeater: repeats any transmission to all ports. Can't analyze or store traffic, only handles one transmission at a time. Half-duplex mode only.</text:p>
          <text:p text:style-name="P147">----------------------------------------------------------------------------------------</text:p>
        </text:list-item>
        <text:list-item>
          <text:p text:style-name="P147">Плюсы: просто, дёшево, увеличивает длину сети.</text:p>
        </text:list-item>
        <text:list-item>
          <text:p text:style-name="P147">Минусы: низкая эффективность, создаёт коллизии, может только повторять сигналы.</text:p>
          <text:p text:style-name="P147">-------------------------------------------------------------------------------------------Pros: simple, cheap, extends network length.</text:p>
          <text:p text:style-name="P147">Cons: inefficient, creates collisions, only repeats signals.</text:p>
          <text:p text:style-name="P147">-------------------------------------------------------------------------------------------</text:p>
        </text:list-item>
      </text:list>
      <text:p text:style-name="P5"/>
      <text:p text:style-name="P7"><text:span text:style-name="T5">5) </text:span>Бридж (Bridge)</text:p>
      <text:list text:style-name="L31">
        <text:list-item>
          <text:p text:style-name="P148">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48">Бывают:</text:p>
              <text:list>
                <text:list-item>
                  <text:p text:style-name="P148">Transparent bridge (прозрачный, для одинаковых протоколов),</text:p>
                </text:list-item>
                <text:list-item>
                  <text:p text:style-name="P148">Translating bridge (переводит между разными протоколами канального/физического уровня),</text:p>
                </text:list-item>
                <text:list-item>
                  <text:p text:style-name="P148"><text:soft-page-break/>Encapsulating bridge (инкапсулирует пакеты для передачи через чужую сеть).</text:p>
                </text:list-item>
              </text:list>
            </text:list-item>
          </text:list>
          <text:p text:style-name="P148">-------------------------------------------------------------------------------------------Bridge — connects multiple network segments into a single network, works at the data link layer. Restricts collision domains, delays packets, filters error frames.</text:p>
          <text:p text:style-name="P148">Types: transparent (same protocols), translating (different protocols), encapsulating (for foreign networks).</text:p>
          <text:p text:style-name="P148">-------------------------------------------------------------------------------------------</text:p>
        </text:list-item>
        <text:list-item>
          <text:p text:style-name="P148">Плюсы: уменьшает коллизии, расширяет сеть.</text:p>
        </text:list-item>
        <text:list-item>
          <text:p text:style-name="P148">Минусы: добавляет задержку (10-30%), ограничен производительностью.</text:p>
          <text:p text:style-name="P148">-------------------------------------------------------------------------------------------Pros: reduces collisions, extends networks.</text:p>
          <text:p text:style-name="P148">Cons: adds latency (10–30%), limited performance.</text:p>
          <text:p text:style-name="P148">-------------------------------------------------------------------------------------------</text:p>
        </text:list-item>
      </text:list>
      <text:p text:style-name="P5"><text:span text:style-name="T5"/></text:p>
      <text:p text:style-name="P7"><text:span text:style-name="T5">6) </text:span>Свитч (Switch)</text:p>
      <text:list text:style-name="L32">
        <text:list-item>
          <text:p text:style-name="P149">Многопортовый бридж. Использует MAC-адреса для передачи данных только нужному устройству, а не всем.</text:p>
        </text:list-item>
        <text:list-item>
          <text:p text:style-name="P149">Работает на канальном уровне. Каждый порт — отдельный домен коллизий, что уменьшает коллизии в сети.</text:p>
        </text:list-item>
        <text:list-item>
          <text:p text:style-name="P149">Три режима работы:</text:p>
          <text:list>
            <text:list-item>
              <text:p text:style-name="P149">Store &amp; Forward (полная буферизация),</text:p>
            </text:list-item>
            <text:list-item>
              <text:p text:style-name="P149">Cut-through (пересылка сразу после чтения адреса),</text:p>
            </text:list-item>
            <text:list-item>
              <text:p text:style-name="P149">Fragment-free (отправка после проверки заголовка).</text:p>
            </text:list-item>
          </text:list>
          <text:p text:style-name="P149">-------------------------------------------------------------------------------------------Switch — multi-port bridge, uses MAC addresses to forward data only to intended recipient. Operates at data link layer. Each port is its own collision domain.Three switching modes: store &amp; forward, cut-through, fragment-free.</text:p>
          <text:p text:style-name="P149">-------------------------------------------------------------------------------------------</text:p>
        </text:list-item>
        <text:list-item>
          <text:p text:style-name="P149">Плюсы: разгружает сеть, уменьшает коллизии, увеличивает производительность.</text:p>
        </text:list-item>
        <text:list-item>
          <text:p text:style-name="P149">Минусы: дороже, сложно искать проблемы, требуется правильная настройка для multicast.</text:p>
          <text:p text:style-name="P149">-------------------------------------------------------------------------------------------Pros: reduces network load and collisions, increases performance.</text:p>
          <text:p text:style-name="P149">Cons: more expensive, harder to troubleshoot, needs proper multicast setup.</text:p>
          <text:p text:style-name="P149">-------------------------------------------------------------------------------------------</text:p>
        </text:list-item>
      </text:list>
      <text:p text:style-name="P5"/>
      <text:p text:style-name="P5"><text:span text:style-name="T5">7) </text:span>Роутер (Router)</text:p>
      <text:list text:style-name="L33">
        <text:list-item>
          <text:p text:style-name="P150">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51">-------------------------------------------------------------------------------------------</text:p>
          <text:p text:style-name="P151">Router — forwards data packets between networks. Operates at OSI layer 3, makes decisions using routing table and destination IP address. Main task: connect multiple networks and properly forward packets.</text:p>
          <text:p text:style-name="P151">-------------------------------------------------------------------------------------------</text:p>
        </text:list-item>
        <text:list-item>
          <text:p text:style-name="P151">Плюсы: соединяет любые сети, фильтрует и маршрутизирует трафик, масштабируемость.</text:p>
        </text:list-item>
        <text:list-item>
          <text:p text:style-name="P151">Минусы: сложнее, требует настройки маршрутов, может стать "узким местом".</text:p>
          <text:p text:style-name="P151">-------------------------------------------------------------------------------------------Pros: connects any networks, filters and routes traffic, scalable.</text:p>
          <text:p text:style-name="P151">Cons: more complex, requires route configuration, may become a bottleneck.</text:p>
          <text:p text:style-name="P151">-------------------------------------------------------------------------------------------</text:p>
        </text:list-item>
      </text:list>
      <text:p text:style-name="P5"/>
      <text:p text:style-name="P8"><text:span text:style-name="T6">8) </text:span>L3 Switch (Layer 3 Switch)</text:p>
      <text:list text:style-name="L34">
        <text:list-item>
          <text:p text:style-name="P152">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52">Поддерживает routing protocols, фильтрацию, высокую производительность, разделение таблиц маршрутизации.</text:p>
        </text:list-item>
        <text:list-item>
          <text:p text:style-name="P152">Обычно используется в больших локальных сетях с множеством подсетей.</text:p>
          <text:p text:style-name="P152">-------------------------------------------------------------------------------------------Layer 3 switch — combines switch and router functions: switches local traffic at high speed, routes between subnets or VLANs. Supports routing protocols, traffic segregation, high performance. Used in large LANs.</text:p>
          <text:p text:style-name="P152">-------------------------------------------------------------------------------------------</text:p>
        </text:list-item>
        <text:list-item>
          <text:p text:style-name="P152">Плюсы: изолирует сбои, поддерживает масштабирование, быстрый роутинг между VLAN, меньше задержка.</text:p>
        </text:list-item>
        <text:list-item>
          <text:p text:style-name="P152">Минусы: дороже и сложнее, чем обычные свитчи, сложнее настраивать.</text:p>
          <text:p text:style-name="P152">-------------------------------------------------------------------------------------------Pros: isolates faults, supports scalability, fast inter-VLAN routing, lower latency.</text:p>
          <text:p text:style-name="P152">Cons: more expensive and complex, harder to configure.</text:p>
          <text:p text:style-name="P152">-------------------------------------------------------------------------------------------</text:p>
        </text:list-item>
      </text:list>
      <text:p text:style-name="P5"/>
      <text:p text:style-name="P8"><text:span text:style-name="T6">9) </text:span>Шлюз (Gateway)</text:p>
      <text:list text:style-name="L35">
        <text:list-item>
          <text:p text:style-name="P153">Аппаратный или программный интерфейс для соединения сетей с разными протоколами (например, локальная сеть и интернет).</text:p>
        </text:list-item>
        <text:list-item>
          <text:p text:style-name="P153"><text:soft-page-break/>Может работать на любом уровне OSI. Часто совмещает функции роутера, фильтрации, NAT, firewall.</text:p>
          <text:p text:style-name="P153">-------------------------------------------------------------------------------------------Gateway — hardware or software interface for connecting networks with different protocols (e.g., LAN and internet). Can operate at any OSI layer. Often includes routing, filtering, NAT, firewall functions.</text:p>
          <text:p text:style-name="P154">-------------------------------------------------------------------------------------------</text:p>
        </text:list-item>
      </text:list>
      <text:p text:style-name="P9"><text:span text:style-name="T7">10) </text:span>Модем (Modem)</text:p>
      <text:list text:style-name="L36">
        <text:list-item>
          <text:p text:style-name="P155">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55">-------------------------------------------------------------------------------------------Modem (modulator-demodulator) — hardware device that converts digital data to signals suitable for transmission media (historically, phone lines, now any analog channel including optics and radio).</text:p>
          <text:p text:style-name="P155">-------------------------------------------------------------------------------------------</text:p>
        </text:list-item>
      </text:list>
      <text:p text:style-name="P64">Комментарий:</text:p>
      <text:list text:style-name="L37">
        <text:list-item>
          <text:p text:style-name="P156">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56">-------------------------------------------------------------------------------------------</text:p>
          <text:p text:style-name="P156">All these devices build the “skeleton” of a network — from simple repeaters and hubs extending the physical reach, to complex routers, switches, gateways making the network flexible, resilient, and scalable.</text:p>
          <text:p text:style-name="P156">-------------------------------------------------------------------------------------------</text:p>
        </text:list-item>
      </text:list>
      <text:p text:style-name="P5"/>
      <text:p text:style-name="P5">🟢<text:span text:style-name="T1"> Модель OSI </text:span></text:p>
      <text:p text:style-name="P76"/>
      <text:p text:style-name="P73">История</text:p>
      <text:list text:style-name="L38">
        <text:list-item>
          <text:p text:style-name="P281">Стандарт опубликован в середине 1970‑х под номером ISO/IEC 7498‑1 Международной организацией по стандартизации (ISO)</text:p>
          <text:p text:style-name="P281">-------------------------------------------------------------------------------------------</text:p>
          <text:p text:style-name="P281">Designated ISO/IEC 7498‑1 in the mid‑1970s, the OSI model is a standard of the International Organization for Standardization (ISO).</text:p>
          <text:p text:style-name="P281">-------------------------------------------------------------------------------------------</text:p>
        </text:list-item>
        <text:list-item>
          <text:p text:style-name="P281">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81">-------------------------------------------------------------------------------------------</text:p>
        </text:list-item>
        <text:list-item>
          <text:p text:style-name="P281">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57">Обеспечивает передачу «сырых» битов по среде — электрические импульсы, свет, радиоволны.</text:p>
        </text:list-item>
        <text:list-item>
          <text:p text:style-name="P157">Определяет разъёмы, напряжения, частоты, модуляцию, допустимую длину кабеля.</text:p>
        </text:list-item>
        <text:list-item>
          <text:p text:style-name="P157">Не знает никаких адресов, не исправляет ошибок, просто «беспощадно» шлёт и принимает сигналы.</text:p>
          <text:p text:style-name="P157">-------------------------------------------------------------------------------------------Physical Layer — transmits raw bits over the physical medium (copper, fiber, radio).Defines connectors, voltages, modulation, timing. No addressing or error control.</text:p>
          <text:p text:style-name="P157">-------------------------------------------------------------------------------------------</text:p>
        </text:list-item>
        <text:list-item>
          <text:p text:style-name="P157">Данные: биты (bits)</text:p>
        </text:list-item>
        <text:list-item>
          <text:p text:style-name="P157">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57">Плюсы: простейшая реализация, минимальная задержка.</text:p>
        </text:list-item>
        <text:list-item>
          <text:p text:style-name="P157">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58">Формирует кадр, добавляет MAC-адреса, контрольную сумму (FCS), ловит ошибки «побитно» и «кадрово».</text:p>
        </text:list-item>
        <text:list-item>
          <text:p text:style-name="P158">Делит среду: решает, кто и когда передаёт (CSMA/CD, CSMA/CA).</text:p>
        </text:list-item>
        <text:list-item>
          <text:p text:style-name="P158">Состоит из двух подуровней: LLC (логическая связь) и MAC (доступ к среде).</text:p>
          <text:p text:style-name="P158">-------------------------------------------------------------------------------------------Data-Link Layer — creates frames, handles MAC addressing, error detection, medium access (MAC/LLC).</text:p>
          <text:p text:style-name="P158">-------------------------------------------------------------------------------------------</text:p>
        </text:list-item>
        <text:list-item>
          <text:p text:style-name="P158">Данные: кадр (frame)</text:p>
        </text:list-item>
        <text:list-item>
          <text:p text:style-name="P158">Устройства: сетевые карты (NIC), коммутаторы (switch), мосты (bridge), точки доступа Wi-Fi (AP).</text:p>
        </text:list-item>
        <text:list-item>
          <text:p text:style-name="P158">Примеры протоколов: Ethernet, Wi-Fi (IEEE 802.11), PPP, VLAN (802.1Q), ARP, MPLS.</text:p>
        </text:list-item>
        <text:list-item>
          <text:p text:style-name="P158">Плюсы: исправляет «физические» ошибки, локализует коллизии в одном сегменте.</text:p>
        </text:list-item>
        <text:list-item>
          <text:p text:style-name="P158">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59">Маршрутизация пакетов между сетями, логическая адресация (IP).</text:p>
        </text:list-item>
        <text:list-item>
          <text:p text:style-name="P159">Разбивает большие пакеты, фрагментирует и собирает их, выбирает оптимальный путь.</text:p>
        </text:list-item>
        <text:list-item>
          <text:p text:style-name="P159">Поддерживает QoS, TTL, ICMP-сообщения об ошибках.</text:p>
          <text:p text:style-name="P159"><text:soft-page-break/>-------------------------------------------------------------------------------------------Network Layer — routes packets across networks, provides logical (IP) addressing, handles fragmentation and TTL.</text:p>
          <text:p text:style-name="P159">-------------------------------------------------------------------------------------------</text:p>
        </text:list-item>
        <text:list-item>
          <text:p text:style-name="P159">Данные: пакет (packet)</text:p>
        </text:list-item>
        <text:list-item>
          <text:p text:style-name="P159">Устройства: маршрутизатор (router), L3-коммутатор, брандмауэр L3, шлюз VPN.</text:p>
        </text:list-item>
        <text:list-item>
          <text:p text:style-name="P159">Протоколы: IPv4/IPv6, ICMP, IGMP, IPSec, OSPF, BGP.</text:p>
        </text:list-item>
        <text:list-item>
          <text:p text:style-name="P159">Плюсы: масштабирование, выбор маршрута, межсетевое разделение.</text:p>
        </text:list-item>
        <text:list-item>
          <text:p text:style-name="P159">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60">Обеспечивает доставку «от процесса к процессу»: сегментация, сборка, подтверждения.</text:p>
        </text:list-item>
        <text:list-item>
          <text:p text:style-name="P160">Нумерует порты, управляет потоком (window), восстанавливает пропущенные сегменты</text:p>
          <text:p text:style-name="P285"><text:span text:style-name="T48">-------------------------------------------------------------------------------------------</text:span><text:span text:style-name="T24">Transport Layer — provides end-to-end delivery, segmentation/reassembly, flow and error control, port addressing.</text:span></text:p>
          <text:p text:style-name="P160">-------------------------------------------------------------------------------------------</text:p>
        </text:list-item>
        <text:list-item>
          <text:p text:style-name="P160">Данные: сегмент (segment) / дейтаграмма</text:p>
        </text:list-item>
        <text:list-item>
          <text:p text:style-name="P160">Протоколы: TCP (надёжный, соединений), UDP (быстрый, без подтверждений), SCTP, QUIC.</text:p>
        </text:list-item>
        <text:list-item>
          <text:p text:style-name="P160">Плюсы: гарантия доставки (TCP), контроль перегрузки, управление порядком.</text:p>
        </text:list-item>
        <text:list-item>
          <text:p text:style-name="P160">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61">Устанавливает, ведёт и закрывает «сеансы» между приложениями, ставит контрольные точки (checkpoint).</text:p>
        </text:list-item>
        <text:list-item>
          <text:p text:style-name="P161">Синхронизация диалога, управление «чья очередь говорить».</text:p>
          <text:p text:style-name="P161">-------------------------------------------------------------------------------------------Session Layer — establishes, manages, terminates sessions; keeps dialog in sync, adds checkpoints for recovery.</text:p>
          <text:p text:style-name="P161">-------------------------------------------------------------------------------------------</text:p>
        </text:list-item>
        <text:list-item>
          <text:p text:style-name="P161">Протоколы: NetBIOS, RPC, PAP, PPTP, L2TP.</text:p>
        </text:list-item>
        <text:list-item>
          <text:p text:style-name="P161">Плюсы: можно восстанавливать передачу с контрольной точки, управлять несколькими потоками.</text:p>
        </text:list-item>
        <text:list-item>
          <text:p text:style-name="P161">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62"><text:soft-page-break/>«Переводчик» форматов: меняет кодировку, шифрует/расшифровывает, сжимает/распаковывает.</text:p>
        </text:list-item>
        <text:list-item>
          <text:p text:style-name="P162">Делает данные понятными для разных ОС и приложений</text:p>
          <text:p text:style-name="P162">-------------------------------------------------------------------------------------------Presentation Layer — converts data formats, handles encryption/decryption, compression/decompression.</text:p>
          <text:p text:style-name="P162">-------------------------------------------------------------------------------------------</text:p>
        </text:list-item>
        <text:list-item>
          <text:p text:style-name="P162">Протоколы/форматы: TLS/SSL, JPEG, MPEG, GIF, ASCII ↔ UTF-8.</text:p>
        </text:list-item>
        <text:list-item>
          <text:p text:style-name="P162">Плюсы: унификация обмена, безопасность (TLS), уменьшение трафика (gzip).</text:p>
        </text:list-item>
        <text:list-item>
          <text:p text:style-name="P162">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63">Предоставляет сетевые сервисы пользовательским приложениям: веб, почта, файлы, чат и т. д.</text:p>
        </text:list-item>
        <text:list-item>
          <text:p text:style-name="P163">Проверяет, доступен ли партнёр и достаточно ли ресурсов для передачи</text:p>
          <text:p text:style-name="P163">-------------------------------------------------------------------------------------------Application Layer — provides network services to end-user applications (web, mail, file, chat).</text:p>
          <text:p text:style-name="P163">-------------------------------------------------------------------------------------------</text:p>
        </text:list-item>
        <text:list-item>
          <text:p text:style-name="P163">Протоколы: HTTP/HTTPS, FTP/SFTP, SMTP, IMAP, DNS, DHCP, SNMP, NTP, MQTT.</text:p>
        </text:list-item>
        <text:list-item>
          <text:p text:style-name="P163">Плюсы: высокий уровень абстракции, понятные API.</text:p>
        </text:list-item>
        <text:list-item>
          <text:p text:style-name="P163">Минусы: уязвимости напрямую «видны» пользователю, зависит от корректной работы всех нижних уровней.</text:p>
        </text:list-item>
      </text:list>
      <text:p text:style-name="P65">Схема передачи данных:</text:p>
      <text:p text:style-name="P77">[App] —7→6→5→4→3→2→1— кабель/радио —1→2→3→4→5→6→7— [App<text:span text:style-name="T50">]</text:span></text:p>
      <text:p text:style-name="P5"/>
      <text:p text:style-name="P66">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75">7</text:p>
          </table:table-cell>
          <table:table-cell table:style-name="Table1.A2" office:value-type="string">
            <text:p text:style-name="P74">Прикладной</text:p>
          </table:table-cell>
          <table:table-cell table:style-name="Table1.A2" office:value-type="string">
            <text:p text:style-name="P74">Application</text:p>
          </table:table-cell>
          <table:table-cell table:style-name="Table1.D2" office:value-type="string">
            <text:p text:style-name="P74">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72">Почему DevOps-у важно помнить уровни:</text:p>
      <text:list text:style-name="L46">
        <text:list-item>
          <text:p text:style-name="P164">Точное диагностирование:</text:p>
          <text:list>
            <text:list-item>
              <text:p text:style-name="P164">«Нет пинга» — 3 ур., «TLS-ошибка» — 6 ур., «404» — 7 ур.</text:p>
            </text:list-item>
          </text:list>
        </text:list-item>
        <text:list-item>
          <text:p text:style-name="P164"><text:soft-page-break/>Точная настройка firewall / ACL: куда ставить правило — L3 vs L4.</text:p>
        </text:list-item>
        <text:list-item>
          <text:p text:style-name="P164">Мониторинг и троттлинг: TCP window, MTU, MSS, QoS.</text:p>
        </text:list-item>
        <text:list-item>
          <text:p text:style-name="P164">Безопасность: TLS (ур. 6), VPN (ур. 3 → 2), физический изолированный сегмент (1-2 ур.).</text:p>
        </text:list-item>
      </text:list>
      <text:p text:style-name="P5"/>
      <text:p text:style-name="P72">Главное: </text:p>
      <text:list text:style-name="L47">
        <text:list-item>
          <text:p text:style-name="P165">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66">Определяет, как физически отправить кадры: адрес (MAC), фрейминг, доступ к среде.</text:p>
        </text:list-item>
        <text:list-item>
          <text:p text:style-name="P166">Обеспечивает доставку «сосед-сосед» (один сегмент).</text:p>
          <text:p text:style-name="P166">-------------------------------------------------------------------------------------------</text:p>
          <text:p text:style-name="P166">Data-link / Network Access — physical addressing, framing, medium access.</text:p>
          <text:p text:style-name="P166">Takes packets from Internet layer, wraps into frames, sends over cable / Wi-Fi.</text:p>
          <text:p text:style-name="P166">-------------------------------------------------------------------------------------------</text:p>
        </text:list-item>
        <text:list-item>
          <text:p text:style-name="P166">Ключевые функции: MAC-адрес, кадр, CRC, VLAN.</text:p>
        </text:list-item>
        <text:list-item>
          <text:p text:style-name="P166">Протоколы: Ethernet, Wi-Fi (802.11), PPP, xDSL.</text:p>
        </text:list-item>
      </text:list>
      <text:p text:style-name="P5"/>
      <text:p text:style-name="P34"><text:span text:style-name="T1">2)</text:span> Internet (Межсетевой)</text:p>
      <text:list text:style-name="L49">
        <text:list-item>
          <text:p text:style-name="P167">Отвечает за маршрутизацию пакетов между сетями, логические IP-адреса.</text:p>
        </text:list-item>
        <text:list-item>
          <text:p text:style-name="P167">Выбирает путь, фрагментирует/собирает пакеты.</text:p>
          <text:p text:style-name="P167">-------------------------------------------------------------------------------------------Internet layer — logical addressing &amp; routing (IP), moves packets across networks.</text:p>
          <text:p text:style-name="P167">-------------------------------------------------------------------------------------------</text:p>
        </text:list-item>
        <text:list-item>
          <text:p text:style-name="P167">Функции: IP-адрес, TTL, ICMP-ошибки, ARP-разрешение.</text:p>
        </text:list-item>
        <text:list-item>
          <text:p text:style-name="P167">Протоколы: IPv4/IPv6, ICMP, IGMP, ARP.</text:p>
        </text:list-item>
      </text:list>
      <text:p text:style-name="P5"/>
      <text:p text:style-name="P34"><text:span text:style-name="T1">3) </text:span>Transport (Транспортный)</text:p>
      <text:list text:style-name="L50">
        <text:list-item>
          <text:p text:style-name="P168">«Конец-в-конец» доставка между приложениями: порты, сегментация, контроль ошибок.</text:p>
        </text:list-item>
        <text:list-item>
          <text:p text:style-name="P168">TCP (надёжно), UDP (быстро).</text:p>
          <text:p text:style-name="P286"><text:soft-page-break/><text:span text:style-name="T24">-------------------------------------------------------------------------------------------Transport layer — end-to-end delivery, ports, segmentation, reliability (TCP) or speed (UDP).</text:span></text:p>
          <text:p text:style-name="P168">-------------------------------------------------------------------------------------------</text:p>
        </text:list-item>
        <text:list-item>
          <text:p text:style-name="P168">Функции: трехсторонний handshake (TCP), поток/перегрузка, checksum.</text:p>
        </text:list-item>
        <text:list-item>
          <text:p text:style-name="P168">Протоколы: TCP, UDP, SCTP, QUIC.</text:p>
        </text:list-item>
      </text:list>
      <text:p text:style-name="P5"/>
      <text:p text:style-name="P34"><text:span text:style-name="T1">4) </text:span>Application (Прикладной)</text:p>
      <text:list text:style-name="L51">
        <text:list-item>
          <text:p text:style-name="P169">Все видимые пользователю сервисы: веб, почта, DNS, API.</text:p>
        </text:list-item>
        <text:list-item>
          <text:p text:style-name="P169">Включает в себя задачи OSI-сеанса + представления (шифр, форматы).</text:p>
          <text:p text:style-name="P169">-------------------------------------------------------------------------------------------Application layer — user-level protocols (HTTP, DNS, SSH), combines OSI session + presentation + application functions.</text:p>
          <text:p text:style-name="P169">-------------------------------------------------------------------------------------------</text:p>
        </text:list-item>
        <text:list-item>
          <text:p text:style-name="P169">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87"><text:span text:style-name="T27">1.</text:span><text:span text:style-name="T24">Physical 2. Data-link 3. Internet 4. Transport 5. Application.</text:span></text:p>
        </text:list-item>
      </text:list>
      <text:p text:style-name="P5"/>
      <text:p text:style-name="P5"><text:span text:style-name="T8">6)</text:span><text:span text:style-name="T51">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7">TCP/IP</text:p>
          </table:table-cell>
          <table:table-cell table:style-name="Table2.B1" office:value-type="string">
            <text:p text:style-name="P67">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70">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71">Уникальный физический адрес, «серийный номер» сетевой карты.</text:p>
        </text:list-item>
        <text:list-item>
          <text:p text:style-name="P171">48 бит (6 байт): OUI (код производителя) + идентификатор устройства.</text:p>
          <text:p text:style-name="P171">-------------------------------------------------------------------------------------------</text:p>
          <text:p text:style-name="P171">MAC address — unique 48-bit hardware address (OUI + device ID), burned into every NIC.</text:p>
          <text:p text:style-name="P171">-------------------------------------------------------------------------------------------</text:p>
        </text:list-item>
        <text:list-item>
          <text:p text:style-name="P171">Формат: 00:1A:2B:3C:4D:5E (hex, двоеточия).</text:p>
        </text:list-item>
        <text:list-item>
          <text:p text:style-name="P171">Используется для локальной доставки (LAN, VLAN), не маршрутизируется между сетями.</text:p>
        </text:list-item>
        <text:list-item>
          <text:p text:style-name="P171">Для связи MAC и IP используется протокол ARP.</text:p>
        </text:list-item>
        <text:list-item>
          <text:p text:style-name="P171">Иногда MAC можно изменить вручную (locally administered).</text:p>
        </text:list-item>
        <text:list-item>
          <text:p text:style-name="P171">Плюсы: не зависит от IP, всегда уникален в локальной сети.</text:p>
        </text:list-item>
        <text:list-item>
          <text:p text:style-name="P171">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72">2.1 Назначение и структура</text:p>
          <text:list>
            <text:list-item>
              <text:p text:style-name="P172">Обеспечивает доставку пакетов между сетями — каждый узел получает уникальный 32-битный адрес.</text:p>
            </text:list-item>
          </text:list>
          <text:p text:style-name="P172">-------------------------------------------------------------------------------------------IPv4 — network protocol for delivering packets between hosts via 32-bit unique addresses.</text:p>
          <text:p text:style-name="P172">-------------------------------------------------------------------------------------------</text:p>
          <text:list text:continue-numbering="true">
            <text:list-item>
              <text:p text:style-name="P172">Запись: четыре октета (байта), разделённых точками, например: 192.168.1.1</text:p>
            </text:list-item>
            <text:list-item>
              <text:p text:style-name="P172">Маска сети указывает, какие биты — сеть, какие — хост (пример: 255.255.255.0 или /24).</text:p>
            </text:list-item>
          </text:list>
        </text:list-item>
        <text:list-item>
          <text:p text:style-name="P172">2.2 Диапазоны и адреса</text:p>
          <text:list>
            <text:list-item>
              <text:p text:style-name="P172">Частные сети (private): 10.0.0.0/8, 172.16.0.0/12, 192.168.0.0/16 — не маршрутизируются в интернет.</text:p>
            </text:list-item>
            <text:list-item>
              <text:p text:style-name="P172">Loopback: 127.0.0.1 — «localhost», адрес самого устройства.</text:p>
            </text:list-item>
            <text:list-item>
              <text:p text:style-name="P172">APIPA: 169.254.x.x — автоматически назначается при ошибке DHCP.</text:p>
            </text:list-item>
            <text:list-item>
              <text:p text:style-name="P172">Broadcast: 255.255.255.255 — широковещание по всей сети.</text:p>
            </text:list-item>
          </text:list>
        </text:list-item>
        <text:list-item>
          <text:p text:style-name="P172">2.3 Поля заголовка Ipv4</text:p>
          <text:list>
            <text:list-item>
              <text:p text:style-name="P172">Version (4 бита): версия (4)</text:p>
            </text:list-item>
            <text:list-item>
              <text:p text:style-name="P172">IHL: длина заголовка</text:p>
            </text:list-item>
            <text:list-item>
              <text:p text:style-name="P172">Total Length: размер пакета (до 65535 B)</text:p>
            </text:list-item>
            <text:list-item>
              <text:p text:style-name="P288"><text:soft-page-break/><text:span text:style-name="T24">TTL: Time To Live — «время жизни» пакета (каждый хоп — минус 1)</text:span></text:p>
            </text:list-item>
            <text:list-item>
              <text:p text:style-name="P172">Protocol: следующий протокол (TCP/UDP/ICMP)</text:p>
            </text:list-item>
            <text:list-item>
              <text:p text:style-name="P172">Source/Dest IP: адрес отправителя и получателя</text:p>
            </text:list-item>
            <text:list-item>
              <text:p text:style-name="P172">Header Checksum: контроль целостности заголовка</text:p>
            </text:list-item>
            <text:list-item>
              <text:p text:style-name="P172">Fragmentation: Offset, флаг More Fragments — для разбиения больших пакетов.</text:p>
            </text:list-item>
          </text:list>
        </text:list-item>
        <text:list-item>
          <text:p text:style-name="P172">Плюсы: простая архитектура, легко реализуется, поддерживается везде.</text:p>
        </text:list-item>
        <text:list-item>
          <text:p text:style-name="P172">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73">Переводит адреса из частных диапазонов IPv4 в публичные и обратно на границе сети.</text:p>
          <text:p text:style-name="P173">-------------------------------------------------------------------------------------------</text:p>
          <text:p text:style-name="P173">NAT — translates private IPv4 addresses to public, conserving global address space.</text:p>
          <text:p text:style-name="P173">-------------------------------------------------------------------------------------</text:p>
        </text:list-item>
        <text:list-item>
          <text:p text:style-name="P173">Основные виды:</text:p>
          <text:list>
            <text:list-item>
              <text:p text:style-name="P173">SNAT: исходящий NAT (внутренний IP подменяется на внешний)</text:p>
            </text:list-item>
            <text:list-item>
              <text:p text:style-name="P173">DNAT (Port-forward): входящий NAT (внешний IP перенаправляется внутрь)</text:p>
            </text:list-item>
            <text:list-item>
              <text:p text:style-name="P173">PAT: подмена адреса + порта (много адресов и портов на одном внешнем)</text:p>
            </text:list-item>
          </text:list>
        </text:list-item>
        <text:list-item>
          <text:p text:style-name="P173">Плюсы: экономия адресов, безопасность, скрытие внутренней топологии.</text:p>
        </text:list-item>
        <text:list-item>
          <text:p text:style-name="P173">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74">Служебный протокол, работает с IPv4 и IPv6 для диагностики и передачи ошибок</text:p>
          <text:p text:style-name="P174">-------------------------------------------------------------------------------------------CMP — auxiliary protocol for errors and network diagnostics (ping, traceroute, unreachable).</text:p>
          <text:p text:style-name="P174">-------------------------------------------------------------------------------------------</text:p>
        </text:list-item>
        <text:list-item>
          <text:p text:style-name="P174">Ключевые сообщения:</text:p>
          <text:list>
            <text:list-item>
              <text:p text:style-name="P174">Echo Request/Reply (ping)</text:p>
            </text:list-item>
            <text:list-item>
              <text:p text:style-name="P174">Destination Unreachable (узел недоступен)</text:p>
            </text:list-item>
            <text:list-item>
              <text:p text:style-name="P174">Time Exceeded (TTL истёк)</text:p>
            </text:list-item>
            <text:list-item>
              <text:p text:style-name="P174">Redirect (оптимизация маршрута)</text:p>
            </text:list-item>
          </text:list>
        </text:list-item>
        <text:list-item>
          <text:p text:style-name="P174">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75">5.1 Назначение и причины перехода</text:p>
          <text:list>
            <text:list-item>
              <text:p text:style-name="P175">IPv4 исчерпан — нужен новый протокол с огромным адресным пространством.</text:p>
            </text:list-item>
            <text:list-item>
              <text:p text:style-name="P175">IPv6 = 128 бит, адресов хватит «на всех и навсегда».</text:p>
            </text:list-item>
            <text:list-item>
              <text:p text:style-name="P175">Убирает необходимость NAT, возвращает end-to-end соединение, поддерживает автоматическую настройку.</text:p>
              <text:p text:style-name="P175">-------------------------------------------------------------------------------------------IPv6 — next-gen protocol: 128-bit address, no NAT, autoconfiguration, better security.</text:p>
              <text:p text:style-name="P175">-------------------------------------------------------------------------------------------</text:p>
            </text:list-item>
          </text:list>
        </text:list-item>
        <text:list-item>
          <text:p text:style-name="P175">5.2 Формат и запись Ipv6-адреса</text:p>
          <text:list>
            <text:list-item>
              <text:p text:style-name="P175">8 групп по 4 hex-символа, разделённых двоеточиями: 2001:0db8:85a3:0000:0000:8a2e:0370:7334</text:p>
            </text:list-item>
            <text:list-item>
              <text:p text:style-name="P175">Сокращение: ведущие нули убираются, одна цепочка нулей заменяется :: 2001:db8:85a3::8a2e:370:7334</text:p>
            </text:list-item>
            <text:list-item>
              <text:p text:style-name="P175">Префикс /64 — стандартная длина сетевой части.</text:p>
            </text:list-item>
          </text:list>
        </text:list-item>
        <text:list-item>
          <text:p text:style-name="P175">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76">5.4 Особенности и функции Ipv6</text:p>
          <text:list>
            <text:list-item>
              <text:p text:style-name="P176">SLAAC: Stateless Address Autoconfiguration — автоназначение адресов.</text:p>
            </text:list-item>
            <text:list-item>
              <text:p text:style-name="P176">Нет NAT — каждый узел напрямую видим в сети.</text:p>
            </text:list-item>
            <text:list-item>
              <text:p text:style-name="P176">Flow Label — поддержка QoS (качество сервиса для приоритезации).</text:p>
            </text:list-item>
            <text:list-item>
              <text:p text:style-name="P176">ICMPv6: обязательный протокол для обнаружения соседей (Neighbor Discovery), сообщений об ошибках.</text:p>
            </text:list-item>
            <text:list-item>
              <text:p text:style-name="P176">Фрагментация: только отправитель может резать пакет, роутеры не фрагментируют (Path MTU Discovery).</text:p>
            </text:list-item>
            <text:list-item>
              <text:p text:style-name="P176">Встроенная поддержка IPsec (шифрование на сетевом уровне).</text:p>
            </text:list-item>
            <text:list-item>
              <text:p text:style-name="P176">Проблемы: не все провайдеры поддерживают, иногда требует dual-stack (одновременно IPv4 и Ipv6).</text:p>
            </text:list-item>
            <text:list-item>
              <text:p text:style-name="P289"><text:soft-page-break/><text:span text:style-name="T24">Плюсы: почти бесконечное число адресов, простая маршрутизация, автоматизация, встроенная безопасность</text:span></text:p>
            </text:list-item>
            <text:list-item>
              <text:p text:style-name="P176">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77">MAC — адрес карты, только для локальной сети.</text:p>
        </text:list-item>
        <text:list-item>
          <text:p text:style-name="P177">IPv4 — рабочая лошадка, требует NAT, адресов мало.</text:p>
        </text:list-item>
        <text:list-item>
          <text:p text:style-name="P177">NAT — временное решение, даёт выход в интернет из частной сети.</text:p>
        </text:list-item>
        <text:list-item>
          <text:p text:style-name="P177">ICMP — диагностика, ошибки, маршруты.</text:p>
        </text:list-item>
        <text:list-item>
          <text:p text:style-name="P177">IPv6 — новый протокол, адресов хватит на всё, проще и прозрачнее, нет NAT, работает автоматизация.</text:p>
        </text:list-item>
        <text:list-item>
          <text:p text:style-name="P177">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78">Что такое:</text:p>
          <text:list>
            <text:list-item>
              <text:p text:style-name="P178">Протокол для определения соответствия IP-адреса и MAC-адреса внутри одной сети.</text:p>
            </text:list-item>
            <text:list-item>
              <text:p text:style-name="P178">Описан в RFC 826 (1982).</text:p>
            </text:list-item>
            <text:list-item>
              <text:p text:style-name="P178">Обычно связывает IPv4-адрес с MAC-адресом, но может работать и с другими типами адресов.</text:p>
              <text:p text:style-name="P178">-------------------------------------------------------------------------------------------ARP is used for mapping an Internet Protocol address (IP address) to a physical machine address (MAC address) that is recognized in the local network.</text:p>
              <text:p text:style-name="P178">-------------------------------------------------------------------------------------------</text:p>
            </text:list-item>
          </text:list>
          <text:p text:style-name="P290"><text:span text:style-name="T24"/></text:p>
          <text:p text:style-name="P290"><text:span text:style-name="T24"/></text:p>
        </text:list-item>
        <text:list-item>
          <text:p text:style-name="P290"><text:soft-page-break/><text:span text:style-name="T24">Принцип работы:</text:span></text:p>
          <text:list>
            <text:list-item>
              <text:p text:style-name="P178">Компьютер знает IP-адрес получателя, но не знает его MAC-адрес.</text:p>
            </text:list-item>
            <text:list-item>
              <text:p text:style-name="P178">Отправляет ARP-запрос: "Кто владелец IP 192.168.0.13?"</text:p>
            </text:list-item>
            <text:list-item>
              <text:p text:style-name="P178">Все в сети слышат запрос, только нужный компьютер отвечает: "Этот адрес у меня, вот мой MAC".</text:p>
              <text:p text:style-name="P178">-------------------------------------------------------------------------------------------</text:p>
            </text:list-item>
            <text:list-item>
              <text:p text:style-name="P178">Host sends a broadcast ARP Request ("Who has 192.168.0.13?").</text:p>
            </text:list-item>
            <text:list-item>
              <text:p text:style-name="P178">Host with this IP responds with its MAC address.</text:p>
              <text:p text:style-name="P178">-------------------------------------------------------------------------------------------</text:p>
            </text:list-item>
          </text:list>
        </text:list-item>
        <text:list-item>
          <text:p text:style-name="P178">Структура ARP-пакета:</text:p>
          <text:list>
            <text:list-item>
              <text:p text:style-name="P178">Network Type: обычно 1 (Ethernet)</text:p>
            </text:list-item>
            <text:list-item>
              <text:p text:style-name="P178">Protocol: 0x0800 (IP)</text:p>
            </text:list-item>
            <text:list-item>
              <text:p text:style-name="P178">Hardware Addr Length: 6 (MAC)</text:p>
            </text:list-item>
            <text:list-item>
              <text:p text:style-name="P178">Protocol Addr Length: 4 (Ipv4)</text:p>
            </text:list-item>
            <text:list-item>
              <text:p text:style-name="P178">Operation: </text:p>
              <text:list>
                <text:list-item>
                  <text:p text:style-name="P178">1 — запрос</text:p>
                </text:list-item>
                <text:list-item>
                  <text:p text:style-name="P178">2 — ответ</text:p>
                </text:list-item>
              </text:list>
            </text:list-item>
            <text:list-item>
              <text:p text:style-name="P178">Sender Hardware Addr: MAC отправителя</text:p>
            </text:list-item>
            <text:list-item>
              <text:p text:style-name="P178">Sender Protocol Addr: IP отправителя</text:p>
            </text:list-item>
            <text:list-item>
              <text:p text:style-name="P178">Target Hardware Addr: неизвестен (00:00:00:00:00:00 в запросе)</text:p>
            </text:list-item>
            <text:list-item>
              <text:p text:style-name="P178">Target Protocol Addr: IP назначения</text:p>
            </text:list-item>
          </text:list>
        </text:list-item>
        <text:list-item>
          <text:p text:style-name="P178">Gratuitous ARP:</text:p>
          <text:list>
            <text:list-item>
              <text:p text:style-name="P178">Это особый запрос, где и отправитель, и получатель — один и тот же IP.</text:p>
            </text:list-item>
            <text:list-item>
              <text:p text:style-name="P178">Используется для обнаружения IP-конфликтов, обновления ARP-таблиц на других устройствах, устранения сбоев.</text:p>
            </text:list-item>
          </text:list>
        </text:list-item>
        <text:list-item>
          <text:p text:style-name="P178">Таблица ARP:</text:p>
          <text:list>
            <text:list-item>
              <text:p text:style-name="P178">Хранит соответствие IP ↔ MAC.</text:p>
            </text:list-item>
            <text:list-item>
              <text:p text:style-name="P178">Бывает static (вручную задано) и dynamic (найдено по ARP).</text:p>
            </text:list-item>
            <text:list-item>
              <text:p text:style-name="P178">Если адрес уже есть в таблице — ARP не отправляется.</text:p>
            </text:list-item>
          </text:list>
        </text:list-item>
        <text:list-item>
          <text:p text:style-name="P178">Безопасность:</text:p>
          <text:list>
            <text:list-item>
              <text:p text:style-name="P178">ARP не защищён — возможны атаки типа ARP spoofing (подмена MAC).</text:p>
            </text:list-item>
            <text:list-item>
              <text:p text:style-name="P178">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79">Что такое:</text:p>
          <text:list>
            <text:list-item>
              <text:p text:style-name="P179">Основной протокол передачи данных в интернете (уровень 4 OSI).</text:p>
            </text:list-item>
            <text:list-item>
              <text:p text:style-name="P179">Обеспечивает надёжную, ориентированную на соединение передачу данных между двумя хостами.</text:p>
            </text:list-item>
            <text:list-item>
              <text:p text:style-name="P179">Проверяет целостность, гарантирует доставку, управляет порядком сегментов.</text:p>
              <text:p text:style-name="P291"><text:soft-page-break/><text:span text:style-name="T24">-------------------------------------------------------------------------------------------TCP is a reliable, connection-oriented protocol (RFC 793). It ensures ordered, error-checked, two-way data exchange between endpoints.</text:span></text:p>
              <text:p text:style-name="P179">-------------------------------------------------------------------------------------------</text:p>
            </text:list-item>
          </text:list>
        </text:list-item>
        <text:list-item>
          <text:p text:style-name="P179">Синхронизация соединения (TCP Handshake):</text:p>
          <text:list>
            <text:list-item>
              <text:p text:style-name="P179">SYN — клиент запрашивает соединение</text:p>
            </text:list-item>
            <text:list-item>
              <text:p text:style-name="P179">SYN-ACK — сервер подтверждает</text:p>
            </text:list-item>
            <text:list-item>
              <text:p text:style-name="P179">ACK — клиент подтверждает → <text:s/>соединение установлено (3-way handshake)</text:p>
            </text:list-item>
          </text:list>
        </text:list-item>
        <text:list-item>
          <text:p text:style-name="P179">Передача данных:</text:p>
          <text:list>
            <text:list-item>
              <text:p text:style-name="P179">Данные делятся на сегменты (обычно 1460 байт полезных данных на сегмент).</text:p>
            </text:list-item>
            <text:list-item>
              <text:p text:style-name="P179">Каждый сегмент нумеруется (Sequence Number).</text:p>
            </text:list-item>
            <text:list-item>
              <text:p text:style-name="P179">Для подтверждения используется ACK (Acknowledgement).</text:p>
            </text:list-item>
            <text:list-item>
              <text:p text:style-name="P179">Если ACK не пришёл — сегмент пересылается заново (Retransmission Timeout, RTO).</text:p>
            </text:list-item>
          </text:list>
        </text:list-item>
        <text:list-item>
          <text:p text:style-name="P179">Окно TCP (Sliding Window):</text:p>
          <text:list>
            <text:list-item>
              <text:p text:style-name="P179">Позволяет отправлять несколько сегментов подряд, не дожидаясь каждого ACK.</text:p>
            </text:list-item>
            <text:list-item>
              <text:p text:style-name="P179">Получатель сообщает размер окна (сколько данных можно отправить).</text:p>
            </text:list-item>
            <text:list-item>
              <text:p text:style-name="P179">Окно может изменяться (управление потоком).</text:p>
            </text:list-item>
          </text:list>
        </text:list-item>
        <text:list-item>
          <text:p text:style-name="P179">Типы подтверждений:</text:p>
          <text:list>
            <text:list-item>
              <text:p text:style-name="P179">Cumulative ACK — подтверждает все данные до определённого байта.</text:p>
            </text:list-item>
            <text:list-item>
              <text:p text:style-name="P179">Selective ACK — подтверждает определённые диапазоны, что важно при больших потерях.</text:p>
            </text:list-item>
          </text:list>
        </text:list-item>
        <text:list-item>
          <text:p text:style-name="P179">Заголовок TCP:</text:p>
          <text:list>
            <text:list-item>
              <text:p text:style-name="P179">Source port, Dest port — порты отправителя и получателя</text:p>
            </text:list-item>
            <text:list-item>
              <text:p text:style-name="P179">Sequence number — номер первого байта</text:p>
            </text:list-item>
            <text:list-item>
              <text:p text:style-name="P179">ACK number — ожидаемый следующий байт</text:p>
            </text:list-item>
            <text:list-item>
              <text:p text:style-name="P179">Data offset — размер заголовка</text:p>
            </text:list-item>
            <text:list-item>
              <text:p text:style-name="P179">Flags — SYN, ACK, PSH, RST, FIN, URG и др.</text:p>
            </text:list-item>
            <text:list-item>
              <text:p text:style-name="P179">Window size — размер окна</text:p>
            </text:list-item>
            <text:list-item>
              <text:p text:style-name="P179">Checksum — контрольная сумма</text:p>
            </text:list-item>
            <text:list-item>
              <text:p text:style-name="P179">Urgent pointer, Options (опционально)</text:p>
            </text:list-item>
          </text:list>
        </text:list-item>
        <text:list-item>
          <text:p text:style-name="P179">Ключевые флаги:</text:p>
          <text:list>
            <text:list-item>
              <text:p text:style-name="P179">SYN — начало соединения</text:p>
            </text:list-item>
            <text:list-item>
              <text:p text:style-name="P179">FIN — завершение</text:p>
            </text:list-item>
            <text:list-item>
              <text:p text:style-name="P179">ACK — подтверждение</text:p>
            </text:list-item>
            <text:list-item>
              <text:p text:style-name="P179">RST — сброс соединения</text:p>
            </text:list-item>
            <text:list-item>
              <text:p text:style-name="P179">URG — срочные данные</text:p>
            </text:list-item>
            <text:list-item>
              <text:p text:style-name="P179">PSH — push, немедленная доставка</text:p>
            </text:list-item>
            <text:list-item>
              <text:p text:style-name="P179">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80">Что такое:</text:p>
          <text:list>
            <text:list-item>
              <text:p text:style-name="P180">Протокол передачи данных без установления соединения (уровень 4 OSI).</text:p>
            </text:list-item>
            <text:list-item>
              <text:p text:style-name="P180">Не гарантирует доставку, не проверяет порядок, минимальный overhead.</text:p>
            </text:list-item>
            <text:list-item>
              <text:p text:style-name="P180">Быстрее TCP, часто используется для потокового видео, DNS, VoIP.</text:p>
              <text:p text:style-name="P180">-------------------------------------------------------------------------------------------UDP is a lightweight, connectionless protocol (RFC 768). No guarantees of delivery, ordering, or duplicate protection.</text:p>
              <text:p text:style-name="P180">-------------------------------------------------------------------------------------------</text:p>
            </text:list-item>
          </text:list>
        </text:list-item>
        <text:list-item>
          <text:p text:style-name="P180">Структура заголовка UDP:</text:p>
          <text:list>
            <text:list-item>
              <text:p text:style-name="P180">Source port</text:p>
            </text:list-item>
            <text:list-item>
              <text:p text:style-name="P180">Destination port</text:p>
            </text:list-item>
            <text:list-item>
              <text:p text:style-name="P180">Length — длина пакета</text:p>
            </text:list-item>
            <text:list-item>
              <text:p text:style-name="P180">Checksum — контрольная сумма (IPv6 обязательно, в IPv4 опционально)</text:p>
            </text:list-item>
          </text:list>
        </text:list-item>
        <text:list-item>
          <text:p text:style-name="P180">Pseudo Header:</text:p>
          <text:list>
            <text:list-item>
              <text:p text:style-name="P180">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80">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8">TCP</text:p>
          </table:table-cell>
          <table:table-cell table:style-name="Table6.B1" office:value-type="string">
            <text:p text:style-name="P68">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81">Что такое:</text:p>
          <text:list>
            <text:list-item>
              <text:p text:style-name="P182">Протокол служебных сообщений и диагностики для сетевого уровня (уровень 3 OSI).</text:p>
            </text:list-item>
            <text:list-item>
              <text:p text:style-name="P182">Используется для передачи ошибок и информации о состоянии сети.</text:p>
            </text:list-item>
            <text:list-item>
              <text:p text:style-name="P182">Применяется в ping, traceroute.</text:p>
              <text:p text:style-name="P182">-------------------------------------------------------------------------------------------</text:p>
              <text:p text:style-name="P182">ICMP is a network-layer protocol for error and status messaging, widely used for diagnostics.</text:p>
              <text:p text:style-name="P292"><text:soft-page-break/><text:span text:style-name="T24">-------------------------------------------------------------------------------------------</text:span></text:p>
            </text:list-item>
          </text:list>
        </text:list-item>
        <text:list-item>
          <text:p text:style-name="P182">Структура ICMP-пакета:</text:p>
          <text:list>
            <text:list-item>
              <text:p text:style-name="P182">Type and Code — определяют тип и подтип сообщения</text:p>
            </text:list-item>
            <text:list-item>
              <text:p text:style-name="P182">Checksum — контрольная сумма</text:p>
            </text:list-item>
            <text:list-item>
              <text:p text:style-name="P182">Остальное зависит от типа сообщения (Echo, Unreachable и др.)</text:p>
            </text:list-item>
          </text:list>
        </text:list-item>
        <text:list-item>
          <text:p text:style-name="P182">Типы ICMP-сообщений:</text:p>
          <text:list>
            <text:list-item>
              <text:p text:style-name="P182">0 — Echo reply (ping ответ)</text:p>
            </text:list-item>
            <text:list-item>
              <text:p text:style-name="P182">8 — Echo request (ping запрос)</text:p>
            </text:list-item>
            <text:list-item>
              <text:p text:style-name="P182">3 — Destination unreachable (хост недоступен)</text:p>
            </text:list-item>
            <text:list-item>
              <text:p text:style-name="P182">5 — Redirect (перенаправить по другому маршруту)</text:p>
            </text:list-item>
            <text:list-item>
              <text:p text:style-name="P182">Time Exceeded — время жизни истекло</text:p>
            </text:list-item>
            <text:list-item>
              <text:p text:style-name="P182">Пример:</text:p>
              <text:list>
                <text:list-item>
                  <text:p text:style-name="P182">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83">Что такое:</text:p>
          <text:list>
            <text:list-item>
              <text:p text:style-name="P183">Порт — это программная «точка входа/выхода» для сетевого взаимодействия на уровне приложения.</text:p>
            </text:list-item>
            <text:list-item>
              <text:p text:style-name="P183">Каждый порт — это 16-битное число (0–65535).</text:p>
            </text:list-item>
            <text:list-item>
              <text:p text:style-name="P183">Порт всегда указывается в паре с IP-адресом и протоколом (TCP или UDP).</text:p>
              <text:p text:style-name="P183">-------------------------------------------------------------------------------------------Port is a logical endpoint for network communication, identified by a 16-bit number.</text:p>
              <text:p text:style-name="P183">-------------------------------------------------------------------------------------------</text:p>
            </text:list-item>
          </text:list>
        </text:list-item>
        <text:list-item>
          <text:p text:style-name="P183">Типы портов:</text:p>
          <text:list>
            <text:list-item>
              <text:p text:style-name="P183">Well-known ports: 0–1023</text:p>
              <text:list>
                <text:list-item>
                  <text:p text:style-name="P183">Зарезервированы для стандартных сервисов и приложений.</text:p>
                </text:list-item>
                <text:list-item>
                  <text:p text:style-name="P183">Примеры: 20,21 (FTP), 22 (SSH), 23 (Telnet), 25 (SMTP), 53 (DNS), 67,68 (DHCP), 80 (HTTP), 443 (HTTPS)</text:p>
                </text:list-item>
              </text:list>
            </text:list-item>
            <text:list-item>
              <text:p text:style-name="P183">Registered ports: 1024–49151</text:p>
              <text:list>
                <text:list-item>
                  <text:p text:style-name="P183">Выдаются IANA для пользовательских сервисов (напр., 3306 MySQL, 5432 PostgreSQL)</text:p>
                </text:list-item>
              </text:list>
            </text:list-item>
            <text:list-item>
              <text:p text:style-name="P183">Ephemeral ports: 49152–65535</text:p>
              <text:list>
                <text:list-item>
                  <text:p text:style-name="P183">Используются для временных соединений, чаще всего операционной системой.</text:p>
                </text:list-item>
              </text:list>
            </text:list-item>
            <text:list-item>
              <text:p text:style-name="P183">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9">Сервис</text:p>
          </table:table-cell>
          <table:table-cell table:style-name="Table7.A1" office:value-type="string">
            <text:p text:style-name="P69">TCP</text:p>
          </table:table-cell>
          <table:table-cell table:style-name="Table7.C1" office:value-type="string">
            <text:p text:style-name="P69">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84">ARP — узнаёт, какой MAC у IP-адреса внутри сегмента.</text:p>
        </text:list-item>
        <text:list-item>
          <text:p text:style-name="P184">TCP — надёжная доставка с подтверждением, соединение.</text:p>
        </text:list-item>
        <text:list-item>
          <text:p text:style-name="P184">UDP — быстрая передача без гарантий, подходит для стриминга/голоса.</text:p>
        </text:list-item>
        <text:list-item>
          <text:p text:style-name="P184">ICMP — диагностика, ошибки (ping, unreachable, TTL).</text:p>
        </text:list-item>
        <text:list-item>
          <text:p text:style-name="P184">Порты — программные точки подключения, отделяют сервисы друг от друга.</text:p>
        </text:list-item>
      </text:list>
      <text:p text:style-name="P83"><text:span text:style-name="T24"/></text:p>
      <text:p text:style-name="P83"><text:span text:style-name="T24">🟢 </text:span><text:span text:style-name="T35">Networks and Subnetworks (Сети и подсети)</text:span></text:p>
      <text:p text:style-name="P83"><text:span text:style-name="T24"/></text:p>
      <text:p text:style-name="P84"><text:span text:style-name="T35">1)</text:span><text:span text:style-name="T24"> Classful Networks (Классовые сети)</text:span></text:p>
      <text:list text:style-name="L67">
        <text:list-item>
          <text:p text:style-name="P293"><text:span text:style-name="T28">Ч</text:span><text:span text:style-name="T24">то это:</text:span></text:p>
          <text:list>
            <text:list-item>
              <text:p text:style-name="P185">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85">Почему так делали?</text:p>
              <text:list>
                <text:list-item>
                  <text:p text:style-name="P185">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85">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8">Класс</text:p>
          </table:table-cell>
          <table:table-cell table:style-name="Table8.A1" office:value-type="string">
            <text:p text:style-name="P78">Диапазон первого байта</text:p>
          </table:table-cell>
          <table:table-cell table:style-name="Table8.A1" office:value-type="string">
            <text:p text:style-name="P78">Сетей</text:p>
          </table:table-cell>
          <table:table-cell table:style-name="Table8.A1" office:value-type="string">
            <text:p text:style-name="P78">Хостов в сети</text:p>
          </table:table-cell>
          <table:table-cell table:style-name="Table8.E1" office:value-type="string">
            <text:p text:style-name="P78">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94"><text:span text:style-name="T24">Примеры</text:span><text:span text:style-name="T29">:</text:span></text:p>
              <text:list>
                <text:list-item>
                  <text:p text:style-name="P186"><text:soft-page-break/>Класс A:</text:p>
                  <text:list>
                    <text:list-item>
                      <text:p text:style-name="P186">10.0.0.0 — это класс А (сеть 10, хосты любые)</text:p>
                    </text:list-item>
                    <text:list-item>
                      <text:p text:style-name="P186">127.0.0.1 — тоже класс А, но спец. адрес (loopback)</text:p>
                    </text:list-item>
                  </text:list>
                </text:list-item>
                <text:list-item>
                  <text:p text:style-name="P186">Класс B:</text:p>
                  <text:list>
                    <text:list-item>
                      <text:p text:style-name="P186">172.16.0.0 — класс В</text:p>
                    </text:list-item>
                  </text:list>
                </text:list-item>
                <text:list-item>
                  <text:p text:style-name="P186">Класс C:</text:p>
                  <text:list>
                    <text:list-item>
                      <text:p text:style-name="P186">192.168.1.0 — класс С (очень популярная “домашняя” сеть)</text:p>
                    </text:list-item>
                  </text:list>
                </text:list-item>
              </text:list>
            </text:list-item>
            <text:list-item>
              <text:p text:style-name="P186">Как определялись классы?</text:p>
              <text:list>
                <text:list-item>
                  <text:p text:style-name="P186">По первым битам IP (это можно увидеть в двоичной записи):</text:p>
                  <text:list>
                    <text:list-item>
                      <text:p text:style-name="P186">Класс A — начинается с 0 (0xxxxxxx)</text:p>
                    </text:list-item>
                    <text:list-item>
                      <text:p text:style-name="P186">Класс B — начинается с 10 (10xxxxxx)</text:p>
                    </text:list-item>
                    <text:list-item>
                      <text:p text:style-name="P186">Класс C — начинается с 110 (110xxxxx)</text:p>
                    </text:list-item>
                    <text:list-item>
                      <text:p text:style-name="P186">D — 1110</text:p>
                    </text:list-item>
                    <text:list-item>
                      <text:p text:style-name="P186">E — 1111</text:p>
                    </text:list-item>
                  </text:list>
                </text:list-item>
              </text:list>
            </text:list-item>
          </text:list>
        </text:list-item>
      </text:list>
      <text:p text:style-name="P83"><text:span text:style-name="T24"/></text:p>
      <text:p text:style-name="P83"><text:span text:style-name="T35">2)</text:span><text:span text:style-name="T24"> CIDR (Classless Inter-Domain Routing, бесклассовая адресация)</text:span></text:p>
      <text:list text:style-name="L69">
        <text:list-item>
          <text:p text:style-name="P187">Что такое:</text:p>
          <text:list>
            <text:list-item>
              <text:p text:style-name="P188">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88">В 1993 году появился стандарт CIDR, который позволил делить адресное пространство гибко и по-умному, а не кусками “по классам”.</text:p>
            </text:list-item>
            <text:list-item>
              <text:p text:style-name="P188">Как выглядит адрес в CIDR. IP-адрес пишется вместе с “префиксом” через слэш:</text:p>
              <text:list>
                <text:list-item>
                  <text:p text:style-name="P188">192.168.1.0/24</text:p>
                </text:list-item>
                <text:list-item>
                  <text:p text:style-name="P188">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88">Пример:</text:p>
          <text:list>
            <text:list-item>
              <text:p text:style-name="P187">— /24 (255.255.255.0) — классический “маленький офис”, 254 хоста.</text:p>
            </text:list-item>
            <text:list-item>
              <text:p text:style-name="P187">— /21 (255.255.248.0) — больше хостов, меньше сетей.</text:p>
            </text:list-item>
            <text:list-item>
              <text:p text:style-name="P187">— /11 (255.224.0.0) — очень большая сеть.</text:p>
            </text:list-item>
          </text:list>
        </text:list-item>
        <text:list-item>
          <text:p text:style-name="P187">Главные фишки CIDR</text:p>
          <text:list>
            <text:list-item>
              <text:p text:style-name="P187">Гибкость:</text:p>
            </text:list-item>
            <text:list-item>
              <text:p text:style-name="P188">Ты сам выбираешь, сколько нужно адресов под сеть, и не “переплачиваешь” за лишние.</text:p>
            </text:list-item>
            <text:list-item>
              <text:p text:style-name="P188">Экономия. Всякие “дырки” между сетями исчезают, адресов тратится ровно столько, сколько надо.</text:p>
            </text:list-item>
            <text:list-item>
              <text:p text:style-name="P188">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88">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87"><text:soft-page-break/>Примеры для понимания</text:p>
          <text:list>
            <text:list-item>
              <text:p text:style-name="P188">У тебя 100 сотрудников? — Можно взять сеть /25 (126 хостов — хватит, а не лишние 254, как в /24).</text:p>
            </text:list-item>
            <text:list-item>
              <text:p text:style-name="P188">Нужно сеть для видеонаблюдения, где 20 камер? — /27 (30 хостов), а не целую /24.</text:p>
            </text:list-item>
            <text:list-item>
              <text:p text:style-name="P188">Для дата-центра или крупного оператора можно “отрезать” целую /16, /13, или даже /11.</text:p>
            </text:list-item>
          </text:list>
        </text:list-item>
        <text:list-item>
          <text:p text:style-name="P187">Вывод:</text:p>
          <text:list>
            <text:list-item>
              <text:p text:style-name="P187">CIDR — это основа всех современных сетей.</text:p>
            </text:list-item>
            <text:list-item>
              <text:p text:style-name="P187">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83"><text:span text:style-name="T24"/></text:p>
      <text:p text:style-name="P83"><text:span text:style-name="T35">3) </text:span><text:span text:style-name="T24">Маска сети (Network Mask)</text:span></text:p>
      <text:list text:style-name="L70">
        <text:list-item>
          <text:p text:style-name="P189">Что такое:</text:p>
          <text:list>
            <text:list-item>
              <text:p text:style-name="P189">Маска — это “шаблон”, который показывает, где заканчивается адрес сети и начинается адрес устройства (хоста) в IP-адресе.</text:p>
            </text:list-item>
            <text:list-item>
              <text:p text:style-name="P189">Маска определяет, сколько бит в IP-адресе — это сеть, а сколько — это хосты.</text:p>
            </text:list-item>
          </text:list>
        </text:list-item>
        <text:list-item>
          <text:p text:style-name="P189">Как выглядит маска</text:p>
          <text:list>
            <text:list-item>
              <text:p text:style-name="P189">Может быть записана в виде четырёх чисел (десятичная форма):</text:p>
              <text:list>
                <text:list-item>
                  <text:p text:style-name="P189">— 255.255.255.0</text:p>
                </text:list-item>
                <text:list-item>
                  <text:p text:style-name="P189">— 255.255.240.0</text:p>
                </text:list-item>
                <text:list-item>
                  <text:p text:style-name="P189">— 255.255.255.252</text:p>
                </text:list-item>
              </text:list>
            </text:list-item>
            <text:list-item>
              <text:p text:style-name="P189">Или в виде префикса (slash notation):</text:p>
              <text:list>
                <text:list-item>
                  <text:p text:style-name="P189">— /24 (значит, 24 бита — это сеть)</text:p>
                </text:list-item>
                <text:list-item>
                  <text:p text:style-name="P189">— /20, /30 и т. д.</text:p>
                </text:list-item>
              </text:list>
            </text:list-item>
          </text:list>
        </text:list-item>
        <text:list-item>
          <text:p text:style-name="P189">Маска “разделяет” IP-адрес на две части: </text:p>
          <text:list>
            <text:list-item>
              <text:p text:style-name="P189">Сетевая часть — для определения, к какой сети принадлежит адрес (например, “офис 1”, “отдел продаж”).</text:p>
            </text:list-item>
            <text:list-item>
              <text:p text:style-name="P189">Хостовая часть — уникальна для каждого устройства внутри этой сети (например, компьютер 1, принтер 2).</text:p>
            </text:list-item>
          </text:list>
        </text:list-item>
        <text:list-item>
          <text:p text:style-name="P189">Пример:</text:p>
          <text:list>
            <text:list-item>
              <text:p text:style-name="P189">IP-адрес: 192.168.1.15 Маска: 255.255.255.0 (или /24). Это значит:</text:p>
              <text:list>
                <text:list-item>
                  <text:p text:style-name="P189">— первые 24 бита (три октета) — это сеть (192.168.1.),</text:p>
                </text:list-item>
                <text:list-item>
                  <text:p text:style-name="P189">— последние 8 бит — для хостов (от 1 до 254).</text:p>
                </text:list-item>
              </text:list>
            </text:list-item>
            <text:list-item>
              <text:p text:style-name="P189">Как вычислить маску в двоичном виде</text:p>
              <text:list>
                <text:list-item>
                  <text:p text:style-name="P189">255.255.255.0→ 11111111.11111111.11111111.00000000→ первые 24 единицы — сеть, 8 нулей — хосты </text:p>
                </text:list-item>
                <text:list-item>
                  <text:p text:style-name="P189">255.255.240.0 11111111.11111111.11110000.00000000→ 20 единиц — сеть, 12 нулей — хосты</text:p>
                </text:list-item>
              </text:list>
            </text:list-item>
          </text:list>
        </text:list-item>
        <text:list-item>
          <text:p text:style-name="P189">Почему важно знать маску</text:p>
          <text:list>
            <text:list-item>
              <text:p text:style-name="P189"><text:soft-page-break/>Без маски ты не поймёшь, “свои” это устройства или чужие (одна сеть или нет).</text:p>
            </text:list-item>
            <text:list-item>
              <text:p text:style-name="P189">Для разделения большой сети на много маленьких (subnetting) нужна правильная маска.</text:p>
            </text:list-item>
            <text:list-item>
              <text:p text:style-name="P189">От маски зависит, сколько устройств можно подключить к сети (чем больше “нулей” — тем больше хостов).</text:p>
            </text:list-item>
          </text:list>
        </text:list-item>
        <text:list-item>
          <text:p text:style-name="P190">На практике:</text:p>
          <text:list>
            <text:list-item>
              <text:p text:style-name="P190">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85"><text:span text:style-name="T35">4)</text:span><text:span text:style-name="T24"> Subnetting (Подсети)</text:span></text:p>
      <text:list text:style-name="L71">
        <text:list-item>
          <text:p text:style-name="P191">Subnetting — это процесс деления одной большой IP-сети на несколько меньших подсетей.</text:p>
        </text:list-item>
        <text:list-item>
          <text:p text:style-name="P191">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91">Зачем делают subnetting:</text:p>
          <text:list>
            <text:list-item>
              <text:p text:style-name="P191">Лучшее использование адресного пространства: не все организации используют всю “выданную” сеть целиком.</text:p>
            </text:list-item>
            <text:list-item>
              <text:p text:style-name="P191">Изоляция отделов/подразделений: каждый департамент может иметь свою подсеть.</text:p>
            </text:list-item>
            <text:list-item>
              <text:p text:style-name="P191">Упрощение управления сетью: проще находить и устранять проблемы, легче применять политики безопасности.</text:p>
            </text:list-item>
            <text:list-item>
              <text:p text:style-name="P191">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91">Ключевые параметры подсети:</text:p>
          <text:list>
            <text:list-item>
              <text:p text:style-name="P191">Network ID (Network Address):</text:p>
              <text:list>
                <text:list-item>
                  <text:p text:style-name="P191">Первый адрес в диапазоне, идентификатор самой подсети.</text:p>
                </text:list-item>
                <text:list-item>
                  <text:p text:style-name="P191">Например, для 192.168.10.0/24 — network ID = 192.168.10.0</text:p>
                </text:list-item>
              </text:list>
            </text:list-item>
            <text:list-item>
              <text:p text:style-name="P191">CIDR/Mask:</text:p>
              <text:list>
                <text:list-item>
                  <text:p text:style-name="P191">Записывается как /24, /28 и т.д. или в виде маски 255.255.255.0.</text:p>
                </text:list-item>
                <text:list-item>
                  <text:p text:style-name="P191">Определяет, сколько адресов в подсети и какие адреса к ней относятся.</text:p>
                </text:list-item>
              </text:list>
            </text:list-item>
            <text:list-item>
              <text:p text:style-name="P191">Broadcast Address:</text:p>
              <text:list>
                <text:list-item>
                  <text:p text:style-name="P191">Последний адрес в диапазоне — используется для рассылки пакетов всем устройствам в подсети.</text:p>
                </text:list-item>
                <text:list-item>
                  <text:p text:style-name="P191">Для 192.168.10.0/24 — 192.168.10.255</text:p>
                </text:list-item>
              </text:list>
            </text:list-item>
            <text:list-item>
              <text:p text:style-name="P191">First Host IP:</text:p>
              <text:list>
                <text:list-item>
                  <text:p text:style-name="P191">Первый пригодный для использования IP (обычно на 1 больше network ID).</text:p>
                </text:list-item>
                <text:list-item>
                  <text:p text:style-name="P191">Для 192.168.10.0/24 — 192.168.10.1</text:p>
                </text:list-item>
              </text:list>
            </text:list-item>
            <text:list-item>
              <text:p text:style-name="P295"><text:soft-page-break/><text:span text:style-name="T24">Last Host IP:</text:span></text:p>
              <text:list>
                <text:list-item>
                  <text:p text:style-name="P191">Последний пригодный для использования IP (на 1 меньше broadcast).</text:p>
                </text:list-item>
                <text:list-item>
                  <text:p text:style-name="P191">Для 192.168.10.0/24 — 192.168.10.254</text:p>
                </text:list-item>
              </text:list>
            </text:list-item>
            <text:list-item>
              <text:p text:style-name="P191">Number of Hosts:</text:p>
              <text:list>
                <text:list-item>
                  <text:p text:style-name="P191">Сколько устройств можно подключить к подсети.</text:p>
                </text:list-item>
                <text:list-item>
                  <text:p text:style-name="P191">Формула: 2^(32-N) – 2, где N — количество бит в префиксе (например, /24 → N=24).</text:p>
                </text:list-item>
                <text:list-item>
                  <text:p text:style-name="P191">Пример: /24 — 254 хоста; /28 — 14 хостов.</text:p>
                </text:list-item>
              </text:list>
            </text:list-item>
            <text:list-item>
              <text:p text:style-name="P191">Next Network ID:</text:p>
              <text:list>
                <text:list-item>
                  <text:p text:style-name="P191">Начало следующей подсети в том же диапазоне.</text:p>
                </text:list-item>
                <text:list-item>
                  <text:p text:style-name="P191">Например, после 192.168.10.0/24 — следующая подсеть будет 192.168.11.0/24.</text:p>
                </text:list-item>
              </text:list>
            </text:list-item>
            <text:list-item>
              <text:p text:style-name="P191">На практике:</text:p>
              <text:list>
                <text:list-item>
                  <text:p text:style-name="P191">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91">Subnetting помогает строить иерархическую структуру сети (core/access/edge).</text:p>
                </text:list-item>
                <text:list-item>
                  <text:p text:style-name="P191">Маска и network ID используются во всех маршрутизаторах и правилах фаервола.</text:p>
                </text:list-item>
              </text:list>
            </text:list-item>
          </text:list>
        </text:list-item>
      </text:list>
      <text:p text:style-name="P83"><text:span text:style-name="T24"/></text:p>
      <text:p text:style-name="P41"><text:span text:style-name="T1">5) </text:span>Private Networks (Приватные сети, RFC 1918)</text:p>
      <text:list text:style-name="L72">
        <text:list-item>
          <text:p text:style-name="P192">Что такое:</text:p>
          <text:list>
            <text:list-item>
              <text:p text:style-name="P192">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92">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1">Диапазон</text:p>
          </table:table-cell>
          <table:table-cell table:style-name="Table9.A1" office:value-type="string">
            <text:p text:style-name="P71">Префикс (CIDR)<text:tab/></text:p>
          </table:table-cell>
          <table:table-cell table:style-name="Table9.A1" office:value-type="string">
            <text:p text:style-name="P71">Количество адресов</text:p>
          </table:table-cell>
          <table:table-cell table:style-name="Table9.D1" office:value-type="string">
            <text:p text:style-name="P71">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93">Пример адреса: 192.168.1.100 (почти в каждом доме/офисе такой встречается)</text:p>
            </text:list-item>
            <text:list-item>
              <text:p text:style-name="P193">Пример маски: 255.255.255.0 (часто для 192.168.1.0/24)</text:p>
            </text:list-item>
          </text:list>
        </text:list-item>
        <text:list-item>
          <text:p text:style-name="P193">Почему их ввели (зачем нужны):</text:p>
          <text:list>
            <text:list-item>
              <text:p text:style-name="P193">В начале интернет-эры у каждого устройства мог быть уникальный “белый” адрес — но их быстро стало не хватать.</text:p>
            </text:list-item>
            <text:list-item>
              <text:p text:style-name="P296"><text:soft-page-break/><text:span text:style-name="T24">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93">Всё общение между такими адресами происходит только внутри одной сети (например, внутри компании).</text:p>
            </text:list-item>
          </text:list>
        </text:list-item>
        <text:list-item>
          <text:p text:style-name="P193">Преимущества приватных сетей:</text:p>
          <text:list>
            <text:list-item>
              <text:p text:style-name="P193">Экономия глобальных IP: </text:p>
              <text:list>
                <text:list-item>
                  <text:p text:style-name="P193">На один внешний адрес можно “спрятать” тысячи внутренних устройств (через NAT).</text:p>
                </text:list-item>
              </text:list>
            </text:list-item>
            <text:list-item>
              <text:p text:style-name="P193">Безопасность:</text:p>
              <text:list>
                <text:list-item>
                  <text:p text:style-name="P193">С интернета нельзя напрямую подключиться к приватному адресу (маршрутизаторы “отрезают” такие пакеты).</text:p>
                </text:list-item>
                <text:list-item>
                  <text:p text:style-name="P193">Защита от сканирования и прямых атак.</text:p>
                </text:list-item>
              </text:list>
            </text:list-item>
            <text:list-item>
              <text:p text:style-name="P193">Гибкость:</text:p>
              <text:list>
                <text:list-item>
                  <text:p text:style-name="P193">Внутри компании можно делить сеть как угодно (subnetting), нет ограничений по топологии.</text:p>
                </text:list-item>
                <text:list-item>
                  <text:p text:style-name="P193">Можно свободно назначать адреса для серверов, камер, принтеров, не думая о конфликте с внешним миром.</text:p>
                </text:list-item>
              </text:list>
            </text:list-item>
            <text:list-item>
              <text:p text:style-name="P193">Особенности и правила:</text:p>
              <text:list>
                <text:list-item>
                  <text:p text:style-name="P193">Для выхода из частной сети в интернет используется NAT (Network Address Translation) — маршрутизатор подменяет адреса.</text:p>
                </text:list-item>
                <text:list-item>
                  <text:p text:style-name="P193">Если попытаться напрямую “пингануть” или обратиться к приватному IP из интернета — пакеты просто отбросятся.</text:p>
                </text:list-item>
                <text:list-item>
                  <text:p text:style-name="P193">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93">Пример из жизни:</text:p>
              <text:list>
                <text:list-item>
                  <text:p text:style-name="P193">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83"><text:span text:style-name="T24"/></text:p>
      <text:p text:style-name="P42"><text:span text:style-name="T1">6)</text:span> FLSM и VLSM</text:p>
      <text:list text:style-name="L74">
        <text:list-item>
          <text:p text:style-name="P194">Что такое FLSM (Fixed Length Subnet Mask):</text:p>
          <text:list>
            <text:list-item>
              <text:p text:style-name="P194">FLSM — метод деления сети, при котором все подсети имеют одну и ту же длину маски.</text:p>
            </text:list-item>
            <text:list-item>
              <text:p text:style-name="P194">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94">FLSM был популярен в начале эпохи IP, когда вычисления вручную были проще, если все сети — одинаковые.</text:p>
            </text:list-item>
            <text:list-item>
              <text:p text:style-name="P194">Плюсы:</text:p>
              <text:list>
                <text:list-item>
                  <text:p text:style-name="P297"><text:soft-page-break/><text:span text:style-name="T24">Простота расчёта и настройки.</text:span></text:p>
                </text:list-item>
                <text:list-item>
                  <text:p text:style-name="P194">Легко автоматизировать раздачу, стандартизировать схемы.</text:p>
                </text:list-item>
              </text:list>
            </text:list-item>
            <text:list-item>
              <text:p text:style-name="P194">Минусы:</text:p>
              <text:list>
                <text:list-item>
                  <text:p text:style-name="P194">Очень неэффективно по расходу адресов!</text:p>
                </text:list-item>
                <text:list-item>
                  <text:p text:style-name="P194">Если одному отделу нужно 10 IP, другому — 40, а всем дают по 32 (например, /27), остаются “дырки”.</text:p>
                </text:list-item>
                <text:list-item>
                  <text:p text:style-name="P194">В современных организациях почти не применяется — тратится много “лишних” IP.</text:p>
                </text:list-item>
              </text:list>
            </text:list-item>
            <text:list-item>
              <text:p text:style-name="P194">Что такое VLSM (Variable Length Subnet Mask):</text:p>
              <text:list>
                <text:list-item>
                  <text:p text:style-name="P194">VLSM — более современный способ, который позволяет использовать разные длины маски для каждой подсети.</text:p>
                </text:list-item>
                <text:list-item>
                  <text:p text:style-name="P194">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94">Экономия — используешь ровно столько адресов, сколько реально нужно.</text:p>
                </text:list-item>
              </text:list>
            </text:list-item>
            <text:list-item>
              <text:p text:style-name="P194">Плюсы:</text:p>
              <text:list>
                <text:list-item>
                  <text:p text:style-name="P194">Очень гибко и экономно, минимум неиспользованных адресов.</text:p>
                </text:list-item>
                <text:list-item>
                  <text:p text:style-name="P194">Позволяет строить иерархические схемы сети (core/access/edge).</text:p>
                </text:list-item>
                <text:list-item>
                  <text:p text:style-name="P194">Упрощает масштабирование — можно легко добавить подсеть нужного размера.</text:p>
                </text:list-item>
              </text:list>
            </text:list-item>
            <text:list-item>
              <text:p text:style-name="P194">Минусы:</text:p>
              <text:list>
                <text:list-item>
                  <text:p text:style-name="P194">Чуть сложнее вручную считать адреса (но сейчас почти всегда используют калькуляторы и программы).</text:p>
                </text:list-item>
              </text:list>
            </text:list-item>
            <text:list-item>
              <text:p text:style-name="P194">Пример FLSM:</text:p>
              <text:list>
                <text:list-item>
                  <text:p text:style-name="P194">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94">VLSM:</text:p>
              <text:list>
                <text:list-item>
                  <text:p text:style-name="P194">HR — подсеть /29 (6 устройств)</text:p>
                </text:list-item>
                <text:list-item>
                  <text:p text:style-name="P194">Финансы — /28 (14 устройств)</text:p>
                </text:list-item>
                <text:list-item>
                  <text:p text:style-name="P194">IT — /27 (30 устройств)</text:p>
                </text:list-item>
                <text:list-item>
                  <text:p text:style-name="P194">Общая сеть — /26 (62 устройства)</text:p>
                </text:list-item>
                <text:list-item>
                  <text:p text:style-name="P194">Все адреса “выжаты” максимально, нет “потерь”.</text:p>
                </text:list-item>
              </text:list>
            </text:list-item>
            <text:list-item>
              <text:p text:style-name="P194">Сравнение FLSM и VLSM:</text:p>
            </text:list-item>
          </text:list>
        </text:list-item>
      </text:list>
      <text:p text:style-name="P86"/>
      <table:table table:name="Table10" table:style-name="Table10">
        <table:table-column table:style-name="Table10.A" table:number-columns-repeated="3"/>
        <table:table-row>
          <table:table-cell table:style-name="Table10.A1" office:value-type="string">
            <text:p text:style-name="P70">Характеристика</text:p>
          </table:table-cell>
          <table:table-cell table:style-name="Table10.A1" office:value-type="string">
            <text:p text:style-name="P70">FLSM</text:p>
          </table:table-cell>
          <table:table-cell table:style-name="Table10.C1" office:value-type="string">
            <text:p text:style-name="P70">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98"><text:span text:style-name="T24"/></text:p>
        </text:list-header>
      </text:list>
      <text:p text:style-name="P86"><text:span text:style-name="T38">7) </text:span><text:span text:style-name="T24">Вывод:</text:span></text:p>
      <text:list text:style-name="L76">
        <text:list-item>
          <text:p text:style-name="P195">Классовая адресация устарела, сейчас все используют CIDR/VLSM.</text:p>
        </text:list-item>
        <text:list-item>
          <text:p text:style-name="P195">Счёт всех адресов и разделение на подсети — только через маски и префиксы, классы почти не встречаются.</text:p>
        </text:list-item>
        <text:list-item>
          <text:p text:style-name="P195">Private IP для внутренних нужд, наружу выходят через NAT.</text:p>
        </text:list-item>
        <text:list-item>
          <text:p text:style-name="P195">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96">VLAN — это логически (виртуально) выделенная сеть на уровне второго (канального) уровня OSI, внутри физической сети.</text:p>
        </text:list-item>
        <text:list-item>
          <text:p text:style-name="P196">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96">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96">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97">Группировка устройств по логике бизнеса, а не физическому положению.</text:p>
        </text:list-item>
        <text:list-item>
          <text:p text:style-name="P197">Разделение пользователей по отделам: например, бухгалтерия, HR, IT — каждая в своей VLAN.</text:p>
        </text:list-item>
        <text:list-item>
          <text:p text:style-name="P197">Увеличение безопасности: сотрудники одного отдела не видят трафик других, даже если кабель один.</text:p>
        </text:list-item>
        <text:list-item>
          <text:p text:style-name="P197">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98">Статическая VLAN (Port-based)</text:p>
          <text:list>
            <text:list-item>
              <text:p text:style-name="P198">Связывается с конкретным портом свитча.</text:p>
            </text:list-item>
            <text:list-item>
              <text:p text:style-name="P198">Как только устройство подключается к этому порту — оно попадает в определённую VLAN.</text:p>
            </text:list-item>
            <text:list-item>
              <text:p text:style-name="P198">Если пользователь переходит на другой порт — админ вручную настраивает VLAN для нового порта.</text:p>
            </text:list-item>
          </text:list>
        </text:list-item>
        <text:list-item>
          <text:p text:style-name="P299"><text:soft-page-break/><text:span text:style-name="T24">Динамическая VLAN</text:span></text:p>
          <text:list>
            <text:list-item>
              <text:p text:style-name="P198">VLAN присваивается на основании программных/сетевых данных: MAC-адрес, логин, другие параметры.</text:p>
            </text:list-item>
            <text:list-item>
              <text:p text:style-name="P198">Управляется специальным сервером (например, VMPS).</text:p>
            </text:list-item>
            <text:list-item>
              <text:p text:style-name="P198">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99">802.1Q — международный стандарт (dot1q), который описывает, как работают VLAN в Ethernet-сетях.</text:p>
        </text:list-item>
        <text:list-item>
          <text:p text:style-name="P199">Включает механизм “тегирования” пакетов: в Ethernet-кадр добавляется специальная метка (tag), указывающая номер VLAN.</text:p>
        </text:list-item>
        <text:list-item>
          <text:p text:style-name="P199">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200">Tag Protocol Identifier (TPID):</text:p>
          <text:list>
            <text:list-item>
              <text:p text:style-name="P200">16 бит (значение 0x8100), показывает, что кадр содержит тег VLAN.</text:p>
            </text:list-item>
          </text:list>
        </text:list-item>
        <text:list-item>
          <text:p text:style-name="P200">Priority Code Point (PCP):</text:p>
          <text:list>
            <text:list-item>
              <text:p text:style-name="P200">3 бита, приоритет пакета (IEEE 802.1p).</text:p>
            </text:list-item>
          </text:list>
        </text:list-item>
        <text:list-item>
          <text:p text:style-name="P200">Drop Eligible Indicator (DEI):</text:p>
          <text:list>
            <text:list-item>
              <text:p text:style-name="P200">флаг, который показывает, можно ли дропнуть кадр при перегрузке.</text:p>
            </text:list-item>
          </text:list>
        </text:list-item>
        <text:list-item>
          <text:p text:style-name="P200">VLAN ID (VID):</text:p>
          <text:list>
            <text:list-item>
              <text:p text:style-name="P200">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201">Access Port</text:p>
          <text:list>
            <text:list-item>
              <text:p text:style-name="P201">Работает с “нетегированным” трафиком.</text:p>
            </text:list-item>
            <text:list-item>
              <text:p text:style-name="P201">Подключают обычные устройства (ПК, принтеры).</text:p>
            </text:list-item>
            <text:list-item>
              <text:p text:style-name="P201">Свитч добавляет тег VLAN только “внутри себя”, а на устройство отправляет пакеты без тега.</text:p>
            </text:list-item>
            <text:list-item>
              <text:p text:style-name="P201">Если приходит пакет с неправильным VLAN ID — он игнорируется.</text:p>
            </text:list-item>
          </text:list>
        </text:list-item>
        <text:list-item>
          <text:p text:style-name="P201">Trunk Port</text:p>
          <text:list>
            <text:list-item>
              <text:p text:style-name="P201">Несёт тегированные пакеты сразу нескольких VLAN.</text:p>
            </text:list-item>
            <text:list-item>
              <text:p text:style-name="P201">Используется для соединения между свитчами, маршрутизаторами и другими устройствами с поддержкой VLAN.</text:p>
            </text:list-item>
            <text:list-item>
              <text:p text:style-name="P201">По trunk-порту проходят теги всех разрешённых VLAN (или список, заданный админом).</text:p>
            </text:list-item>
          </text:list>
        </text:list-item>
        <text:list-item>
          <text:p text:style-name="P202">(Иногда) Hybrid/Dual Port:</text:p>
          <text:list>
            <text:list-item>
              <text:p text:style-name="P202">Может одновременно пропускать как тегированные, так и нетегированные кадры.</text:p>
            </text:list-item>
            <text:list-item>
              <text:p text:style-name="P300"><text:soft-page-break/><text:span text:style-name="T24">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203">Снижение broadcast: каждый VLAN — свой broadcast-домен.</text:p>
        </text:list-item>
        <text:list-item>
          <text:p text:style-name="P203">Безопасность: сотрудники видят только свою VLAN, никто не может “подслушать” трафик других.</text:p>
        </text:list-item>
        <text:list-item>
          <text:p text:style-name="P203">Гибкость: можно объединить отделы или пользователей, находящихся в разных зданиях или даже городах, в одну VLAN.</text:p>
        </text:list-item>
        <text:list-item>
          <text:p text:style-name="P203">Упрощение администрирования: при переезде сотрудника — админ просто меняет настройки на порту, а не тянет новые кабели.</text:p>
        </text:list-item>
        <text:list-item>
          <text:p text:style-name="P203">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204">VLAN 2: 192.168.2.0/24 — например, отдел маркетинга.</text:p>
        </text:list-item>
        <text:list-item>
          <text:p text:style-name="P204">VLAN 3: 192.168.3.0/24 — например, бухгалтерия.</text:p>
        </text:list-item>
        <text:list-item>
          <text:p text:style-name="P204">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205">VLAN — обязательный инструмент в корпоративных сетях, офисах, больших организациях, дата-центрах.</text:p>
        </text:list-item>
        <text:list-item>
          <text:p text:style-name="P205">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206">Shell (оболочка) — это программа, которая принимает команды пользователя, передаёт их операционной системе и выводит результат.</text:p>
        </text:list-item>
        <text:list-item>
          <text:p text:style-name="P206">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207">/bin/sh — стандартная, простая, совместимая.</text:p>
        </text:list-item>
        <text:list-item>
          <text:p text:style-name="P207">/bin/bash — самая популярная, почти в любом Linux по умолчанию.</text:p>
        </text:list-item>
        <text:list-item>
          <text:p text:style-name="P207">/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208">Терминал — это окно, где ты работаешь с shell. </text:p>
        </text:list-item>
        <text:list-item>
          <text:p text:style-name="P208">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209">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8">Команда</text:p>
          </table:table-cell>
          <table:table-cell table:style-name="Table11.A1" office:value-type="string">
            <text:p text:style-name="P88">Значение</text:p>
          </table:table-cell>
          <table:table-cell table:style-name="Table11.C1" office:value-type="string">
            <text:p text:style-name="P88">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301"><text:span text:style-name="T24"/></text:p>
        </text:list-header>
        <text:list-item>
          <text:p text:style-name="P210">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8">Команда</text:p>
          </table:table-cell>
          <table:table-cell table:style-name="Table12.B1" office:value-type="string">
            <text:p text:style-name="P88">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53">m</text:span>v <text:s/>file1 file2</text:p>
          </table:table-cell>
          <table:table-cell table:style-name="Table12.B2" office:value-type="string">
            <text:p text:style-name="P23">Переместить или переименовать файл</text:p>
          </table:table-cell>
        </table:table-row>
      </table:table>
      <text:p text:style-name="P87"><text:span text:style-name="T24"/></text:p>
      <text:list text:style-name="L91">
        <text:list-item>
          <text:p text:style-name="P211">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90">Команда</text:p>
          </table:table-cell>
          <table:table-cell table:style-name="Table13.B1" office:value-type="string">
            <text:p text:style-name="P90">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52">)</text:span></text:p>
          </table:table-cell>
        </table:table-row>
      </table:table>
      <text:list text:continue-numbering="true" text:style-name="L91">
        <text:list-header>
          <text:p text:style-name="P302"><text:span text:style-name="T24"/></text:p>
        </text:list-header>
      </text:list>
      <text:p text:style-name="P45"><text:span text:style-name="T1">5)</text:span> Ключи и флаги</text:p>
      <text:list text:style-name="L92">
        <text:list-item>
          <text:p text:style-name="P212">Флаг (ключ, опция) — дополнительный параметр к команде (начинается с - или --).</text:p>
        </text:list-item>
        <text:list-item>
          <text:p text:style-name="P212">Можно комбинировать:</text:p>
          <text:list>
            <text:list-item>
              <text:p text:style-name="P212">ls -la = ls -l -a</text:p>
              <text:p text:style-name="P303"><text:span text:style-name="T24"/></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90">Ключ<text:tab/></text:p>
          </table:table-cell>
          <table:table-cell table:style-name="Table14.A1" office:value-type="string">
            <text:p text:style-name="P90">Значение</text:p>
          </table:table-cell>
          <table:table-cell table:style-name="Table14.C1" office:value-type="string">
            <text:p text:style-name="P90">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52">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13">Открыть файл в редакторе nano:</text:p>
          <text:list>
            <text:list-item>
              <text:p text:style-name="P213">nano ~/.bashrc</text:p>
            </text:list-item>
          </text:list>
        </text:list-item>
        <text:list-item>
          <text:p text:style-name="P213">Открыть в редакторе vim:</text:p>
          <text:list>
            <text:list-item>
              <text:p text:style-name="P213">vim ~/.bashrc</text:p>
            </text:list-item>
          </text:list>
        </text:list-item>
        <text:list-item>
          <text:p text:style-name="P213">Просто посмотреть:</text:p>
          <text:list>
            <text:list-item>
              <text:p text:style-name="P213">cat ~/.bashrc</text:p>
            </text:list-item>
          </text:list>
        </text:list-item>
      </text:list>
      <text:p text:style-name="P43"/>
      <text:p text:style-name="P46"><text:span text:style-name="T1">7)</text:span> Переменные окружения</text:p>
      <text:list text:style-name="L94">
        <text:list-item>
          <text:p text:style-name="P214">$HOME — домашняя директория пользователя.</text:p>
        </text:list-item>
        <text:list-item>
          <text:p text:style-name="P214">$PATH — список директорий для поиска команд.</text:p>
        </text:list-item>
        <text:list-item>
          <text:p text:style-name="P214">$USER — имя пользователя.</text:p>
        </text:list-item>
      </text:list>
      <text:p text:style-name="P43"/>
      <text:p text:style-name="P46"><text:span text:style-name="T1">8)</text:span> Конфигурационные файлы Shell</text:p>
      <text:list text:style-name="L95">
        <text:list-item>
          <text:p text:style-name="P215">Файл<text:tab/>Для чего нужен</text:p>
          <text:list>
            <text:list-item>
              <text:p text:style-name="P215">~/.bashrc<text:tab/>Настройки bash для каждого интерактивного терминала</text:p>
            </text:list-item>
            <text:list-item>
              <text:p text:style-name="P215">~/.profile<text:tab/>Настройки окружения (выполняется при входе)</text:p>
            </text:list-item>
            <text:list-item>
              <text:p text:style-name="P215">~/.bash_profile<text:tab/>Аналогично, чаще используется на серверах</text:p>
            </text:list-item>
            <text:list-item>
              <text:p text:style-name="P215">/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9">Команда</text:p>
          </table:table-cell>
          <table:table-cell table:style-name="Table15.B1" office:value-type="string">
            <text:p text:style-name="P89">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16">ls -lah — показать подробный список всех файлов, читаемый размер.</text:p>
        </text:list-item>
        <text:list-item>
          <text:p text:style-name="P216">cd ~/Downloads — перейти в папку загрузок</text:p>
        </text:list-item>
        <text:list-item>
          <text:p text:style-name="P216">mkdir test &amp;&amp; cd test — создать папку и зайти в неё.</text:p>
        </text:list-item>
        <text:list-item>
          <text:p text:style-name="P216">rm -rf /tmp/test — удалить папку test из /tmp со всем содержимым.</text:p>
        </text:list-item>
        <text:list-item>
          <text:p text:style-name="P216">grep "слово" file.txt — найти строки в файле, где есть "слово".</text:p>
        </text:list-item>
        <text:list-item>
          <text:p text:style-name="P304"><text:soft-page-break/><text:span text:style-name="T24">find / -name "*.log" — найти все файлы с расширением .log.</text:span></text:p>
        </text:list-item>
      </text:list>
      <text:p text:style-name="P101"><text:span text:style-name="T24"/></text:p>
      <text:p text:style-name="P101"><text:span text:style-name="T24">🟢 </text:span><text:span text:style-name="T35">Основное по структуре директорий Linux (Filesystem Hierarchy Standard, FHS)</text:span></text:p>
      <text:p text:style-name="P101"><text:span text:style-name="T24"/></text:p>
      <text:p text:style-name="P102"><text:span text:style-name="T39">1)</text:span><text:span text:style-name="T24"> Как устроены диски и папки:</text:span></text:p>
      <text:list text:style-name="L97">
        <text:list-item>
          <text:p text:style-name="P217">Windows vs Linux</text:p>
          <text:list>
            <text:list-item>
              <text:p text:style-name="P217">Windows:</text:p>
              <text:list>
                <text:list-item>
                  <text:p text:style-name="P217">Каждый диск имеет свою букву (C:, D:), структура как дерево под “This PC”.</text:p>
                  <text:p text:style-name="P217">Each drive has its own letter (C:, D:), all files are under “This PC”.</text:p>
                </text:list-item>
              </text:list>
            </text:list-item>
            <text:list-item>
              <text:p text:style-name="P217">Linux:</text:p>
              <text:list>
                <text:list-item>
                  <text:p text:style-name="P217">Всё начинается с корня — / (root directory), нет букв, всё дерево — под одним “/”.</text:p>
                  <text:p text:style-name="P217">Everything starts from the root (/), no drive letters, single directory tree.</text:p>
                </text:list-item>
              </text:list>
            </text:list-item>
          </text:list>
        </text:list-item>
      </text:list>
      <text:p text:style-name="P101"><text:span text:style-name="T24"/></text:p>
      <text:p text:style-name="P102"><text:span text:style-name="T39">2)</text:span><text:span text:style-name="T24"> Кратко о File Hierarchy Standard (FHS)</text:span></text:p>
      <text:list text:style-name="L98">
        <text:list-item>
          <text:p text:style-name="P218">FHS — стандарт, определяющий, где что лежит в Linux.</text:p>
          <text:p text:style-name="P218">FHS — Filesystem Hierarchy Standard, defines where files/directories must be located.</text:p>
        </text:list-item>
      </text:list>
      <text:p text:style-name="P101"><text:span text:style-name="T24"/></text:p>
      <text:p text:style-name="P101"><text:span text:style-name="T39">3)</text:span><text:span text:style-name="T24">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91">Директория</text:p>
          </table:table-cell>
          <table:table-cell table:style-name="Table16.A1" office:value-type="string">
            <text:p text:style-name="P91">Назначение</text:p>
          </table:table-cell>
          <table:table-cell table:style-name="Table16.C1" office:value-type="string">
            <text:p text:style-name="P91">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8"><text:span text:style-name="T24">/ru</text:span><text:span text:style-name="T30">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101"><text:span text:style-name="T24"/></text:p>
      <text:list text:style-name="L99">
        <text:list-item>
          <text:p text:style-name="P219">Пример:</text:p>
          <text:list>
            <text:list-item>
              <text:p text:style-name="P219">Твой пользовательский каталог: /home/username</text:p>
            </text:list-item>
            <text:list-item>
              <text:p text:style-name="P219">Системные логи: /var/log/</text:p>
            </text:list-item>
            <text:list-item>
              <text:p text:style-name="P219">Флешка: появится в /media/username/usb-drive после подключения.</text:p>
            </text:list-item>
          </text:list>
        </text:list-item>
      </text:list>
      <text:p text:style-name="P101"><text:span text:style-name="T24"/></text:p>
      <text:p text:style-name="P103"><text:span text:style-name="T35">4</text:span><text:span text:style-name="T40">)</text:span><text:span text:style-name="T24"> Практическое значение для DevOps</text:span></text:p>
      <text:list text:style-name="L100">
        <text:list-item>
          <text:p text:style-name="P220">Знать, где лежат логи, конфиги, бинарники, чтобы быстро диагностировать и чинить систему.</text:p>
        </text:list-item>
        <text:list-item>
          <text:p text:style-name="P220">Уметь отличать, что можно удалять (/tmp, /var/tmp), а что нельзя (/bin, /sbin, /boot).</text:p>
        </text:list-item>
        <text:list-item>
          <text:p text:style-name="P220">Устанавливать сторонние программы — в /opt.</text:p>
        </text:list-item>
        <text:list-item>
          <text:p text:style-name="P220">Резервное копирование: сохранять только /home, /etc, иногда /var (для БД и логов).</text:p>
        </text:list-item>
        <text:list-item>
          <text:p text:style-name="P220">Мониторинг: </text:p>
          <text:list>
            <text:list-item>
              <text:p text:style-name="P220">логи и мониторинг всегда в /var/log/</text:p>
            </text:list-item>
            <text:list-item>
              <text:p text:style-name="P220">состояние системы — в /run, /sys, /proc.</text:p>
            </text:list-item>
          </text:list>
        </text:list-item>
      </text:list>
      <text:p text:style-name="P101"><text:span text:style-name="T24"/></text:p>
      <text:p text:style-name="P103"><text:span text:style-name="T35">5</text:span><text:span text:style-name="T40">) </text:span><text:span text:style-name="T24">Краткая шпаргалка для команд</text:span></text:p>
      <text:list text:style-name="L101">
        <text:list-item>
          <text:p text:style-name="P221">Показать структуру:</text:p>
          <text:list>
            <text:list-item>
              <text:p text:style-name="P221">ls /</text:p>
            </text:list-item>
            <text:list-item>
              <text:p text:style-name="P221">tree -L 1 / (если установлен tree)</text:p>
            </text:list-item>
          </text:list>
        </text:list-item>
        <text:list-item>
          <text:p text:style-name="P305"><text:soft-page-break/><text:span text:style-name="T24">Узнать, что занимает место:</text:span></text:p>
          <text:list>
            <text:list-item>
              <text:p text:style-name="P221">du -h --max-depth=1 /</text:p>
            </text:list-item>
          </text:list>
        </text:list-item>
        <text:list-item>
          <text:p text:style-name="P221">Показать скрытые файлы:</text:p>
          <text:list>
            <text:list-item>
              <text:p text:style-name="P221">ls -la</text:p>
            </text:list-item>
          </text:list>
        </text:list-item>
      </text:list>
      <text:p text:style-name="P101"><text:span text:style-name="T24"/></text:p>
      <text:p text:style-name="P103"><text:span text:style-name="T35">6</text:span><text:span text:style-name="T40">)</text:span><text:span text:style-name="T24"> Особенности (DevOps-фишки)</text:span></text:p>
      <text:list text:style-name="L102">
        <text:list-item>
          <text:p text:style-name="P222">/etc/fstab — файл, где прописаны все постоянные точки монтирования (что и куда цепляется при загрузке).</text:p>
        </text:list-item>
        <text:list-item>
          <text:p text:style-name="P222">/proc и /sys — это не “реальные” папки, а интерфейс к ядру Linux, тут лежат данные о процессах и железе.</text:p>
        </text:list-item>
        <text:list-item>
          <text:p text:style-name="P222">/var/tmp — хранит временные файлы, которые переживают перезагрузку (в отличие от /tmp).</text:p>
        </text:list-item>
      </text:list>
      <text:p text:style-name="P101"><text:span text:style-name="T24"/></text:p>
      <text:p text:style-name="P103"><text:span text:style-name="T35">7</text:span><text:span text:style-name="T40">) </text:span><text:span text:style-name="T24">Вопросы на собеседовании и для самопроверки</text:span></text:p>
      <text:list text:style-name="L103">
        <text:list-item>
          <text:p text:style-name="P223">Где искать логи системы?</text:p>
          <text:list>
            <text:list-item>
              <text:p text:style-name="P223">В /var/log</text:p>
            </text:list-item>
          </text:list>
        </text:list-item>
        <text:list-item>
          <text:p text:style-name="P223">Где найти настройки сети?</text:p>
          <text:list>
            <text:list-item>
              <text:p text:style-name="P223">В /etc (например, /etc/network, /etc/netplan, /etc/hostname, /etc/hosts)</text:p>
            </text:list-item>
          </text:list>
        </text:list-item>
        <text:list-item>
          <text:p text:style-name="P223">Куда монтируется флешка?</text:p>
          <text:list>
            <text:list-item>
              <text:p text:style-name="P223">/media/имя_пользователя/имя_устройства</text:p>
            </text:list-item>
          </text:list>
        </text:list-item>
      </text:list>
      <text:p text:style-name="P101"><text:span text:style-name="T24"/></text:p>
      <text:p text:style-name="P103"><text:span text:style-name="T40">8) </text:span><text:span text:style-name="T24">Вывод:</text:span></text:p>
      <text:list text:style-name="L104">
        <text:list-item>
          <text:p text:style-name="P224">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101"><text:span text:style-name="T24"/></text:p>
      <text:p text:style-name="P101"><text:span text:style-name="T24">🟢 </text:span><text:span text:style-name="T35">Основное по работе с файлами, папками и ссылками в Linux</text:span></text:p>
      <text:p text:style-name="P101"><text:span text:style-name="T41">1)</text:span><text:span text:style-name="T24">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101"><text:span text:style-name="T24"/></text:p>
      <text:p text:style-name="P104"><text:span text:style-name="T41">2)</text:span><text:span text:style-name="T24"> Работа с файлами и папками</text:span></text:p>
      <text:list text:style-name="L105">
        <text:list-item>
          <text:p text:style-name="P225">Список файлов и папок</text:p>
          <text:list>
            <text:list-item>
              <text:p text:style-name="P225">ls <text:s text:c="13"/># Показать содержимое директории</text:p>
            </text:list-item>
            <text:list-item>
              <text:p text:style-name="P225">ls -a <text:s text:c="9"/># Включая скрытые (начинаются с .)</text:p>
            </text:list-item>
            <text:list-item>
              <text:p text:style-name="P225">ls -l <text:s text:c="10"/># Подробный (long) формат (права, дата и пр.)</text:p>
            </text:list-item>
            <text:list-item>
              <text:p text:style-name="P225">ls -h <text:s text:c="9"/># Размеры в удобном виде (KB, MB)</text:p>
            </text:list-item>
            <text:list-item>
              <text:p text:style-name="P225">ls -d <text:s text:c="9"/># Показывает саму директорию, а не её содержимое</text:p>
            </text:list-item>
            <text:list-item>
              <text:p text:style-name="P225">ls -r <text:s text:c="10"/># В обратном порядке</text:p>
            </text:list-item>
            <text:list-item>
              <text:p text:style-name="P225">ls -t <text:s text:c="10"/># Сортировка по времени изменения</text:p>
            </text:list-item>
          </text:list>
        </text:list-item>
        <text:list-item>
          <text:p text:style-name="P225">Копирование</text:p>
          <text:list>
            <text:list-item>
              <text:p text:style-name="P225">cp file1 file2 <text:s text:c="13"/># Копировать файл1 в файл2</text:p>
            </text:list-item>
            <text:list-item>
              <text:p text:style-name="P225">cp file1 /demo/ <text:s text:c="9"/># Копировать файл1 в папку /demo/</text:p>
            </text:list-item>
            <text:list-item>
              <text:p text:style-name="P225">cp -R dir1 dir2 <text:s text:c="10"/># Рекурсивно копировать папку dir1 в dir2</text:p>
            </text:list-item>
          </text:list>
        </text:list-item>
        <text:list-item>
          <text:p text:style-name="P225">Перемещение и переименование</text:p>
          <text:list>
            <text:list-item>
              <text:p text:style-name="P225">mv file1 file2 <text:s text:c="10"/># Переименовать file1 в file2</text:p>
            </text:list-item>
            <text:list-item>
              <text:p text:style-name="P225">mv /dir1 /dir2 <text:s text:c="9"/># Переименовать dir1 в dir2 (или переместить)</text:p>
            </text:list-item>
            <text:list-item>
              <text:p text:style-name="P225">mv file1 /dir1/ <text:s text:c="8"/># Переместить file1 в /dir1/</text:p>
            </text:list-item>
          </text:list>
        </text:list-item>
        <text:list-item>
          <text:p text:style-name="P225">Удаление</text:p>
          <text:list>
            <text:list-item>
              <text:p text:style-name="P225">rm -f file1 <text:s text:c="16"/># Удалить файл1 (без подтверждения)</text:p>
            </text:list-item>
            <text:list-item>
              <text:p text:style-name="P225">rm -R dir1 <text:s text:c="15"/># Удалить папку dir1 со всем содержимым</text:p>
            </text:list-item>
            <text:list-item>
              <text:p text:style-name="P226">rmdir dir1 <text:s text:c="16"/># Удалить пустую папку dir1</text:p>
            </text:list-item>
          </text:list>
        </text:list-item>
        <text:list-item>
          <text:p text:style-name="P226">Создание папок</text:p>
          <text:list>
            <text:list-item>
              <text:p text:style-name="P226">mkdir dir1 <text:s text:c="17"/># Создать папку dir1</text:p>
            </text:list-item>
          </text:list>
        </text:list-item>
        <text:list-item>
          <text:p text:style-name="P226">Работа с файлами</text:p>
          <text:list>
            <text:list-item>
              <text:p text:style-name="P226">cat file1 <text:s text:c="17"/># Показать содержимое файла</text:p>
            </text:list-item>
            <text:list-item>
              <text:p text:style-name="P226">touch file1 <text:s text:c="13"/># Создать пустой файл (или обновить дату)</text:p>
            </text:list-item>
            <text:list-item>
              <text:p text:style-name="P226">less file1 <text:tab/><text:tab/> <text:s text:c="2"/># Показать файл постранично (можно листать <text:tab/><text:tab/><text:tab/><text:tab/> <text:s text:c="5"/>вверх/вниз)</text:p>
            </text:list-item>
            <text:list-item>
              <text:p text:style-name="P226">tail file1 <text:s text:c="17"/># Показать последние 10 строк файла</text:p>
            </text:list-item>
            <text:list-item>
              <text:p text:style-name="P226">head file1 <text:s text:c="14"/># Показать первые 10 строк файла</text:p>
            </text:list-item>
          </text:list>
        </text:list-item>
      </text:list>
      <text:p text:style-name="P101"><text:span text:style-name="T24"/></text:p>
      <text:p text:style-name="P105"><text:span text:style-name="T42">3) </text:span><text:span text:style-name="T24">Ссылки в Linux</text:span></text:p>
      <text:list text:style-name="L106">
        <text:list-item>
          <text:p text:style-name="P227">Жёсткая ссылка (Hard link)</text:p>
          <text:list>
            <text:list-item>
              <text:p text:style-name="P227"><text:soft-page-break/>ln SOURCE LINK <text:s/># Создать жёсткую ссылку LINK на файл SOURCE</text:p>
              <text:list>
                <text:list-item>
                  <text:p text:style-name="P227">Ссылается на тот же inode, работает только для файлов и внутри одной файловой системы.</text:p>
                </text:list-item>
                <text:list-item>
                  <text:p text:style-name="P227">Особенности:</text:p>
                  <text:list>
                    <text:list-item>
                      <text:p text:style-name="P227">Одинаковый inode, полная копия, работает, даже если оригинальный файл удалён.</text:p>
                    </text:list-item>
                    <text:list-item>
                      <text:p text:style-name="P227">Нельзя создавать для папок и между разными разделами.</text:p>
                    </text:list-item>
                  </text:list>
                </text:list-item>
              </text:list>
            </text:list-item>
          </text:list>
        </text:list-item>
        <text:list-item>
          <text:p text:style-name="P227">Символическая ссылка (Soft link, symlink)</text:p>
          <text:list>
            <text:list-item>
              <text:p text:style-name="P227">ln -s SOURCE LINK</text:p>
              <text:list>
                <text:list-item>
                  <text:p text:style-name="P227">Создать символическую ссылку LINK на SOURCE</text:p>
                </text:list-item>
                <text:list-item>
                  <text:p text:style-name="P227">Можно ссылаться на каталоги, другие разделы и даже на несуществующий путь.</text:p>
                </text:list-item>
                <text:list-item>
                  <text:p text:style-name="P227">Особенности:</text:p>
                  <text:list>
                    <text:list-item>
                      <text:p text:style-name="P227">Имеет свой inode, просто “указатель” на файл/папку.</text:p>
                    </text:list-item>
                    <text:list-item>
                      <text:p text:style-name="P227">Если исходник удалён — ссылка “битая”.</text:p>
                    </text:list-item>
                  </text:list>
                </text:list-item>
              </text:list>
            </text:list-item>
          </text:list>
        </text:list-item>
      </text:list>
      <text:p text:style-name="P101"><text:span text:style-name="T24"/></text:p>
      <text:p text:style-name="P105"><text:span text:style-name="T35">4</text:span><text:span text:style-name="T42">)</text:span><text:span text:style-name="T24"> Дополнительно: расширения файлов</text:span></text:p>
      <text:list text:style-name="L107">
        <text:list-item>
          <text:p text:style-name="P228">В Linux расширение файла (например, .sh, .txt) — просто часть имени, система не опирается на расширение для определения типа файла.</text:p>
        </text:list-item>
        <text:list-item>
          <text:p text:style-name="P228">Определить тип файла можно командой:</text:p>
          <text:list>
            <text:list-item>
              <text:p text:style-name="P228">file имя_файла</text:p>
            </text:list-item>
          </text:list>
        </text:list-item>
      </text:list>
      <text:p text:style-name="P101"><text:span text:style-name="T24"/></text:p>
      <text:p text:style-name="P101"><text:span text:style-name="T35">5</text:span><text:span text:style-name="T42">)</text:span><text:span text:style-name="T24">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92">Команда</text:p>
          </table:table-cell>
          <table:table-cell table:style-name="Table18.B1" office:value-type="string">
            <text:p text:style-name="P92">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9"><text:span text:style-name="T24">touc</text:span><text:span text:style-name="T31">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101"><text:span text:style-name="T24"/></text:p>
      <text:p text:style-name="P106"><text:span text:style-name="T43">6)</text:span><text:span text:style-name="T24"> Примеры задач</text:span></text:p>
      <text:list text:style-name="L108">
        <text:list-item>
          <text:p text:style-name="P229">Создать папку и скопировать туда файлы:</text:p>
          <text:list>
            <text:list-item>
              <text:p text:style-name="P229">mkdir mydir</text:p>
            </text:list-item>
            <text:list-item>
              <text:p text:style-name="P229">cp file1 file2 mydir/</text:p>
            </text:list-item>
          </text:list>
        </text:list-item>
        <text:list-item>
          <text:p text:style-name="P229">Переместить и переименовать папку:</text:p>
          <text:list>
            <text:list-item>
              <text:p text:style-name="P229"><text:soft-page-break/>mv dir1 new_dir</text:p>
            </text:list-item>
          </text:list>
        </text:list-item>
        <text:list-item>
          <text:p text:style-name="P229">Удалить все файлы с расширением .log:</text:p>
          <text:list>
            <text:list-item>
              <text:p text:style-name="P229">rm *.log</text:p>
            </text:list-item>
          </text:list>
        </text:list-item>
        <text:list-item>
          <text:p text:style-name="P229">Создать символическую ссылку на каталог:</text:p>
          <text:list>
            <text:list-item>
              <text:p text:style-name="P229">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30">root (Superuser):</text:p>
          <text:list>
            <text:list-item>
              <text:p text:style-name="P230">Главный админ, может всё.</text:p>
            </text:list-item>
          </text:list>
        </text:list-item>
        <text:list-item>
          <text:p text:style-name="P230">Обычный пользователь (Simple user):</text:p>
          <text:list>
            <text:list-item>
              <text:p text:style-name="P230">Имеет полный доступ только к своим файлам.</text:p>
            </text:list-item>
          </text:list>
        </text:list-item>
        <text:list-item>
          <text:p text:style-name="P230">Системный пользователь (System user):</text:p>
          <text:list>
            <text:list-item>
              <text:p text:style-name="P230">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31">/etc/passwd</text:p>
          <text:list>
            <text:list-item>
              <text:p text:style-name="P231">Формат строки:</text:p>
              <text:list>
                <text:list-item>
                  <text:p text:style-name="P231">[username]:[x]:[UID]:[GID]:[Comment]:[Home directory]:[Default shell]</text:p>
                  <text:list>
                    <text:list-item>
                      <text:p text:style-name="P231">x во 2-ом поле — пароль хранится в /etc/shadow</text:p>
                    </text:list-item>
                    <text:list-item>
                      <text:p text:style-name="P231">UID — User ID</text:p>
                    </text:list-item>
                    <text:list-item>
                      <text:p text:style-name="P231">GID — Group ID</text:p>
                    </text:list-item>
                    <text:list-item>
                      <text:p text:style-name="P231">Home — домашняя директория</text:p>
                    </text:list-item>
                    <text:list-item>
                      <text:p text:style-name="P231">Shell — командная оболочка</text:p>
                    </text:list-item>
                  </text:list>
                </text:list-item>
              </text:list>
            </text:list-item>
          </text:list>
        </text:list-item>
        <text:list-item>
          <text:p text:style-name="P231">/etc/shadow</text:p>
          <text:list>
            <text:list-item>
              <text:p text:style-name="P231">Формат строки:</text:p>
              <text:list>
                <text:list-item>
                  <text:p text:style-name="P231">[username]:[password]:[Last Password Changed]:[Min]:[Max]:[Warn]:[Inactive]:[Expire]</text:p>
                  <text:list>
                    <text:list-item>
                      <text:p text:style-name="P231">Хранит пароли (хэшированные) и параметры смены пароля</text:p>
                    </text:list-item>
                  </text:list>
                </text:list-item>
              </text:list>
            </text:list-item>
          </text:list>
        </text:list-item>
        <text:list-item>
          <text:p text:style-name="P231">/etc/group</text:p>
          <text:list>
            <text:list-item>
              <text:p text:style-name="P231">Формат строки:</text:p>
              <text:list>
                <text:list-item>
                  <text:p text:style-name="P231">[group_name]:[x]:[GID]:[group_members]</text:p>
                </text:list-item>
                <text:list-item>
                  <text:p text:style-name="P231">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32">Создать пользователя</text:p>
          <text:list>
            <text:list-item>
              <text:p text:style-name="P232">useradd имя_пользователя</text:p>
              <text:list>
                <text:list-item>
                  <text:p text:style-name="P232">Параметры по умолчанию из /etc/default/useradd</text:p>
                </text:list-item>
                <text:list-item>
                  <text:p text:style-name="P232">Можно добавить опции для задания домашней папки, shell и т. д.</text:p>
                </text:list-item>
              </text:list>
            </text:list-item>
          </text:list>
        </text:list-item>
        <text:list-item>
          <text:p text:style-name="P232">Задать/сменить пароль</text:p>
          <text:list>
            <text:list-item>
              <text:p text:style-name="P232">passwd имя_пользователя</text:p>
            </text:list-item>
          </text:list>
        </text:list-item>
        <text:list-item>
          <text:p text:style-name="P232">Удалить пользователя</text:p>
          <text:list>
            <text:list-item>
              <text:p text:style-name="P232">userdel имя_пользователя</text:p>
            </text:list-item>
            <text:list-item>
              <text:p text:style-name="P306"><text:soft-page-break/><text:span text:style-name="T24">userdel -r имя_пользователя <text:s text:c="2"/># с удалением домашней директории</text:span></text:p>
            </text:list-item>
          </text:list>
        </text:list-item>
        <text:list-item>
          <text:p text:style-name="P232">Изменить параметры пользователя</text:p>
          <text:list>
            <text:list-item>
              <text:p text:style-name="P232">usermod [опции] имя_пользователя</text:p>
            </text:list-item>
            <text:list-item>
              <text:p text:style-name="P232">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33">Создать группу</text:p>
          <text:list>
            <text:list-item>
              <text:p text:style-name="P233">groupadd имя_группы</text:p>
            </text:list-item>
          </text:list>
        </text:list-item>
        <text:list-item>
          <text:p text:style-name="P233">Удалить группу</text:p>
          <text:list>
            <text:list-item>
              <text:p text:style-name="P233">groupdel имя_группы</text:p>
            </text:list-item>
          </text:list>
        </text:list-item>
        <text:list-item>
          <text:p text:style-name="P233">Изменить параметры группы</text:p>
          <text:list>
            <text:list-item>
              <text:p text:style-name="P233">groupmod [опции] имя_группы</text:p>
            </text:list-item>
            <text:list-item>
              <text:p text:style-name="P233">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34">Владелец — пользователь, который создал файл/папку.</text:p>
        </text:list-item>
        <text:list-item>
          <text:p text:style-name="P234">Можно изменить владельца (и/или группу) — только root или владелец файла.</text:p>
        </text:list-item>
        <text:list-item>
          <text:p text:style-name="P307"><text:span text:style-name="T24">Изменить владельца файла</text:span><text:span text:style-name="T32">:</text:span></text:p>
          <text:list>
            <text:list-item>
              <text:p text:style-name="P234">chown user file</text:p>
              <text:list>
                <text:list-item>
                  <text:p text:style-name="P234">Если указать только user — меняется только владелец.</text:p>
                </text:list-item>
              </text:list>
            </text:list-item>
            <text:list-item>
              <text:p text:style-name="P234">chown user:group file</text:p>
              <text:list>
                <text:list-item>
                  <text:p text:style-name="P234">Если user:group — оба.</text:p>
                </text:list-item>
              </text:list>
            </text:list-item>
            <text:list-item>
              <text:p text:style-name="P234">chown :group file</text:p>
              <text:list>
                <text:list-item>
                  <text:p text:style-name="P234">Если только :group — только группа.</text:p>
                </text:list-item>
              </text:list>
            </text:list-item>
          </text:list>
        </text:list-item>
        <text:list-item>
          <text:p text:style-name="P234">Изменить только группу</text:p>
          <text:list>
            <text:list-item>
              <text:p text:style-name="P234">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35">Создать пользователя и группу, добавить пользователя в группу:</text:p>
          <text:list>
            <text:list-item>
              <text:p text:style-name="P235">groupadd admins</text:p>
            </text:list-item>
            <text:list-item>
              <text:p text:style-name="P235">useradd -G admins user1</text:p>
            </text:list-item>
            <text:list-item>
              <text:p text:style-name="P235">passwd user1</text:p>
            </text:list-item>
          </text:list>
        </text:list-item>
        <text:list-item>
          <text:p text:style-name="P235">Изменить владельца файла и группу:</text:p>
          <text:list>
            <text:list-item>
              <text:p text:style-name="P235">chown user1:admins important.txt</text:p>
            </text:list-item>
          </text:list>
        </text:list-item>
        <text:list-item>
          <text:p text:style-name="P235">Удалить пользователя с домашней директорией:</text:p>
          <text:list>
            <text:list-item>
              <text:p text:style-name="P235">userdel -r user1</text:p>
            </text:list-item>
          </text:list>
        </text:list-item>
        <text:list-item>
          <text:p text:style-name="P235">Добавить пользователя во вторую группу:</text:p>
          <text:list>
            <text:list-item>
              <text:p text:style-name="P235">usermod -aG wheel user1</text:p>
            </text:list-item>
          </text:list>
        </text:list-item>
        <text:list-item>
          <text:p text:style-name="P236">Переименовать группу:</text:p>
          <text:list>
            <text:list-item>
              <text:p text:style-name="P236">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93">Термин</text:p>
          </table:table-cell>
          <table:table-cell table:style-name="Table19.B1" office:value-type="string">
            <text:p text:style-name="P93">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37">Каждый файл и каталог в Linux имеет:</text:p>
          <text:list>
            <text:list-item>
              <text:p text:style-name="P237">Владельца (user) — кто создал файл</text:p>
            </text:list-item>
            <text:list-item>
              <text:p text:style-name="P237">Группу (group) — может быть общая на проект/пользователей</text:p>
            </text:list-item>
            <text:list-item>
              <text:p text:style-name="P237">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4">Символ</text:p>
          </table:table-cell>
          <table:table-cell table:style-name="Table20.A1" office:value-type="string">
            <text:p text:style-name="P94">Значение</text:p>
          </table:table-cell>
          <table:table-cell table:style-name="Table20.A1" office:value-type="string">
            <text:p text:style-name="P94">Для файлов</text:p>
          </table:table-cell>
          <table:table-cell table:style-name="Table20.D1" office:value-type="string">
            <text:p text:style-name="P94">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38">ls -l</text:p>
        </text:list-item>
        <text:list-item>
          <text:p text:style-name="P238">-rwxr-xr-- 1 user group 1234 Jul 20 12:00 myscript.sh</text:p>
          <text:list>
            <text:list-item>
              <text:p text:style-name="P238">Расшифровка:</text:p>
              <text:list>
                <text:list-item>
                  <text:p text:style-name="P238">- — обычный файл (d — папка, l — ссылка и т. д.)</text:p>
                </text:list-item>
                <text:list-item>
                  <text:p text:style-name="P238">rwx — права владельца (user)</text:p>
                </text:list-item>
                <text:list-item>
                  <text:p text:style-name="P238">r-x — права группы</text:p>
                </text:list-item>
                <text:list-item>
                  <text:p text:style-name="P238">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94">Цифра</text:p>
          </table:table-cell>
          <table:table-cell table:style-name="Table21.A1" office:value-type="string">
            <text:p text:style-name="P94">Права</text:p>
          </table:table-cell>
          <table:table-cell table:style-name="Table21.C1" office:value-type="string">
            <text:p text:style-name="P94">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39">Пример:</text:p>
          <text:list>
            <text:list-item>
              <text:p text:style-name="P239">chmod 755 myscript.sh</text:p>
            </text:list-item>
            <text:list-item>
              <text:p text:style-name="P239"># -&gt; rwxr-xr-x</text:p>
            </text:list-item>
          </text:list>
        </text:list-item>
      </text:list>
      <text:p text:style-name="P49"/>
      <text:p text:style-name="P52"><text:span text:style-name="T16">5) </text:span>Изменение прав доступа: chmod</text:p>
      <text:list text:style-name="L118">
        <text:list-item>
          <text:p text:style-name="P240">Формат:</text:p>
          <text:list>
            <text:list-item>
              <text:p text:style-name="P240">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95">КТО (who)</text:p>
          </table:table-cell>
          <table:table-cell table:style-name="Table22.B1" office:value-type="string">
            <text:p text:style-name="P95">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95">ОПЕРАЦИЯ</text:p>
          </table:table-cell>
          <table:table-cell table:style-name="Table22.B6" office:value-type="string">
            <text:p text:style-name="P95">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41">Примеры:</text:p>
          <text:list>
            <text:list-item>
              <text:p text:style-name="P241">chmod u+x file.sh <text:s text:c="7"/></text:p>
              <text:list>
                <text:list-item>
                  <text:p text:style-name="P241"># добавить выполнение владельцу</text:p>
                </text:list-item>
              </text:list>
            </text:list-item>
            <text:list-item>
              <text:p text:style-name="P241">chmod go-r file.txt <text:s text:c="5"/></text:p>
              <text:list>
                <text:list-item>
                  <text:p text:style-name="P241"># убрать чтение у группы и других</text:p>
                </text:list-item>
              </text:list>
            </text:list-item>
            <text:list-item>
              <text:p text:style-name="P241">chmod a=rw file.txt <text:s text:c="5"/></text:p>
              <text:list>
                <text:list-item>
                  <text:p text:style-name="P241"># всем только чтение и запись</text:p>
                </text:list-item>
              </text:list>
            </text:list-item>
            <text:list-item>
              <text:p text:style-name="P241">chmod 755 file.sh <text:s text:c="7"/></text:p>
              <text:list>
                <text:list-item>
                  <text:p text:style-name="P241">#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42">chown user file.txt <text:s text:c="13"/></text:p>
          <text:list>
            <text:list-item>
              <text:p text:style-name="P242"># сменить владельца</text:p>
            </text:list-item>
          </text:list>
        </text:list-item>
        <text:list-item>
          <text:p text:style-name="P242">chown :group file.txt </text:p>
          <text:list>
            <text:list-item>
              <text:p text:style-name="P242"># сменить группу</text:p>
            </text:list-item>
          </text:list>
        </text:list-item>
        <text:list-item>
          <text:p text:style-name="P242">chown user:group file.txt <text:s text:c="7"/></text:p>
          <text:list>
            <text:list-item>
              <text:p text:style-name="P242">#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43">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6">Символ</text:p>
            </table:table-cell>
            <table:table-cell table:style-name="Table24.A1" office:value-type="string">
              <text:p text:style-name="P96">Значение</text:p>
            </table:table-cell>
          </table:table-row>
        </table:table-header-rows>
        <table:table-row>
          <table:table-cell table:style-name="Table24.A2" office:value-type="string">
            <text:p text:style-name="P100"><text:span text:style-name="Source_20_Text"><text:span text:style-name="T54">a</text:span></text:span></text:p>
          </table:table-cell>
          <table:table-cell table:style-name="Table24.B2" office:value-type="string">
            <text:p text:style-name="P108">только добавление (append only)</text:p>
          </table:table-cell>
        </table:table-row>
        <table:table-row>
          <table:table-cell table:style-name="Table24.A2" office:value-type="string">
            <text:p text:style-name="P100"><text:span text:style-name="Source_20_Text"><text:span text:style-name="T54">i</text:span></text:span></text:p>
          </table:table-cell>
          <table:table-cell table:style-name="Table24.B2" office:value-type="string">
            <text:p text:style-name="P108">неизменяемый (immutable)</text:p>
          </table:table-cell>
        </table:table-row>
        <table:table-row>
          <table:table-cell table:style-name="Table24.A2" office:value-type="string">
            <text:p text:style-name="P100"><text:span text:style-name="Source_20_Text"><text:span text:style-name="T54">d</text:span></text:span></text:p>
          </table:table-cell>
          <table:table-cell table:style-name="Table24.B2" office:value-type="string">
            <text:p text:style-name="P108">исключить из backup (no dump)</text:p>
          </table:table-cell>
        </table:table-row>
        <table:table-row>
          <table:table-cell table:style-name="Table24.A2" office:value-type="string">
            <text:p text:style-name="P100"><text:span text:style-name="Source_20_Text"><text:span text:style-name="T54">u</text:span></text:span></text:p>
          </table:table-cell>
          <table:table-cell table:style-name="Table24.B2" office:value-type="string">
            <text:p text:style-name="P108">undeletable — может быть восстановлен</text:p>
          </table:table-cell>
        </table:table-row>
        <table:table-row>
          <table:table-cell table:style-name="Table24.A2" office:value-type="string">
            <text:p text:style-name="P100"><text:span text:style-name="Source_20_Text"><text:span text:style-name="T54">e</text:span></text:span></text:p>
          </table:table-cell>
          <table:table-cell table:style-name="Table24.B2" office:value-type="string">
            <text:p text:style-name="P108">extent format (оптимизация ext4)</text:p>
          </table:table-cell>
        </table:table-row>
        <table:table-row>
          <table:table-cell table:style-name="Table24.A2" office:value-type="string">
            <text:p text:style-name="P100"><text:span text:style-name="Source_20_Text"><text:span text:style-name="T54">s</text:span></text:span></text:p>
          </table:table-cell>
          <table:table-cell table:style-name="Table24.B2" office:value-type="string">
            <text:p text:style-name="P108">secure deletion</text:p>
          </table:table-cell>
        </table:table-row>
        <table:table-row>
          <table:table-cell table:style-name="Table24.A2" office:value-type="string">
            <text:p text:style-name="P100"><text:span text:style-name="Source_20_Text"><text:span text:style-name="T54">t</text:span></text:span></text:p>
          </table:table-cell>
          <table:table-cell table:style-name="Table24.B2" office:value-type="string">
            <text:p text:style-name="P108">запрет на tail-merging</text:p>
          </table:table-cell>
        </table:table-row>
        <table:table-row>
          <table:table-cell table:style-name="Table24.A2" office:value-type="string">
            <text:p text:style-name="P100"><text:span text:style-name="Source_20_Text"><text:span text:style-name="T54">A</text:span></text:span></text:p>
          </table:table-cell>
          <table:table-cell table:style-name="Table24.B2" office:value-type="string">
            <text:p text:style-name="P108">не обновлять atime</text:p>
          </table:table-cell>
        </table:table-row>
        <table:table-row>
          <table:table-cell table:style-name="Table24.A2" office:value-type="string">
            <text:p text:style-name="P100"><text:span text:style-name="Source_20_Text"><text:span text:style-name="T54">C</text:span></text:span></text:p>
          </table:table-cell>
          <table:table-cell table:style-name="Table24.B2" office:value-type="string">
            <text:p text:style-name="P108">запретить copy-on-write</text:p>
          </table:table-cell>
        </table:table-row>
        <table:table-row>
          <table:table-cell table:style-name="Table24.A2" office:value-type="string">
            <text:p text:style-name="P100"><text:span text:style-name="Source_20_Text"><text:span text:style-name="T54">D</text:span></text:span></text:p>
          </table:table-cell>
          <table:table-cell table:style-name="Table24.B2" office:value-type="string">
            <text:p text:style-name="P108">синхронные обновления каталога</text:p>
          </table:table-cell>
        </table:table-row>
        <table:table-row>
          <table:table-cell table:style-name="Table24.A2" office:value-type="string">
            <text:p text:style-name="P100"><text:span text:style-name="Source_20_Text"><text:span text:style-name="T54">S</text:span></text:span></text:p>
          </table:table-cell>
          <table:table-cell table:style-name="Table24.B2" office:value-type="string">
            <text:p text:style-name="P108">синхронные обновления файла</text:p>
          </table:table-cell>
        </table:table-row>
        <table:table-row>
          <table:table-cell table:style-name="Table24.A2" office:value-type="string">
            <text:p text:style-name="P100"><text:span text:style-name="Source_20_Text"><text:span text:style-name="T54">T</text:span></text:span></text:p>
          </table:table-cell>
          <table:table-cell table:style-name="Table24.B2" office:value-type="string">
            <text:p text:style-name="P108">файл в "вершине иерархии" (для оптимизации)</text:p>
          </table:table-cell>
        </table:table-row>
      </table:table>
      <text:p text:style-name="P49"/>
      <text:list text:style-name="L122">
        <text:list-item>
          <text:p text:style-name="P244">Просмотр атрибутов:</text:p>
          <text:list>
            <text:list-item>
              <text:p text:style-name="P244">lsattr имя_файла</text:p>
            </text:list-item>
          </text:list>
        </text:list-item>
        <text:list-item>
          <text:p text:style-name="P244">Пример:</text:p>
          <text:list>
            <text:list-item>
              <text:p text:style-name="P244">chattr +i important.txt <text:s/></text:p>
              <text:list>
                <text:list-item>
                  <text:p text:style-name="P244">#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45">Сделать файл исполняемым:</text:p>
          <text:list>
            <text:list-item>
              <text:p text:style-name="P245">chmod +x script.sh</text:p>
            </text:list-item>
          </text:list>
        </text:list-item>
        <text:list-item>
          <text:p text:style-name="P245">Дать всем доступ только на чтение:</text:p>
          <text:list>
            <text:list-item>
              <text:p text:style-name="P245">chmod 444 file.txt</text:p>
            </text:list-item>
          </text:list>
        </text:list-item>
        <text:list-item>
          <text:p text:style-name="P245">Сделать файл "неизменяемым":</text:p>
          <text:list>
            <text:list-item>
              <text:p text:style-name="P245">chattr +i secrets.txt</text:p>
            </text:list-item>
          </text:list>
        </text:list-item>
        <text:list-item>
          <text:p text:style-name="P245">Проверить текущие права:</text:p>
          <text:list>
            <text:list-item>
              <text:p text:style-name="P245">ls -l</text:p>
            </text:list-item>
          </text:list>
          <text:p text:style-name="P308"><text:span text:style-name="T24"/></text:p>
        </text:list-item>
        <text:list-item>
          <text:p text:style-name="P308"><text:soft-page-break/><text:span text:style-name="T24">Проверить расширенные атрибуты:</text:span></text:p>
          <text:list>
            <text:list-item>
              <text:p text:style-name="P245">lsattr file.txt</text:p>
            </text:list-item>
          </text:list>
        </text:list-item>
      </text:list>
      <text:p text:style-name="P107"><text:span text:style-name="T24"/></text:p>
      <text:p text:style-name="P107"><text:span text:style-name="T44">9) </text:span><text:span text:style-name="T24">Самопроверка:</text:span></text:p>
      <text:p text:style-name="P107"><text:span text:style-name="T24"/></text:p>
      <table:table table:name="Table23" table:style-name="Table23">
        <table:table-column table:style-name="Table23.A"/>
        <table:table-column table:style-name="Table23.B"/>
        <table:table-header-rows>
          <table:table-row>
            <table:table-cell table:style-name="Table23.A1" office:value-type="string">
              <text:p text:style-name="P97">Вопрос</text:p>
            </table:table-cell>
            <table:table-cell table:style-name="Table23.A1" office:value-type="string">
              <text:p text:style-name="P97">Ожидаемый ответ</text:p>
            </table:table-cell>
          </table:table-row>
        </table:table-header-rows>
        <table:table-row>
          <table:table-cell table:style-name="Table23.A2" office:value-type="string">
            <text:p text:style-name="P100"><text:span text:style-name="T54">Как задать </text:span><text:span text:style-name="Source_20_Text"><text:span text:style-name="T54">rwxr-xr--</text:span></text:span><text:span text:style-name="T54"> цифровым способом?</text:span></text:p>
          </table:table-cell>
          <table:table-cell table:style-name="Table23.B2" office:value-type="string">
            <text:p text:style-name="P100"><text:span text:style-name="Source_20_Text"><text:span text:style-name="T54">chmod 754</text:span></text:span></text:p>
          </table:table-cell>
        </table:table-row>
        <table:table-row>
          <table:table-cell table:style-name="Table23.A2" office:value-type="string">
            <text:p text:style-name="P100"><text:span text:style-name="T54">Что делает </text:span><text:span text:style-name="Source_20_Text"><text:span text:style-name="T54">chmod o-rwx file</text:span></text:span><text:span text:style-name="T54">?</text:span></text:p>
          </table:table-cell>
          <table:table-cell table:style-name="Table23.B2" office:value-type="string">
            <text:p text:style-name="P108">Удаляет все права у "других"</text:p>
          </table:table-cell>
        </table:table-row>
        <table:table-row>
          <table:table-cell table:style-name="Table23.A2" office:value-type="string">
            <text:p text:style-name="P100"><text:span text:style-name="T54">Чем отличается </text:span><text:span text:style-name="Source_20_Text"><text:span text:style-name="T54">+x</text:span></text:span><text:span text:style-name="T54"> от </text:span><text:span text:style-name="Source_20_Text"><text:span text:style-name="T54">=x</text:span></text:span><text:span text:style-name="T54">?</text:span></text:p>
          </table:table-cell>
          <table:table-cell table:style-name="Table23.B2" office:value-type="string">
            <text:p text:style-name="P100"><text:span text:style-name="Source_20_Text"><text:span text:style-name="T54">+x</text:span></text:span><text:span text:style-name="T54"> — добавляет, </text:span><text:span text:style-name="Source_20_Text"><text:span text:style-name="T54">=x</text:span></text:span><text:span text:style-name="T54">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55"><text:span text:style-name="T18">1) </text:span>Что такое процесс в Linux</text:p>
      <text:list text:style-name="L124">
        <text:list-item>
          <text:p text:style-name="P246">Процесс — это запущенный экземпляр программы.</text:p>
        </text:list-item>
        <text:list-item>
          <text:p text:style-name="P246">Для каждого процесса в системе хранятся ключевые атрибуты:</text:p>
          <text:list>
            <text:list-item>
              <text:p text:style-name="P246">PID (Process ID): уникальный идентификатор процесса.</text:p>
            </text:list-item>
            <text:list-item>
              <text:p text:style-name="P246">PPID (Parent Process ID): PID родительского процесса.</text:p>
            </text:list-item>
            <text:list-item>
              <text:p text:style-name="P246">CMD: команда, которой был запущен процесс.</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97">Состояние</text:p>
            </table:table-cell>
            <table:table-cell table:style-name="Table25.A1" office:value-type="string">
              <text:p text:style-name="P97">Описание</text:p>
            </table:table-cell>
          </table:table-row>
        </table:table-header-rows>
        <table:table-row>
          <table:table-cell table:style-name="Table25.A2" office:value-type="string">
            <text:p text:style-name="P100"><text:span text:style-name="Strong_20_Emphasis"><text:span text:style-name="T55">New</text:span></text:span></text:p>
          </table:table-cell>
          <table:table-cell table:style-name="Table25.B2" office:value-type="string">
            <text:p text:style-name="P108">Процесс создан, но ещё не готов к запуску</text:p>
          </table:table-cell>
        </table:table-row>
        <table:table-row>
          <table:table-cell table:style-name="Table25.A2" office:value-type="string">
            <text:p text:style-name="P100"><text:span text:style-name="Strong_20_Emphasis"><text:span text:style-name="T55">Ready</text:span></text:span></text:p>
          </table:table-cell>
          <table:table-cell table:style-name="Table25.B2" office:value-type="string">
            <text:p text:style-name="P108">Процесс готов к исполнению, все ресурсы получены, но процессор не выделен</text:p>
          </table:table-cell>
        </table:table-row>
        <table:table-row>
          <table:table-cell table:style-name="Table25.A2" office:value-type="string">
            <text:p text:style-name="P100"><text:span text:style-name="Strong_20_Emphasis"><text:span text:style-name="T55">Running</text:span></text:span></text:p>
          </table:table-cell>
          <table:table-cell table:style-name="Table25.B2" office:value-type="string">
            <text:p text:style-name="P108">Процесс исполняется на процессоре</text:p>
          </table:table-cell>
        </table:table-row>
        <table:table-row>
          <table:table-cell table:style-name="Table25.A2" office:value-type="string">
            <text:p text:style-name="P100"><text:span text:style-name="Strong_20_Emphasis"><text:span text:style-name="T55">Waiting</text:span></text:span></text:p>
          </table:table-cell>
          <table:table-cell table:style-name="Table25.B2" office:value-type="string">
            <text:p text:style-name="P108">Процесс ожидает ресурс или событие (например, ввод/вывод, сигнал)</text:p>
          </table:table-cell>
        </table:table-row>
        <table:table-row>
          <table:table-cell table:style-name="Table25.A2" office:value-type="string">
            <text:p text:style-name="P100"><text:span text:style-name="Strong_20_Emphasis"><text:span text:style-name="T55">Terminated</text:span></text:span></text:p>
          </table:table-cell>
          <table:table-cell table:style-name="Table25.B2" office:value-type="string">
            <text:p text:style-name="P108">Процесс завершён</text:p>
          </table:table-cell>
        </table:table-row>
      </table:table>
      <text:p text:style-name="P53"/>
      <text:p text:style-name="P55"><text:span text:style-name="T18">3) </text:span>Список процессов (получение информации)</text:p>
      <text:list text:style-name="L125">
        <text:list-item>
          <text:p text:style-name="P247">ps</text:p>
          <text:list>
            <text:list-item>
              <text:p text:style-name="P247">ps -ef</text:p>
            </text:list-item>
            <text:list-item>
              <text:p text:style-name="P247">— Показывает полный список процессов с деталями (UID, PID, PPID, время, команда).</text:p>
            </text:list-item>
          </text:list>
        </text:list-item>
        <text:list-item>
          <text:p text:style-name="P247">top </text:p>
          <text:list>
            <text:list-item>
              <text:p text:style-name="P247">top</text:p>
            </text:list-item>
            <text:list-item>
              <text:p text:style-name="P247">— Динамически обновляемый список процессов, можно смотреть в реальном времени загрузку CPU/RAM.</text:p>
            </text:list-item>
          </text:list>
        </text:list-item>
        <text:list-item>
          <text:p text:style-name="P309"><text:span text:style-name="T33">p</text:span><text:span text:style-name="T24">stree</text:span></text:p>
          <text:list>
            <text:list-item>
              <text:p text:style-name="P247">pstree</text:p>
            </text:list-item>
            <text:list-item>
              <text:p text:style-name="P309"><text:soft-page-break/><text:span text:style-name="T24">— Показывает древовидную структуру (иерархию) процессов: какой процесс запустил какой.</text:span></text:p>
            </text:list-item>
          </text:list>
        </text:list-item>
      </text:list>
      <text:p text:style-name="P53"/>
      <text:p text:style-name="P55"><text:span text:style-name="T18">4) </text:span>Отображение иерархии процессов</text:p>
      <text:list text:style-name="L126">
        <text:list-item>
          <text:p text:style-name="P248">ps -xjf</text:p>
          <text:list>
            <text:list-item>
              <text:p text:style-name="P248">ps -xjf</text:p>
            </text:list-item>
            <text:list-item>
              <text:p text:style-name="P248">— Показывает процессы в виде таблицы с колонками PPID, PID и иерархией. Удобно для анализа "кто кого породил".</text:p>
            </text:list-item>
          </text:list>
        </text:list-item>
      </text:list>
      <text:p text:style-name="P53"/>
      <text:p text:style-name="P53"><text:span text:style-name="T18">5) </text:span>Кратко по практике</text:p>
      <text:p text:style-name="P110"/>
      <table:table table:name="Table26" table:style-name="Table26">
        <table:table-column table:style-name="Table26.A"/>
        <table:table-column table:style-name="Table26.B"/>
        <table:table-header-rows>
          <table:table-row>
            <table:table-cell table:style-name="Table26.A1" office:value-type="string">
              <text:p text:style-name="P97">Команда</text:p>
            </table:table-cell>
            <table:table-cell table:style-name="Table26.A1" office:value-type="string">
              <text:p text:style-name="P97">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100"><text:span text:style-name="Source_20_Text"><text:span text:style-name="T54">ps -ef</text:span></text:span></text:p>
          </table:table-cell>
          <table:table-cell table:style-name="Table27.A1" office:value-type="string">
            <text:p text:style-name="P108">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100"><text:span text:style-name="Source_20_Text"><text:span text:style-name="T54">top</text:span></text:span></text:p>
          </table:table-cell>
          <table:table-cell table:style-name="Table28.A1" office:value-type="string">
            <text:p text:style-name="P108">"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100"><text:span text:style-name="Source_20_Text"><text:span text:style-name="T54">pstree</text:span></text:span></text:p>
          </table:table-cell>
          <table:table-cell table:style-name="Table29.A1" office:value-type="string">
            <text:p text:style-name="P108">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100"><text:span text:style-name="Source_20_Text"><text:span text:style-name="T54">ps -xjf</text:span></text:span></text:p>
          </table:table-cell>
          <table:table-cell table:style-name="Table30.A1" office:value-type="string">
            <text:p text:style-name="P108">Табличный иерархический вывод процессов</text:p>
          </table:table-cell>
        </table:table-row>
      </table:table>
      <text:p text:style-name="P109"/>
      <text:p text:style-name="P55"><text:span text:style-name="T18">6) </text:span>Типичные ситуации/вопросы</text:p>
      <text:list text:style-name="L127">
        <text:list-item>
          <text:p text:style-name="P249">Как узнать, кто "родитель" процесса?</text:p>
          <text:list>
            <text:list-item>
              <text:p text:style-name="P249">Смотри колонку PPID в ps -ef или ps -xjf.</text:p>
            </text:list-item>
          </text:list>
        </text:list-item>
        <text:list-item>
          <text:p text:style-name="P249">Как увидеть, что запускает какой процесс?</text:p>
          <text:list>
            <text:list-item>
              <text:p text:style-name="P249">Используй pstree — наглядное дерево.</text:p>
            </text:list-item>
          </text:list>
        </text:list-item>
        <text:list-item>
          <text:p text:style-name="P249">Как найти свой процесс?</text:p>
          <text:list>
            <text:list-item>
              <text:p text:style-name="P249">ps -ef | grep &lt;имя_процесса&gt;</text:p>
            </text:list-item>
          </text:list>
        </text:list-item>
        <text:list-item>
          <text:p text:style-name="P249">Как посмотреть процессы текущего пользователя?</text:p>
          <text:list>
            <text:list-item>
              <text:p text:style-name="P249">ps -u $USER</text:p>
            </text:list-item>
          </text:list>
        </text:list-item>
      </text:list>
      <text:p text:style-name="P53"/>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97">Термин</text:p>
            </table:table-cell>
            <table:table-cell table:style-name="Table31.A1" office:value-type="string">
              <text:p text:style-name="P97">Описание</text:p>
            </table:table-cell>
          </table:table-row>
        </table:table-header-rows>
        <table:table-row>
          <table:table-cell table:style-name="Table31.A2" office:value-type="string">
            <text:p text:style-name="P108">PID</text:p>
          </table:table-cell>
          <table:table-cell table:style-name="Table31.B2" office:value-type="string">
            <text:p text:style-name="P108">Идентификатор процесса</text:p>
          </table:table-cell>
        </table:table-row>
        <table:table-row>
          <table:table-cell table:style-name="Table31.A2" office:value-type="string">
            <text:p text:style-name="P108">PPID</text:p>
          </table:table-cell>
          <table:table-cell table:style-name="Table31.B2" office:value-type="string">
            <text:p text:style-name="P108">Идентификатор родительского процесса</text:p>
          </table:table-cell>
        </table:table-row>
        <table:table-row>
          <table:table-cell table:style-name="Table31.A2" office:value-type="string">
            <text:p text:style-name="P108">CMD</text:p>
          </table:table-cell>
          <table:table-cell table:style-name="Table31.B2" office:value-type="string">
            <text:p text:style-name="P108">Команда запуска процесса</text:p>
          </table:table-cell>
        </table:table-row>
      </table:table>
      <text:p text:style-name="P53"/>
      <text:p text:style-name="P53"/>
      <text:p text:style-name="P55"><text:span text:style-name="T18">8) </text:span>Итог</text:p>
      <text:list text:style-name="L128">
        <text:list-item>
          <text:p text:style-name="P250">Любая программа — это потенциальный процесс в Linux.</text:p>
        </text:list-item>
        <text:list-item>
          <text:p text:style-name="P250">У процессов есть иерархия: процессы могут запускать дочерние процессы.</text:p>
        </text:list-item>
        <text:list-item>
          <text:p text:style-name="P250">Для просмотра структуры и состояния процессов есть разные команды (ps, top, pstree, ps -xjf).</text:p>
        </text:list-item>
      </text:list>
      <text:p text:style-name="P55"/>
      <text:p text:style-name="P55"/>
      <text:p text:style-name="P55"><text:soft-page-break/>🟢 <text:span text:style-name="T1">Диагностика нагрузки памяти (Memory Load Diagnostics)</text:span></text:p>
      <text:p text:style-name="P56"><text:span text:style-name="T19"/></text:p>
      <text:p text:style-name="P56"><text:span text:style-name="T19">1) </text:span>Как посмотреть нагрузку на память?</text:p>
      <text:list text:style-name="L129">
        <text:list-item>
          <text:p text:style-name="P251">В терминале:</text:p>
          <text:list>
            <text:list-item>
              <text:p text:style-name="P251">free -h</text:p>
            </text:list-item>
            <text:list-item>
              <text:p text:style-name="P251">Показывает в человеко-читаемом виде (G, M).</text:p>
            </text:list-item>
          </text:list>
        </text:list-item>
        <text:list-item>
          <text:p text:style-name="P251">Основные строки:</text:p>
          <text:list>
            <text:list-item>
              <text:p text:style-name="P251">Mem: — загрузка оперативной памяти (RAM)</text:p>
            </text:list-item>
            <text:list-item>
              <text:p text:style-name="P251">Swap: — загрузка swap-памяти (виртуальная память на диске)</text:p>
            </text:list-item>
          </text:list>
        </text:list-item>
      </text:list>
      <text:p text:style-name="P55"/>
      <text:p text:style-name="P55"><text:span text:style-name="T19">2) </text:span>Пример вывода команды free -h:</text:p>
      <text:p text:style-name="P55"/>
      <table:table table:name="Table32" table:style-name="Table32">
        <table:table-column table:style-name="Table32.A"/>
        <table:table-column table:style-name="Table32.B" table:number-columns-repeated="2"/>
        <table:table-column table:style-name="Table32.D"/>
        <table:table-column table:style-name="Table32.E"/>
        <table:table-column table:style-name="Table32.F"/>
        <table:table-column table:style-name="Table32.G"/>
        <table:table-header-rows>
          <table:table-row>
            <table:table-cell table:style-name="Table32.A1" office:value-type="string">
              <text:p text:style-name="P97"/>
            </table:table-cell>
            <table:table-cell table:style-name="Table32.A1" office:value-type="string">
              <text:p text:style-name="P97">total</text:p>
            </table:table-cell>
            <table:table-cell table:style-name="Table32.A1" office:value-type="string">
              <text:p text:style-name="P97">used</text:p>
            </table:table-cell>
            <table:table-cell table:style-name="Table32.A1" office:value-type="string">
              <text:p text:style-name="P97">free</text:p>
            </table:table-cell>
            <table:table-cell table:style-name="Table32.A1" office:value-type="string">
              <text:p text:style-name="P97">shared</text:p>
            </table:table-cell>
            <table:table-cell table:style-name="Table32.A1" office:value-type="string">
              <text:p text:style-name="P97">buff/cache</text:p>
            </table:table-cell>
            <table:table-cell table:style-name="Table32.A1" office:value-type="string">
              <text:p text:style-name="P97">available</text:p>
            </table:table-cell>
          </table:table-row>
        </table:table-header-rows>
        <table:table-row>
          <table:table-cell table:style-name="Table32.A2" office:value-type="string">
            <text:p text:style-name="P100"><text:span text:style-name="Strong_20_Emphasis"><text:span text:style-name="T55">Mem:</text:span></text:span></text:p>
          </table:table-cell>
          <table:table-cell table:style-name="Table32.B2" office:value-type="string">
            <text:p text:style-name="P108">7,5G</text:p>
          </table:table-cell>
          <table:table-cell table:style-name="Table32.C2" office:value-type="string">
            <text:p text:style-name="P108">304M</text:p>
          </table:table-cell>
          <table:table-cell table:style-name="Table32.D2" office:value-type="string">
            <text:p text:style-name="P108">133M</text:p>
          </table:table-cell>
          <table:table-cell table:style-name="Table32.E2" office:value-type="string">
            <text:p text:style-name="P108">6,5M</text:p>
          </table:table-cell>
          <table:table-cell table:style-name="Table32.F2" office:value-type="string">
            <text:p text:style-name="P108">7,1G</text:p>
          </table:table-cell>
          <table:table-cell table:style-name="Table32.G2" office:value-type="string">
            <text:p text:style-name="P108">6,9G</text:p>
          </table:table-cell>
        </table:table-row>
        <table:table-row>
          <table:table-cell table:style-name="Table32.A2" office:value-type="string">
            <text:p text:style-name="P100"><text:span text:style-name="Strong_20_Emphasis"><text:span text:style-name="T55">Swap:</text:span></text:span></text:p>
          </table:table-cell>
          <table:table-cell table:style-name="Table32.B2" office:value-type="string">
            <text:p text:style-name="P108">8,0G</text:p>
          </table:table-cell>
          <table:table-cell table:style-name="Table32.C2" office:value-type="string">
            <text:p text:style-name="P108">178M</text:p>
          </table:table-cell>
          <table:table-cell table:style-name="Table32.D2" office:value-type="string">
            <text:p text:style-name="P108">7,8G</text:p>
          </table:table-cell>
          <table:table-cell table:style-name="Table32.E2" office:value-type="string">
            <text:p text:style-name="P108"/>
          </table:table-cell>
          <table:table-cell table:style-name="Table32.F2" office:value-type="string">
            <text:p text:style-name="P108"/>
          </table:table-cell>
          <table:table-cell table:style-name="Table32.G2" office:value-type="string">
            <text:p text:style-name="P108"/>
          </table:table-cell>
        </table:table-row>
      </table:table>
      <text:p text:style-name="P55"/>
      <text:p text:style-name="P55"><text:span text:style-name="T19">3) </text:span>Описание столбцов вывода free:</text:p>
      <text:p text:style-name="P55"/>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7">Столбец</text:p>
            </table:table-cell>
            <table:table-cell table:style-name="Table33.A1" office:value-type="string">
              <text:p text:style-name="P97">Значение (ru)</text:p>
            </table:table-cell>
            <table:table-cell table:style-name="Table33.A1" office:value-type="string">
              <text:p text:style-name="P97">Value (en)</text:p>
            </table:table-cell>
          </table:table-row>
        </table:table-header-rows>
        <table:table-row>
          <table:table-cell table:style-name="Table33.A2" office:value-type="string">
            <text:p text:style-name="P100"><text:span text:style-name="Strong_20_Emphasis"><text:span text:style-name="T55">total</text:span></text:span></text:p>
          </table:table-cell>
          <table:table-cell table:style-name="Table33.B2" office:value-type="string">
            <text:p text:style-name="P108">Всего памяти (общий объём)</text:p>
          </table:table-cell>
          <table:table-cell table:style-name="Table33.C2" office:value-type="string">
            <text:p text:style-name="P108">total amount</text:p>
          </table:table-cell>
        </table:table-row>
        <table:table-row>
          <table:table-cell table:style-name="Table33.A2" office:value-type="string">
            <text:p text:style-name="P100"><text:span text:style-name="Strong_20_Emphasis"><text:span text:style-name="T55">used</text:span></text:span></text:p>
          </table:table-cell>
          <table:table-cell table:style-name="Table33.B2" office:value-type="string">
            <text:p text:style-name="P108">Использовано приложениями (вычисляется: total - free - buff/cache)</text:p>
          </table:table-cell>
          <table:table-cell table:style-name="Table33.C2" office:value-type="string">
            <text:p text:style-name="P108">used by apps</text:p>
          </table:table-cell>
        </table:table-row>
        <table:table-row>
          <table:table-cell table:style-name="Table33.A2" office:value-type="string">
            <text:p text:style-name="P100"><text:span text:style-name="Strong_20_Emphasis"><text:span text:style-name="T55">free</text:span></text:span></text:p>
          </table:table-cell>
          <table:table-cell table:style-name="Table33.B2" office:value-type="string">
            <text:p text:style-name="P108">Свободно (ничем не занято)</text:p>
          </table:table-cell>
          <table:table-cell table:style-name="Table33.C2" office:value-type="string">
            <text:p text:style-name="P108">free memory</text:p>
          </table:table-cell>
        </table:table-row>
        <table:table-row>
          <table:table-cell table:style-name="Table33.A2" office:value-type="string">
            <text:p text:style-name="P100"><text:span text:style-name="Strong_20_Emphasis"><text:span text:style-name="T55">shared</text:span></text:span></text:p>
          </table:table-cell>
          <table:table-cell table:style-name="Table33.B2" office:value-type="string">
            <text:p text:style-name="P108">Память, используемая несколькими процессами</text:p>
          </table:table-cell>
          <table:table-cell table:style-name="Table33.C2" office:value-type="string">
            <text:p text:style-name="P108">shared RAM</text:p>
          </table:table-cell>
        </table:table-row>
        <table:table-row>
          <table:table-cell table:style-name="Table33.A2" office:value-type="string">
            <text:p text:style-name="P100"><text:span text:style-name="Strong_20_Emphasis"><text:span text:style-name="T55">buff/cache</text:span></text:span></text:p>
          </table:table-cell>
          <table:table-cell table:style-name="Table33.B2" office:value-type="string">
            <text:p text:style-name="P108">RAM, занятая буферами, кэшем и slab-объектами</text:p>
          </table:table-cell>
          <table:table-cell table:style-name="Table33.C2" office:value-type="string">
            <text:p text:style-name="P108">buffers/cache</text:p>
          </table:table-cell>
        </table:table-row>
        <table:table-row>
          <table:table-cell table:style-name="Table33.A2" office:value-type="string">
            <text:p text:style-name="P100"><text:span text:style-name="Strong_20_Emphasis"><text:span text:style-name="T55">available</text:span></text:span></text:p>
          </table:table-cell>
          <table:table-cell table:style-name="Table33.B2" office:value-type="string">
            <text:p text:style-name="P108">Доступно для приложений (реально можно использовать)</text:p>
          </table:table-cell>
          <table:table-cell table:style-name="Table33.C2" office:value-type="string">
            <text:p text:style-name="P108">available</text:p>
          </table:table-cell>
        </table:table-row>
      </table:table>
      <text:p text:style-name="P55"/>
      <text:list text:style-name="L130">
        <text:list-item>
          <text:p text:style-name="P252">Важное замечание:</text:p>
          <text:list>
            <text:list-item>
              <text:p text:style-name="P252">Значение available — самый правильный показатель “сколько памяти ещё можно использовать”.</text:p>
            </text:list-item>
            <text:list-item>
              <text:p text:style-name="P252">used не учитывает освобождаемые буферы/кэш, поэтому почти всегда больше.</text:p>
            </text:list-item>
          </text:list>
        </text:list-item>
      </text:list>
      <text:p text:style-name="P55"/>
      <text:p text:style-name="P56"><text:span text:style-name="T19">4)</text:span> Виды “освобождаемой” памяти (Reclaimable RAM Areas):</text:p>
      <text:list text:style-name="L131">
        <text:list-item>
          <text:p text:style-name="P253">Cache — кэш страниц, который ядро размещает в RAM для ускорения работы с диском.</text:p>
        </text:list-item>
        <text:list-item>
          <text:p text:style-name="P253">Buffers — часть кэша, используемая для работы с блочными устройствами.</text:p>
        </text:list-item>
        <text:list-item>
          <text:p text:style-name="P310"><text:soft-page-break/><text:span text:style-name="T24">Slab — выделенная память ядра для оптимизации размещения объектов и снижения фрагментации.</text:span></text:p>
        </text:list-item>
        <text:list-item>
          <text:p text:style-name="P253">Все эти области могут быть быстро освобождены, если приложениям нужна память.</text:p>
        </text:list-item>
      </text:list>
      <text:p text:style-name="P55"/>
      <text:p text:style-name="P56"><text:span text:style-name="T19">5)</text:span> Swap (виртуальная память):</text:p>
      <text:list text:style-name="L132">
        <text:list-item>
          <text:p text:style-name="P254">Swap — виртуальная память на HDD/SSD, расширяет RAM.</text:p>
        </text:list-item>
        <text:list-item>
          <text:p text:style-name="P254">Обычно реализуется как отдельный раздел или swap-файл.</text:p>
        </text:list-item>
        <text:list-item>
          <text:p text:style-name="P254">Swap намного медленнее, чем RAM!</text:p>
        </text:list-item>
        <text:list-item>
          <text:p text:style-name="P254">Даже при небольшой загрузке RAM ядро может “выгружать” редко используемые страницы в swap.</text:p>
        </text:list-item>
        <text:list-item>
          <text:p text:style-name="P254">Если RAM почти закончилась — swap начинает использоваться интенсивнее, что сильно тормозит систему.</text:p>
        </text:list-item>
      </text:list>
      <text:p text:style-name="P55"/>
      <text:p text:style-name="P56"><text:span text:style-name="T19">6)</text:span> Выводы и практические советы:</text:p>
      <text:list text:style-name="L133">
        <text:list-item>
          <text:p text:style-name="P255">Для оценки загрузки смотри на столбец available.</text:p>
        </text:list-item>
        <text:list-item>
          <text:p text:style-name="P255">Buffers, Cache и Slab — не считаются “занятой” памятью, могут быть освобождены в любой момент.</text:p>
        </text:list-item>
        <text:list-item>
          <text:p text:style-name="P255">Высокое использование swap — признак нехватки оперативки, это серьёзно замедляет работу системы.</text:p>
        </text:list-item>
      </text:list>
      <text:p text:style-name="P55"/>
      <text:p text:style-name="P55">🟢 <text:span text:style-name="T1">Диагностика загрузки процессора (CPU Load Diagnostics)</text:span></text:p>
      <text:p text:style-name="P55"><text:span text:style-name="T20"/></text:p>
      <text:p text:style-name="P57"><text:span text:style-name="T20">1)</text:span> Что показывает команда uptime?</text:p>
      <text:list text:style-name="L134">
        <text:list-item>
          <text:p text:style-name="P311"><text:span text:style-name="T34">u</text:span><text:span text:style-name="T24">ptime</text:span></text:p>
          <text:list>
            <text:list-item>
              <text:p text:style-name="P256">Текущее время на системе.</text:p>
            </text:list-item>
            <text:list-item>
              <text:p text:style-name="P256">Uptime — сколько времени сервер работает без перезагрузки.</text:p>
            </text:list-item>
            <text:list-item>
              <text:p text:style-name="P256">Число пользователей, вошедших в систему.</text:p>
            </text:list-item>
            <text:list-item>
              <text:p text:style-name="P256">Load average — средняя загрузка системы (за 1, 5, 15 минут).</text:p>
            </text:list-item>
            <text:list-item>
              <text:p text:style-name="P256">Пример вывода:</text:p>
              <text:list>
                <text:list-item>
                  <text:p text:style-name="P256">17:52:50 up 6 days, 18:42, 1 user, load average: 1.03, 1.45, 1.63</text:p>
                </text:list-item>
              </text:list>
            </text:list-item>
          </text:list>
        </text:list-item>
      </text:list>
      <text:p text:style-name="P55"/>
      <text:p text:style-name="P57"><text:span text:style-name="T20">2)</text:span> Что такое Load Average?</text:p>
      <text:list text:style-name="L135">
        <text:list-item>
          <text:p text:style-name="P257">Load Average — это “средняя длина очереди на CPU” за 1, 5 и 15 минут.</text:p>
        </text:list-item>
        <text:list-item>
          <text:p text:style-name="P257">Показывает не только текущую нагрузку, но и “тенденцию” (график за последние минуты).</text:p>
        </text:list-item>
      </text:list>
      <text:p text:style-name="P55"/>
      <text:p text:style-name="P57"><text:span text:style-name="T20">3)</text:span> Что такое CPU Queue Length?</text:p>
      <text:list text:style-name="L136">
        <text:list-item>
          <text:p text:style-name="P258">Это сумма процессов, которые:</text:p>
          <text:list>
            <text:list-item>
              <text:p text:style-name="P258">Выполняются прямо сейчас,</text:p>
            </text:list-item>
            <text:list-item>
              <text:p text:style-name="P258">Ожидают исполнения на процессоре (в очереди).</text:p>
            </text:list-item>
          </text:list>
        </text:list-item>
        <text:list-item>
          <text:p text:style-name="P258">Чем больше значение, тем длиннее очередь и больше нагрузка на CPU.</text:p>
        </text:list-item>
        <text:list-item>
          <text:p text:style-name="P312"><text:soft-page-break/><text:span text:style-name="T24">Эффективное использование CPU — это когда процессор работает без простоев и очередь минимальна.</text:span></text:p>
        </text:list-item>
      </text:list>
      <text:p text:style-name="P55"/>
      <text:p text:style-name="P57"><text:span text:style-name="T20">4)</text:span> Как понять нагрузку на многоядерных процессорах?</text:p>
      <text:list text:style-name="L137">
        <text:list-item>
          <text:p text:style-name="P259">На мультикор-системах (несколько ядер) значения складываются!</text:p>
        </text:list-item>
        <text:list-item>
          <text:p text:style-name="P259">Команда узнать количество ядер:</text:p>
          <text:list>
            <text:list-item>
              <text:p text:style-name="P259">nproc</text:p>
            </text:list-item>
            <text:list-item>
              <text:p text:style-name="P259">grep -c processor /proc/cpuinfo</text:p>
            </text:list-item>
          </text:list>
        </text:list-item>
        <text:list-item>
          <text:p text:style-name="P259">Для 1 ядра: 1.00 — это 100% загрузки (CPU полностью занят).</text:p>
        </text:list-item>
        <text:list-item>
          <text:p text:style-name="P259">Для 4 ядер: 4.00 — 100% загрузки всех ядер; 1.00 — это только 25% загрузки (одно из четырёх ядер полностью занято).</text:p>
        </text:list-item>
      </text:list>
      <text:p text:style-name="P55"/>
      <text:p text:style-name="P57"><text:span text:style-name="T20">5)</text:span> Важные нюансы Load Average</text:p>
      <text:list text:style-name="L138">
        <text:list-item>
          <text:p text:style-name="P260">В Linux в Load Average входят не только процессы, ожидающие CPU, но и процессы в состоянии uninterruptable sleep (например, из-за ожидания ввода-вывода с диска, сетевого хранилища).</text:p>
        </text:list-item>
        <text:list-item>
          <text:p text:style-name="P260">Высокий Load Average может быть вызван не только нагрузкой на процессор, но и медленной работой дисковой подсистемы.</text:p>
        </text:list-item>
      </text:list>
      <text:p text:style-name="P55"/>
      <text:p text:style-name="P57"><text:span text:style-name="T20">6)</text:span> Практика и быстрая диагностика</text:p>
      <text:list text:style-name="L139">
        <text:list-item>
          <text:p text:style-name="P261">Если Load Average близок к количеству ядер — процессоры полностью загружены.</text:p>
        </text:list-item>
        <text:list-item>
          <text:p text:style-name="P261">Если Load Average существенно выше количества ядер — система перегружена (программы ждут в очереди).</text:p>
        </text:list-item>
        <text:list-item>
          <text:p text:style-name="P261">Если значения низкие — CPU “простаивает”, есть запас по мощности.</text:p>
        </text:list-item>
      </text:list>
      <text:p text:style-name="P111"><text:span text:style-name="T24"/></text:p>
      <text:p text:style-name="P111"><text:span text:style-name="T24">🟢</text:span><text:span text:style-name="T35"> Systemd — современная система инициализации и управления сервисами в Linux</text:span></text:p>
      <text:p text:style-name="P111"><text:span text:style-name="T45"/></text:p>
      <text:p text:style-name="P112"><text:span text:style-name="T45">1)</text:span><text:span text:style-name="T24"> Что такое systemd?</text:span></text:p>
      <text:list text:style-name="L140">
        <text:list-item>
          <text:p text:style-name="P262">systemd — это система инициализации (init system) и менеджер сервисов для Linux.</text:p>
        </text:list-item>
        <text:list-item>
          <text:p text:style-name="P262">Основные функции:</text:p>
          <text:list>
            <text:list-item>
              <text:p text:style-name="P262">Запуск демонов по требованию.</text:p>
            </text:list-item>
            <text:list-item>
              <text:p text:style-name="P262">Управление точками монтирования (mount/automount).</text:p>
            </text:list-item>
            <text:list-item>
              <text:p text:style-name="P262">Поддержка “снимков” состояния системы (snapshots).</text:p>
            </text:list-item>
            <text:list-item>
              <text:p text:style-name="P262">Трекинг процессов с помощью cgroups.</text:p>
            </text:list-item>
          </text:list>
        </text:list-item>
        <text:list-item>
          <text:p text:style-name="P262">systemd — дефолтная система инициализации в большинстве современных дистрибутивов Linux (Ubuntu, CentOS, Fedora, etc).</text:p>
        </text:list-item>
      </text:list>
      <text:p text:style-name="P111"><text:span text:style-name="T24"/></text:p>
      <text:p text:style-name="P112"><text:span text:style-name="T45">2)</text:span><text:span text:style-name="T24"> Что такое Unit? Виды Unit-ов</text:span></text:p>
      <text:list text:style-name="L141">
        <text:list-item>
          <text:p text:style-name="P263">Unit — это ресурс, которым умеет управлять systemd.</text:p>
        </text:list-item>
        <text:list-item>
          <text:p text:style-name="P263">Каждый unit описывается в отдельном конфигурационном файле (“unit file”).</text:p>
        </text:list-item>
        <text:list-item>
          <text:p text:style-name="P313"><text:soft-page-break/><text:span text:style-name="T24">Где хранятся unit-файлы:</text:span></text:p>
          <text:list>
            <text:list-item>
              <text:p text:style-name="P263">/usr/lib/systemd/system/</text:p>
            </text:list-item>
            <text:list-item>
              <text:p text:style-name="P263">/run/systemd/system/</text:p>
            </text:list-item>
            <text:list-item>
              <text:p text:style-name="P263">/etc/systemd/system/</text:p>
            </text:list-item>
          </text:list>
        </text:list-item>
        <text:list-item>
          <text:p text:style-name="P263">Типы unit-ов:</text:p>
          <text:list>
            <text:list-item>
              <text:p text:style-name="P263">.service — сервисы/демоны (самый частый тип)</text:p>
            </text:list-item>
            <text:list-item>
              <text:p text:style-name="P263">.socket — сокеты (для запуска сервисов по требованию)</text:p>
            </text:list-item>
            <text:list-item>
              <text:p text:style-name="P263">.device — устройства</text:p>
            </text:list-item>
            <text:list-item>
              <text:p text:style-name="P263">.mount — точки монтирования</text:p>
            </text:list-item>
            <text:list-item>
              <text:p text:style-name="P263">.automount — автоматическое монтирование</text:p>
            </text:list-item>
            <text:list-item>
              <text:p text:style-name="P263">.swap — swap-разделы</text:p>
            </text:list-item>
            <text:list-item>
              <text:p text:style-name="P263">.target — логические группы (группируют сервисы)</text:p>
            </text:list-item>
            <text:list-item>
              <text:p text:style-name="P263">.path — файловые пути (мониторинг)</text:p>
            </text:list-item>
            <text:list-item>
              <text:p text:style-name="P263">.timer — таймеры (запуск по расписанию, альтернатива cron)</text:p>
            </text:list-item>
            <text:list-item>
              <text:p text:style-name="P263">.snapshot, .slice, .scope — менее часто используются</text:p>
            </text:list-item>
          </text:list>
        </text:list-item>
      </text:list>
      <text:p text:style-name="P111"><text:span text:style-name="T24"/></text:p>
      <text:p text:style-name="P112"><text:span text:style-name="T45">3)</text:span><text:span text:style-name="T24"> Основные команды управления systemd</text:span></text:p>
      <text:list text:style-name="L142">
        <text:list-item>
          <text:p text:style-name="P264">Общий список юнитов</text:p>
          <text:list>
            <text:list-item>
              <text:p text:style-name="P264">systemctl list-units</text:p>
              <text:list>
                <text:list-item>
                  <text:p text:style-name="P264"># Все юниты</text:p>
                </text:list-item>
              </text:list>
            </text:list-item>
            <text:list-item>
              <text:p text:style-name="P264">systemctl list-units —type=&lt;тип&gt;</text:p>
              <text:list>
                <text:list-item>
                  <text:p text:style-name="P264"># Только определённого типа</text:p>
                </text:list-item>
              </text:list>
            </text:list-item>
          </text:list>
        </text:list-item>
        <text:list-item>
          <text:p text:style-name="P264">Управление сервисами</text:p>
          <text:list>
            <text:list-item>
              <text:p text:style-name="P264">sudo systemctl status &lt;имя&gt;.service <text:s text:c="2"/></text:p>
              <text:list>
                <text:list-item>
                  <text:p text:style-name="P264"># Проверить статус сервиса</text:p>
                </text:list-item>
              </text:list>
            </text:list-item>
            <text:list-item>
              <text:p text:style-name="P264">sudo systemctl start &lt;имя&gt;.service <text:s text:c="4"/></text:p>
              <text:list>
                <text:list-item>
                  <text:p text:style-name="P264"># Запустить сервис</text:p>
                </text:list-item>
              </text:list>
            </text:list-item>
            <text:list-item>
              <text:p text:style-name="P264">sudo systemctl stop &lt;имя&gt;.service <text:s text:c="4"/></text:p>
              <text:list>
                <text:list-item>
                  <text:p text:style-name="P264"># Остановить сервис</text:p>
                </text:list-item>
              </text:list>
            </text:list-item>
          </text:list>
        </text:list-item>
        <text:list-item>
          <text:p text:style-name="P264">Дополнительные команды</text:p>
          <text:list>
            <text:list-item>
              <text:p text:style-name="P264">sudo systemctl show &lt;имя&gt;.service <text:s text:c="8"/></text:p>
              <text:list>
                <text:list-item>
                  <text:p text:style-name="P264"># Показать все параметры юнита</text:p>
                </text:list-item>
              </text:list>
            </text:list-item>
            <text:list-item>
              <text:p text:style-name="P264">sudo systemctl list-dependencies &lt;имя&gt; <text:s text:c="3"/></text:p>
              <text:list>
                <text:list-item>
                  <text:p text:style-name="P264"># Показать дерево зависимостей юнита</text:p>
                </text:list-item>
              </text:list>
            </text:list-item>
            <text:list-item>
              <text:p text:style-name="P264">sudo systemctl list-unit-files <text:s text:c="11"/></text:p>
              <text:list>
                <text:list-item>
                  <text:p text:style-name="P264"># Список всех unit-файлов и их статус</text:p>
                </text:list-item>
              </text:list>
            </text:list-item>
          </text:list>
        </text:list-item>
        <text:list-item>
          <text:p text:style-name="P264">Маскирование/размаскирование сервисов</text:p>
          <text:list>
            <text:list-item>
              <text:p text:style-name="P264">sudo systemctl mask &lt;имя&gt;.service</text:p>
              <text:list>
                <text:list-item>
                  <text:p text:style-name="P264"># Сделать сервис недоступным для запуска (даже вручную)</text:p>
                </text:list-item>
              </text:list>
            </text:list-item>
            <text:list-item>
              <text:p text:style-name="P264">sudo systemctl unmask &lt;имя&gt;.service</text:p>
              <text:list>
                <text:list-item>
                  <text:p text:style-name="P264"># Снять маску, разрешить запуск</text:p>
                </text:list-item>
              </text:list>
            </text:list-item>
          </text:list>
        </text:list-item>
      </text:list>
      <text:p text:style-name="P111"><text:span text:style-name="T24"/></text:p>
      <text:p text:style-name="P112"><text:span text:style-name="T45">4)</text:span><text:span text:style-name="T24"> Пример простого unit-файла</text:span></text:p>
      <text:list text:style-name="L143">
        <text:list-item>
          <text:p text:style-name="P265">Юнит-файл состоит из разделов:</text:p>
          <text:list>
            <text:list-item>
              <text:p text:style-name="P265">[Unit] — метаданные и связи с другими юнитами</text:p>
            </text:list-item>
            <text:list-item>
              <text:p text:style-name="P314"><text:soft-page-break/><text:span text:style-name="T24">[Service] — параметры для сервисов</text:span></text:p>
            </text:list-item>
            <text:list-item>
              <text:p text:style-name="P265">[Install] — опционально, для управления enable/disable</text:p>
            </text:list-item>
            <text:list-item>
              <text:p text:style-name="P266">Пример:</text:p>
              <text:list>
                <text:list-header>
                  <text:p text:style-name="P315"><text:span text:style-name="T24"/></text:p>
                  <text:p text:style-name="P266">[Unit]</text:p>
                  <text:p text:style-name="P266">Description=My Sample Service</text:p>
                  <text:p text:style-name="P266">After=network.target</text:p>
                  <text:p text:style-name="P315"><text:span text:style-name="T24"/></text:p>
                  <text:p text:style-name="P266">[Service]</text:p>
                  <text:p text:style-name="P266">ExecStart=/usr/bin/myapp</text:p>
                  <text:p text:style-name="P315"><text:span text:style-name="T24"/></text:p>
                  <text:p text:style-name="P266">[Install]</text:p>
                  <text:p text:style-name="P266">WantedBy=multi-user.target</text:p>
                </text:list-header>
              </text:list>
            </text:list-item>
          </text:list>
        </text:list-item>
      </text:list>
      <text:p text:style-name="P111"><text:span text:style-name="T24"/></text:p>
      <text:p text:style-name="P113"><text:span text:style-name="T46">5)</text:span><text:span text:style-name="T24"> Полезное для практики</text:span></text:p>
      <text:list text:style-name="L144">
        <text:list-item>
          <text:p text:style-name="P267">systemctl — основная команда для работы с systemd.</text:p>
        </text:list-item>
        <text:list-item>
          <text:p text:style-name="P267">Для автозапуска сервисов используется:</text:p>
          <text:list>
            <text:list-item>
              <text:p text:style-name="P267">sudo systemctl enable &lt;имя&gt;.service</text:p>
            </text:list-item>
            <text:list-item>
              <text:p text:style-name="P267">sudo systemctl disable &lt;имя&gt;.service</text:p>
            </text:list-item>
          </text:list>
        </text:list-item>
        <text:list-item>
          <text:p text:style-name="P267">Чтобы перезапустить сервис:</text:p>
          <text:list>
            <text:list-item>
              <text:p text:style-name="P267">sudo systemctl restart &lt;имя&gt;.service</text:p>
            </text:list-item>
          </text:list>
        </text:list-item>
        <text:list-item>
          <text:p text:style-name="P267">Для просмотра логов сервиса:</text:p>
          <text:list>
            <text:list-item>
              <text:p text:style-name="P267">journalctl -u &lt;имя&gt;.service</text:p>
            </text:list-item>
          </text:list>
        </text:list-item>
      </text:list>
      <text:p text:style-name="P111"><text:span text:style-name="T24"/></text:p>
      <text:p text:style-name="P113"><text:span text:style-name="T46">6) </text:span><text:span text:style-name="T24"><text:s/>Вывод</text:span></text:p>
      <text:list text:style-name="L145">
        <text:list-item>
          <text:p text:style-name="P268">systemd — современный стандарт управления загрузкой, сервисами, автоматизацией и зависимостями в Linux.</text:p>
        </text:list-item>
        <text:list-item>
          <text:p text:style-name="P268">Все управление — через универсальную утилиту systemctl.</text:p>
        </text:list-item>
        <text:list-item>
          <text:p text:style-name="P268">Каждый unit — отдельный объект (сервис, таймер, target и т.д.), который описан в отдельном файле.</text:p>
        </text:list-item>
      </text:list>
      <text:p text:style-name="P58"/>
      <text:p text:style-name="P58">🟢 <text:span text:style-name="T1">Логирование в CentOS и journalctl</text:span></text:p>
      <text:p text:style-name="P58"/>
      <text:p text:style-name="P59"><text:span text:style-name="T1">1</text:span><text:span text:style-name="T21">) </text:span>Что такое journalctl?</text:p>
      <text:list text:style-name="L146">
        <text:list-item>
          <text:p text:style-name="P269">В современных Linux (CentOS, Ubuntu) логи собирает сервис systemd-journald.</text:p>
        </text:list-item>
        <text:list-item>
          <text:p text:style-name="P269">systemd-journald централизует все логи в одном месте (ядро, systemd, syslog, stdout/stderr от сервисов, аудиты).</text:p>
        </text:list-item>
        <text:list-item>
          <text:p text:style-name="P269">Логи хранятся в структурированных индексированных бинарных файлах — “journal”.</text:p>
        </text:list-item>
        <text:list-item>
          <text:p text:style-name="P269">Всё управление, просмотр и фильтрация журналов — через утилиту journalctl.</text:p>
        </text:list-item>
      </text:list>
      <text:p text:style-name="P58"/>
      <text:p text:style-name="P59"><text:span text:style-name="T1"/></text:p>
      <text:p text:style-name="P59"><text:span text:style-name="T1"/></text:p>
      <text:p text:style-name="P59"><text:soft-page-break/><text:span text:style-name="T1">2</text:span><text:span text:style-name="T21">)</text:span> Зачем нужен journalctl?</text:p>
      <text:list text:style-name="L147">
        <text:list-item>
          <text:p text:style-name="P270">Позволяет быстро искать, фильтровать и диагностировать любые ошибки в системе.</text:p>
        </text:list-item>
        <text:list-item>
          <text:p text:style-name="P270">Не нужно искать по разным log-файлам в /var/log, всё собрано в одном месте.</text:p>
        </text:list-item>
        <text:list-item>
          <text:p text:style-name="P270">Можно отслеживать работу отдельных сервисов (nginx, docker, свой бот).</text:p>
        </text:list-item>
        <text:list-item>
          <text:p text:style-name="P270">Очень удобно для поиска “почему не стартует сервис”, “что сломалось”, “какие ошибки на сервере”.</text:p>
        </text:list-item>
      </text:list>
      <text:p text:style-name="P58"/>
      <text:p text:style-name="P59"><text:span text:style-name="T21">3)</text:span> Основные уровни логов (log levels)</text:p>
      <text:list text:style-name="L148">
        <text:list-item>
          <text:p text:style-name="P271">DEBUG — отладочные сообщения (обычно скрыты по умолчанию)</text:p>
        </text:list-item>
        <text:list-item>
          <text:p text:style-name="P271">INFO — просто информирование (факт события)</text:p>
        </text:list-item>
        <text:list-item>
          <text:p text:style-name="P271">NOTICE — важное, но штатное событие</text:p>
        </text:list-item>
        <text:list-item>
          <text:p text:style-name="P271">WARNING — предупреждение, но система работает</text:p>
        </text:list-item>
        <text:list-item>
          <text:p text:style-name="P271">ERR — ошибка (нужно обратить внимание)</text:p>
        </text:list-item>
        <text:list-item>
          <text:p text:style-name="P271">CRIT — критическая ситуация</text:p>
        </text:list-item>
        <text:list-item>
          <text:p text:style-name="P271">ALERT — срочно требуется вмешательство</text:p>
        </text:list-item>
        <text:list-item>
          <text:p text:style-name="P271">EMERG — система неработоспособна</text:p>
        </text:list-item>
      </text:list>
      <text:p text:style-name="P58"/>
      <text:p text:style-name="P59"><text:span text:style-name="T21">4)</text:span> Базовые команды journalctl</text:p>
      <text:list text:style-name="L149">
        <text:list-item>
          <text:p text:style-name="P272">Просмотр всех логов:</text:p>
          <text:list>
            <text:list-item>
              <text:p text:style-name="P272">journalctl</text:p>
            </text:list-item>
          </text:list>
        </text:list-item>
        <text:list-item>
          <text:p text:style-name="P272">Смотреть логи конкретного сервиса (systemd unit):</text:p>
          <text:list>
            <text:list-item>
              <text:p text:style-name="P272">journalctl -u nginx.service</text:p>
            </text:list-item>
            <text:list-item>
              <text:p text:style-name="P272">journalctl -u nginx.service -u mysql.service <text:s/># сразу по нескольким</text:p>
            </text:list-item>
          </text:list>
        </text:list-item>
        <text:list-item>
          <text:p text:style-name="P272">Смотреть только ошибки:</text:p>
          <text:list>
            <text:list-item>
              <text:p text:style-name="P272">journalctl -p err -b -x</text:p>
            </text:list-item>
            <text:list-item>
              <text:p text:style-name="P272">-p — уровень важности (err = error)</text:p>
            </text:list-item>
            <text:list-item>
              <text:p text:style-name="P272">-b — только с текущей перезагрузки (boot)</text:p>
            </text:list-item>
            <text:list-item>
              <text:p text:style-name="P272">-x — объяснения к ошибкам (help/context, если есть)</text:p>
            </text:list-item>
          </text:list>
        </text:list-item>
        <text:list-item>
          <text:p text:style-name="P272">Смотреть логи с определённым тегом:</text:p>
          <text:list>
            <text:list-item>
              <text:p text:style-name="P272">journalctl -t dockerd</text:p>
              <text:list>
                <text:list-item>
                  <text:p text:style-name="P272">Например, для поиска событий по тегу "dockerd" (или любому другому syslog-идентификатору).</text:p>
                </text:list-item>
              </text:list>
            </text:list-item>
          </text:list>
        </text:list-item>
        <text:list-item>
          <text:p text:style-name="P272">Смотреть логи за определённый период:</text:p>
          <text:list>
            <text:list-item>
              <text:p text:style-name="P272">journalctl --since "1 hour ago"</text:p>
            </text:list-item>
            <text:list-item>
              <text:p text:style-name="P272">journalctl --since "2 days ago"</text:p>
            </text:list-item>
            <text:list-item>
              <text:p text:style-name="P272">journalctl --since "2025-07-01 15:00:00" --until "2025-07-01 16:00:00"</text:p>
            </text:list-item>
          </text:list>
        </text:list-item>
      </text:list>
      <text:p text:style-name="P59"><text:span text:style-name="T21">5)</text:span> Практические приёмы и лайфхаки</text:p>
      <text:list text:style-name="L150">
        <text:list-item>
          <text:p text:style-name="P273">Часто используемые фильтры:</text:p>
        </text:list-item>
        <text:list-item>
          <text:p text:style-name="P273">-u &lt;service&gt; — только для нужного сервиса</text:p>
        </text:list-item>
        <text:list-item>
          <text:p text:style-name="P273">-p &lt;level&gt; — только нужный уровень (например, warning, err, crit)</text:p>
        </text:list-item>
        <text:list-item>
          <text:p text:style-name="P273">-f — “follow”, как tail -f, смотреть логи в реальном времени</text:p>
        </text:list-item>
        <text:list-item>
          <text:p text:style-name="P316"><text:soft-page-break/><text:span text:style-name="T24">Примеры:</text:span></text:p>
          <text:list>
            <text:list-item>
              <text:p text:style-name="P273">Смотреть ошибки nginx за сегодня:</text:p>
              <text:list>
                <text:list-item>
                  <text:p text:style-name="P273">journalctl -u nginx.service -p err --since today</text:p>
                </text:list-item>
              </text:list>
            </text:list-item>
            <text:list-item>
              <text:p text:style-name="P273">Следить за логами своего сервиса в реальном времени:</text:p>
              <text:list>
                <text:list-item>
                  <text:p text:style-name="P273">journalctl -u mybot.service -f</text:p>
                </text:list-item>
              </text:list>
            </text:list-item>
            <text:list-item>
              <text:p text:style-name="P273">Найти все логи systemd за прошлую неделю:</text:p>
              <text:list>
                <text:list-item>
                  <text:p text:style-name="P273">journalctl --since "7 days ago" -u systemd</text:p>
                </text:list-item>
              </text:list>
            </text:list-item>
          </text:list>
        </text:list-item>
      </text:list>
      <text:p text:style-name="P58"/>
      <text:p text:style-name="P59"><text:span text:style-name="T21">6)</text:span> <text:s/>Кратко</text:p>
      <text:list text:style-name="L151">
        <text:list-item>
          <text:p text:style-name="P274">Быстрая диагностика и поиск проблем — экономит время и нервы.</text:p>
        </text:list-item>
        <text:list-item>
          <text:p text:style-name="P274">Позволяет объяснить заказчику или начальнику “что и когда сломалось”, кто виноват, как исправить.</text:p>
        </text:list-item>
        <text:list-item>
          <text:p text:style-name="P274">Все современные Linux-сервера используют systemd/journalctl, это must-have навык.</text:p>
        </text:list-item>
        <text:list-item>
          <text:p text:style-name="P274">journalctl — твой главный инструмент для разбора любой ситуации с сервисами, от диагностики до аудита. Используй фильтры, разбирай уровни логов, всегда смотри журнал при ошибках systemd!</text:p>
        </text:list-item>
      </text:list>
      <text:p text:style-name="P58"/>
      <text:p text:style-name="P60">🟢 <text:span text:style-name="T1">Software Management (Linux Essentials)</text:span></text:p>
      <text:p text:style-name="P58"/>
      <text:p text:style-name="P60"><text:span text:style-name="T22">1) </text:span>Основные понятия</text:p>
      <text:list text:style-name="L152">
        <text:list-item>
          <text:p text:style-name="P275">Package (пакет) — это приложение или программа для Linux, собранная в специальный архив.</text:p>
        </text:list-item>
        <text:list-item>
          <text:p text:style-name="P275">Package Manager (менеджер пакетов) — программа, которая устанавливает, обновляет и удаляет пакеты.</text:p>
        </text:list-item>
        <text:list-item>
          <text:p text:style-name="P275">Repository (репозиторий) — централизованная база данных пакетов.</text:p>
        </text:list-item>
      </text:list>
      <text:p text:style-name="P114"><text:span text:style-name="T47">2) </text:span><text:span text:style-name="T24">YUM — стандартный пакетный менеджер для CentOS</text:span></text:p>
      <text:list text:style-name="L153">
        <text:list-item>
          <text:p text:style-name="P276">YUM (Yellowdog Updater Modified) — основной инструмент для управления пакетами в CentOS.</text:p>
        </text:list-item>
        <text:list-item>
          <text:p text:style-name="P276">Конфигурационные файлы YUM:</text:p>
          <text:list>
            <text:list-item>
              <text:p text:style-name="P276">/etc/yum.conf</text:p>
            </text:list-item>
            <text:list-item>
              <text:p text:style-name="P276">/etc/yum.repos.d/repo_name.repo</text:p>
            </text:list-item>
          </text:list>
        </text:list-item>
        <text:list-item>
          <text:p text:style-name="P276">Основные команды YUM</text:p>
          <text:list>
            <text:list-item>
              <text:p text:style-name="P276">Установить пакет:</text:p>
              <text:list>
                <text:list-item>
                  <text:p text:style-name="P276">yum install package_name</text:p>
                </text:list-item>
                <text:list-item>
                  <text:p text:style-name="P276">Устанавливает указанный пакет и все его зависимости.</text:p>
                </text:list-item>
              </text:list>
            </text:list-item>
            <text:list-item>
              <text:p text:style-name="P276">Удалить пакет:</text:p>
              <text:list>
                <text:list-item>
                  <text:p text:style-name="P276">yum remove package_name</text:p>
                </text:list-item>
                <text:list-item>
                  <text:p text:style-name="P276">Удаляет указанный пакет и его зависимости.</text:p>
                </text:list-item>
              </text:list>
            </text:list-item>
            <text:list-item>
              <text:p text:style-name="P276">Посмотреть обновления:</text:p>
              <text:list>
                <text:list-item>
                  <text:p text:style-name="P276">yum check-update</text:p>
                </text:list-item>
                <text:list-item>
                  <text:p text:style-name="P276">Показывает список пакетов, для которых есть обновления.</text:p>
                </text:list-item>
              </text:list>
            </text:list-item>
            <text:list-item>
              <text:p text:style-name="P276">Обновить пакет:</text:p>
              <text:list>
                <text:list-item>
                  <text:p text:style-name="P317"><text:soft-page-break/><text:span text:style-name="T24">yum update package_name</text:span></text:p>
                </text:list-item>
                <text:list-item>
                  <text:p text:style-name="P276">Обновляет указанный пакет и его зависимости.</text:p>
                </text:list-item>
              </text:list>
            </text:list-item>
            <text:list-item>
              <text:p text:style-name="P276">Список репозиториев:</text:p>
              <text:list>
                <text:list-item>
                  <text:p text:style-name="P276">yum repolist all</text:p>
                </text:list-item>
                <text:list-item>
                  <text:p text:style-name="P276">Показывает все доступные и отключённые репозитории.</text:p>
                </text:list-item>
              </text:list>
            </text:list-item>
            <text:list-item>
              <text:p text:style-name="P276">История действий:</text:p>
              <text:list>
                <text:list-item>
                  <text:p text:style-name="P276">yum history</text:p>
                </text:list-item>
                <text:list-item>
                  <text:p text:style-name="P276">Отображает историю всех действий yum (установка/удаление/обновление пакетов).</text:p>
                </text:list-item>
              </text:list>
            </text:list-item>
            <text:list-item>
              <text:p text:style-name="P277">Поиск пакета</text:p>
              <text:list>
                <text:list-item>
                  <text:p text:style-name="P277">yum search &lt;package_name&gt;</text:p>
                </text:list-item>
                <text:list-item>
                  <text:p text:style-name="P277">Ищет пакеты по ключевому слову или имени.</text:p>
                </text:list-item>
              </text:list>
            </text:list-item>
            <text:list-item>
              <text:p text:style-name="P277">Информация о пакете</text:p>
              <text:list>
                <text:list-item>
                  <text:p text:style-name="P277">yum info &lt;package_name&gt;</text:p>
                </text:list-item>
                <text:list-item>
                  <text:p text:style-name="P277">Показывает подробную информацию о пакете: версию, описание, из какого репозитория.</text:p>
                </text:list-item>
              </text:list>
            </text:list-item>
          </text:list>
        </text:list-item>
        <text:list-item>
          <text:p text:style-name="P276">Другие полезные команды</text:p>
          <text:list>
            <text:list-item>
              <text:p text:style-name="P276">Обновить всю систему:</text:p>
              <text:list>
                <text:list-item>
                  <text:p text:style-name="P276">yum update</text:p>
                </text:list-item>
              </text:list>
            </text:list-item>
            <text:list-item>
              <text:p text:style-name="P276">Список всех групп пакетов:</text:p>
              <text:list>
                <text:list-item>
                  <text:p text:style-name="P276">yum grouplist</text:p>
                </text:list-item>
              </text:list>
            </text:list-item>
            <text:list-item>
              <text:p text:style-name="P276">Работа с группами:</text:p>
              <text:list>
                <text:list-item>
                  <text:p text:style-name="P276">yum groupinstall 'имя_группы'</text:p>
                </text:list-item>
                <text:list-item>
                  <text:p text:style-name="P276">yum groupupdate 'имя_группы'</text:p>
                </text:list-item>
                <text:list-item>
                  <text:p text:style-name="P276">yum groupremove 'имя_группы'</text:p>
                </text:list-item>
              </text:list>
            </text:list-item>
            <text:list-item>
              <text:p text:style-name="P276">Очистить кэш репозиториев:</text:p>
              <text:list>
                <text:list-item>
                  <text:p text:style-name="P276">yum clean all</text:p>
                </text:list-item>
              </text:list>
            </text:list-item>
          </text:list>
        </text:list-item>
      </text:list>
      <text:p text:style-name="P58"/>
      <text:p text:style-name="P60"><text:span text:style-name="T22">3) </text:span>Выводы</text:p>
      <text:list text:style-name="L154">
        <text:list-item>
          <text:p text:style-name="P278">Для управления софтом в CentOS всегда используется yum.</text:p>
        </text:list-item>
        <text:list-item>
          <text:p text:style-name="P278">Все действия с пакетами (установка, удаление, обновление) — только через yum.</text:p>
        </text:list-item>
        <text:list-item>
          <text:p text:style-name="P278">Любые проблемы с зависимостями решаются тоже через yum.</text:p>
        </text:list-item>
        <text:list-item>
          <text:p text:style-name="P278">Репозитории — основа для скачивания пакетов, без них установка невозможна.</text:p>
        </text:list-item>
      </text:list>
      <text:p text:style-name="P60"/>
      <text:p text:style-name="P60">🟢<text:span text:style-name="T1">Network Configuration </text:span></text:p>
      <text:p text:style-name="P60"/>
      <text:p text:style-name="P280"><text:span text:style-name="T23">1)</text:span> Network-related files (Основные файлы настройки сети<text:span text:style-name="T56">)</text:span></text:p>
      <text:list text:style-name="L155">
        <text:list-item>
          <text:p text:style-name="P318"><text:span text:style-name="T24">/etc/hosts</text:span></text:p>
          <text:list>
            <text:list-item>
              <text:p text:style-name="P318"><text:span text:style-name="T24">Локальное сопоставление IP-адресов и доменных имён.</text:span></text:p>
            </text:list-item>
            <text:list-item>
              <text:p text:style-name="P318"><text:span text:style-name="T24">Используется, если DNS недоступен или для тестирования.</text:span></text:p>
            </text:list-item>
            <text:list-item>
              <text:p text:style-name="P318"><text:span text:style-name="T24">Формат:</text:span></text:p>
              <text:list>
                <text:list-item>
                  <text:p text:style-name="P318"><text:span text:style-name="T24">127.0.0.1 <text:s text:c="2"/>localhost localhost.localdomain</text:span></text:p>
                </text:list-item>
                <text:list-item>
                  <text:p text:style-name="P318"><text:span text:style-name="T24">192.168.1.5 myhost.example.com myhost</text:span></text:p>
                </text:list-item>
              </text:list>
            </text:list-item>
          </text:list>
        </text:list-item>
        <text:list-item>
          <text:p text:style-name="P318"><text:soft-page-break/><text:span text:style-name="T24">/etc/resolv.conf</text:span></text:p>
          <text:list>
            <text:list-item>
              <text:p text:style-name="P318"><text:span text:style-name="T24">Содержит параметры DNS для системы.</text:span></text:p>
            </text:list-item>
            <text:list-item>
              <text:p text:style-name="P318"><text:span text:style-name="T24">Формат:</text:span></text:p>
              <text:list>
                <text:list-item>
                  <text:p text:style-name="P318"><text:span text:style-name="T24">nameserver 8.8.8.8</text:span></text:p>
                </text:list-item>
                <text:list-item>
                  <text:p text:style-name="P318"><text:span text:style-name="T24">nameserver 1.1.1.1</text:span></text:p>
                </text:list-item>
                <text:list-item>
                  <text:p text:style-name="P318"><text:span text:style-name="T24">search mycompany.local</text:span></text:p>
                </text:list-item>
              </text:list>
            </text:list-item>
          </text:list>
        </text:list-item>
        <text:list-item>
          <text:p text:style-name="P318"><text:span text:style-name="T24">/etc/sysconfig/network</text:span></text:p>
          <text:list>
            <text:list-item>
              <text:p text:style-name="P318"><text:span text:style-name="T24">Глобальные сетевые настройки.</text:span></text:p>
            </text:list-item>
            <text:list-item>
              <text:p text:style-name="P318"><text:span text:style-name="T24">Ключевые параметры:</text:span></text:p>
              <text:list>
                <text:list-item>
                  <text:p text:style-name="P318"><text:span text:style-name="T24">NETWORKING=yes|no — включить/выключить сеть.</text:span></text:p>
                </text:list-item>
                <text:list-item>
                  <text:p text:style-name="P318"><text:span text:style-name="T24">HOSTNAME=&lt;FQDN&gt; — полное доменное имя.</text:span></text:p>
                </text:list-item>
                <text:list-item>
                  <text:p text:style-name="P318"><text:span text:style-name="T24">GATEWAY=&lt;IP&gt; — шлюз по умолчанию.</text:span></text:p>
                </text:list-item>
              </text:list>
            </text:list-item>
          </text:list>
        </text:list-item>
      </text:list>
      <text:p text:style-name="P60"/>
      <text:p text:style-name="P280"><text:span text:style-name="T23">2) </text:span>Interface configuration scripts (ifcfg)</text:p>
      <text:list text:style-name="L156">
        <text:list-item>
          <text:p text:style-name="P319"><text:span text:style-name="T24">Настройки для каждого интерфейса (например, eth0, enp1s0, ens33) хранятся в файлах:</text:span></text:p>
          <text:list>
            <text:list-item>
              <text:p text:style-name="P319"><text:span text:style-name="T24">/etc/sysconfig/network-scripts/ifcfg-&lt;interface&gt;</text:span></text:p>
            </text:list-item>
          </text:list>
        </text:list-item>
        <text:list-item>
          <text:p text:style-name="P319"><text:span text:style-name="T24">Типичный пример файла ifcfg-eth0:</text:span></text:p>
          <text:list>
            <text:list-header>
              <text:p text:style-name="P319"><text:span text:style-name="T24"/></text:p>
              <text:p text:style-name="P319"><text:span text:style-name="T24">DEVICE="eth0"</text:span></text:p>
              <text:p text:style-name="P319"><text:span text:style-name="T24">BOOTPROTO="none" <text:s text:c="8"/># none или dhcp</text:span></text:p>
              <text:p text:style-name="P319"><text:span text:style-name="T24">HWADDR="08:00:27:5D:A8:B1"</text:span></text:p>
              <text:p text:style-name="P319"><text:span text:style-name="T24">IPADDR="192.168.122.110"</text:span></text:p>
              <text:p text:style-name="P319"><text:span text:style-name="T24">NETMASK="255.255.255.0"</text:span></text:p>
              <text:p text:style-name="P319"><text:span text:style-name="T24">NETWORK="192.168.122.0"</text:span></text:p>
              <text:p text:style-name="P319"><text:span text:style-name="T24">BROADCAST="192.168.122.255"</text:span></text:p>
              <text:p text:style-name="P319"><text:span text:style-name="T24">ONBOOT="yes"</text:span></text:p>
              <text:p text:style-name="P319"><text:span text:style-name="T24">USERCTL="no"</text:span></text:p>
              <text:p text:style-name="P319"><text:span text:style-name="T24">PEERDNS="yes"</text:span></text:p>
              <text:p text:style-name="P319"><text:span text:style-name="T24">GATEWAY="192.168.122.1"</text:span></text:p>
            </text:list-header>
          </text:list>
        </text:list-item>
      </text:list>
      <text:p text:style-name="P60"/>
      <text:p text:style-name="P280"><text:span text:style-name="T23">3)</text:span> Важные поля ifcfg-&lt;interface&gt;</text:p>
      <text:list text:style-name="L157">
        <text:list-item>
          <text:p text:style-name="P320"><text:span text:style-name="T24">DEVICE — имя интерфейса (например, eth0)</text:span></text:p>
        </text:list-item>
        <text:list-item>
          <text:p text:style-name="P320"><text:span text:style-name="T24">BOOTPROTO — способ получения IP (none — статический, dhcp — автоматический)</text:span></text:p>
        </text:list-item>
        <text:list-item>
          <text:p text:style-name="P320"><text:span text:style-name="T24">HWADDR — MAC-адрес (опционально)</text:span></text:p>
        </text:list-item>
        <text:list-item>
          <text:p text:style-name="P320"><text:span text:style-name="T24">IPADDR — статический IP-адрес</text:span></text:p>
        </text:list-item>
        <text:list-item>
          <text:p text:style-name="P320"><text:span text:style-name="T24">NETMASK — маска подсети</text:span></text:p>
        </text:list-item>
        <text:list-item>
          <text:p text:style-name="P320"><text:span text:style-name="T24">NETWORK — сеть (обычно вычисляется автоматически)</text:span></text:p>
        </text:list-item>
        <text:list-item>
          <text:p text:style-name="P320"><text:span text:style-name="T24">BROADCAST — широковещательный адрес</text:span></text:p>
        </text:list-item>
        <text:list-item>
          <text:p text:style-name="P320"><text:span text:style-name="T24">ONBOOT — активировать интерфейс при запуске (yes/no)</text:span></text:p>
        </text:list-item>
        <text:list-item>
          <text:p text:style-name="P320"><text:span text:style-name="T24">USERCTL — можно ли пользователю управлять (обычно no)</text:span></text:p>
        </text:list-item>
        <text:list-item>
          <text:p text:style-name="P320"><text:span text:style-name="T24">PEERDNS — обновлять ли /etc/resolv.conf (обычно yes)</text:span></text:p>
        </text:list-item>
        <text:list-item>
          <text:p text:style-name="P320"><text:span text:style-name="T24">GATEWAY — шлюз по умолчанию для этого интерфейса</text:span></text:p>
        </text:list-item>
      </text:list>
      <text:p text:style-name="P60"/>
      <text:p text:style-name="P280"><text:soft-page-break/><text:span text:style-name="T23">4)</text:span> Конфигурация интерфейса в CentOS 8/9 (NetworkManager)</text:p>
      <text:list text:style-name="L158">
        <text:list-item>
          <text:p text:style-name="P321"><text:span text:style-name="T24">В новых системах предпочтительнее использовать nmcli или nmtui для работы с сетями.</text:span></text:p>
        </text:list-item>
        <text:list-item>
          <text:p text:style-name="P321"><text:span text:style-name="T24">Для ручной работы по-прежнему доступны конфиги ifcfg.</text:span></text:p>
        </text:list-item>
      </text:list>
      <text:p text:style-name="P60"/>
      <text:p text:style-name="P280"><text:span text:style-name="T23">5)</text:span> Просмотр и управление интерфейсами</text:p>
      <text:list text:style-name="L159">
        <text:list-item>
          <text:p text:style-name="P322"><text:span text:style-name="T24">ip a — показать все интерфейсы и их IP-адреса.</text:span></text:p>
        </text:list-item>
        <text:list-item>
          <text:p text:style-name="P322"><text:span text:style-name="T24">ip a show eth0 — подробная инфа по eth0.</text:span></text:p>
        </text:list-item>
        <text:list-item>
          <text:p text:style-name="P322"><text:span text:style-name="T24">ip link set eth0 down — выключить интерфейс.</text:span></text:p>
        </text:list-item>
        <text:list-item>
          <text:p text:style-name="P322"><text:span text:style-name="T24">ip link set eth0 up — включить интерфейс.</text:span></text:p>
        </text:list-item>
        <text:list-item>
          <text:p text:style-name="P322"><text:span text:style-name="T24">nmcli device status — статус интерфейсов через NetworkManager.</text:span></text:p>
        </text:list-item>
        <text:list-item>
          <text:p text:style-name="P322"><text:span text:style-name="T24">ifconfig — устаревшая, но ещё используемая команда для просмотра интерфейсов.</text:span></text:p>
        </text:list-item>
      </text:list>
      <text:p text:style-name="P60"/>
      <text:p text:style-name="P280"><text:span text:style-name="T23">6)</text:span> Добавление и удаление IP-адреса вручную</text:p>
      <text:list text:style-name="L160">
        <text:list-item>
          <text:p text:style-name="P323"><text:span text:style-name="T24">Добавить IP к интерфейсу:</text:span></text:p>
          <text:list>
            <text:list-item>
              <text:p text:style-name="P323"><text:span text:style-name="T24">ip a add 192.168.1.123/24 dev eth0</text:span></text:p>
            </text:list-item>
          </text:list>
        </text:list-item>
        <text:list-item>
          <text:p text:style-name="P323"><text:span text:style-name="T24">Удалить IP:</text:span></text:p>
          <text:list>
            <text:list-item>
              <text:p text:style-name="P323"><text:span text:style-name="T24">ip a del 192.168.1.123/24 dev eth0</text:span></text:p>
            </text:list-item>
          </text:list>
        </text:list-item>
      </text:list>
      <text:p text:style-name="P60"/>
      <text:p text:style-name="P280"><text:span text:style-name="T23">7)</text:span> Настройка маршрутизации</text:p>
      <text:list text:style-name="L161">
        <text:list-item>
          <text:p text:style-name="P324"><text:span text:style-name="T24">ip route show — показать текущую таблицу маршрутизации.</text:span></text:p>
        </text:list-item>
        <text:list-item>
          <text:p text:style-name="P324"><text:span text:style-name="T24">Добавить маршрут:</text:span></text:p>
          <text:list>
            <text:list-item>
              <text:p text:style-name="P324"><text:span text:style-name="T24">ip route add 192.168.2.0/24 via 192.168.1.1 dev eth0</text:span></text:p>
            </text:list-item>
          </text:list>
        </text:list-item>
        <text:list-item>
          <text:p text:style-name="P324"><text:span text:style-name="T24">Удалить маршрут:</text:span></text:p>
          <text:list>
            <text:list-item>
              <text:p text:style-name="P324"><text:span text:style-name="T24">ip route del 192.168.2.0/24</text:span></text:p>
            </text:list-item>
          </text:list>
        </text:list-item>
        <text:list-item>
          <text:p text:style-name="P324"><text:span text:style-name="T24">Старый способ:</text:span></text:p>
          <text:list>
            <text:list-item>
              <text:p text:style-name="P324"><text:span text:style-name="T24">route add -net 192.168.2.0 netmask 255.255.255.0 gw 192.168.1.1 dev eth0</text:span></text:p>
            </text:list-item>
          </text:list>
        </text:list-item>
      </text:list>
      <text:p text:style-name="P60"/>
      <text:p text:style-name="P280"><text:span text:style-name="T23">8)</text:span> Перезапуск сети</text:p>
      <text:list text:style-name="L162">
        <text:list-item>
          <text:p text:style-name="P325"><text:span text:style-name="T24">systemctl restart network — перезапуск сетевого сервиса.</text:span></text:p>
        </text:list-item>
        <text:list-item>
          <text:p text:style-name="P325"><text:span text:style-name="T24">nmcli networking off/on — включение/выключение сетей через NM.</text:span></text:p>
        </text:list-item>
      </text:list>
      <text:p text:style-name="P60"/>
      <text:p text:style-name="P280"><text:span text:style-name="T23">9)</text:span> Изменение hostname (имени хоста)</text:p>
      <text:list text:style-name="L163">
        <text:list-item>
          <text:p text:style-name="P326"><text:span text:style-name="T24">В CentOS 7/8/9:</text:span></text:p>
          <text:list>
            <text:list-item>
              <text:p text:style-name="P326"><text:span text:style-name="T24">hostnamectl set-hostname myserver.example.com</text:span></text:p>
            </text:list-item>
            <text:list-item>
              <text:p text:style-name="P326"><text:span text:style-name="T24">Проверка:</text:span></text:p>
              <text:list>
                <text:list-item>
                  <text:p text:style-name="P326"><text:span text:style-name="T24">hostnamectl</text:span></text:p>
                </text:list-item>
              </text:list>
            </text:list-item>
          </text:list>
        </text:list-item>
      </text:list>
      <text:p text:style-name="P60"/>
      <text:p text:style-name="P280"><text:span text:style-name="T1">10</text:span><text:span text:style-name="T23">)</text:span> Практические рекомендации</text:p>
      <text:list text:style-name="L164">
        <text:list-item>
          <text:p text:style-name="P327"><text:span text:style-name="T24">Любые изменения в ifcfg-файлах требуют перезапуска сети!</text:span></text:p>
        </text:list-item>
        <text:list-item>
          <text:p text:style-name="P327"><text:span text:style-name="T24">Резервируй старые версии файлов перед изменениями.</text:span></text:p>
        </text:list-item>
        <text:list-item>
          <text:p text:style-name="P327"><text:span text:style-name="T24">Проверяй DNS через /etc/resolv.conf и команду dig или nslookup.</text:span></text:p>
        </text:list-item>
        <text:list-item>
          <text:p text:style-name="P327"><text:soft-page-break/><text:span text:style-name="T24">При работе с VPS и облаками часто встречаются динамические интерфейсы и dhcp.</text:span></text:p>
        </text:list-item>
      </text:list>
      <text:p text:style-name="P60"/>
      <text:p text:style-name="P280"><text:span text:style-name="T23">11) </text:span>Базовые команды</text:p>
      <text:list text:style-name="L165">
        <text:list-item>
          <text:p text:style-name="P328"><text:span text:style-name="T24">Просмотр:</text:span></text:p>
          <text:list>
            <text:list-item>
              <text:p text:style-name="P328"><text:span text:style-name="T24">ip a</text:span></text:p>
            </text:list-item>
            <text:list-item>
              <text:p text:style-name="P328"><text:span text:style-name="T24">ip route show</text:span></text:p>
            </text:list-item>
            <text:list-item>
              <text:p text:style-name="P328"><text:span text:style-name="T24">nmcli device status</text:span></text:p>
            </text:list-item>
          </text:list>
        </text:list-item>
        <text:list-item>
          <text:p text:style-name="P328"><text:span text:style-name="T24">Управление:</text:span></text:p>
          <text:list>
            <text:list-item>
              <text:p text:style-name="P328"><text:span text:style-name="T24">ip link set ... up/down</text:span></text:p>
            </text:list-item>
            <text:list-item>
              <text:p text:style-name="P328"><text:span text:style-name="T24">ip a add …</text:span></text:p>
            </text:list-item>
            <text:list-item>
              <text:p text:style-name="P328"><text:span text:style-name="T24">hostnamectl set-hostname …</text:span></text:p>
            </text:list-item>
          </text:list>
        </text:list-item>
        <text:list-item>
          <text:p text:style-name="P328"><text:span text:style-name="T24">Настройки:</text:span></text:p>
          <text:list>
            <text:list-item>
              <text:p text:style-name="P328"><text:span text:style-name="T24">редактировать файлы в /etc/sysconfig/network-scripts/</text:span></text:p>
            </text:list-item>
          </text:list>
        </text:list-item>
        <text:list-item>
          <text:p text:style-name="P328"><text:span text:style-name="T24">Перезапуск сети:</text:span></text:p>
          <text:list>
            <text:list-item>
              <text:p text:style-name="P328"><text:span text:style-name="T24">systemctl restart network или nmcli networking off/on</text:span></text:p>
            </text:list-item>
          </text:list>
        </text:list-item>
      </text:list>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31T02:16:43.101499063</dc:date>
    <meta:editing-duration>P5DT2H1M4S</meta:editing-duration>
    <meta:editing-cycles>28</meta:editing-cycles>
    <meta:generator>LibreOffice/24.2.7.2$Linux_X86_64 LibreOffice_project/420$Build-2</meta:generator>
    <meta:document-statistic meta:table-count="33" meta:image-count="0" meta:object-count="0" meta:page-count="62" meta:paragraph-count="2102" meta:word-count="13398" meta:character-count="101553" meta:non-whitespace-character-count="90543"/>
  </office:meta>
</office:document-meta>
</file>